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382in"/>
    </style:style>
    <style:style style:name="Table1.B" style:family="table-column">
      <style:table-column-properties style:column-width="5.0868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Text_20_body">
      <style:paragraph-properties fo:margin-left="0.0311in" fo:margin-right="0in" fo:text-align="justify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.0311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454b57" style:font-name="Arial" fo:font-size="9pt" fo:letter-spacing="normal" fo:font-style="normal" fo:font-weight="normal"/>
    </style:style>
    <style:style style:name="P3" style:family="paragraph" style:parent-style-name="Text_20_body">
      <style:paragraph-properties fo:margin-left="0.0311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4" style:family="paragraph" style:parent-style-name="Text_20_body">
      <style:paragraph-properties fo:margin-left="0.448in" fo:margin-right="0in" fo:text-align="justify" style:justify-single-word="false" fo:orphans="2" fo:widows="2" fo:text-indent="0in" style:auto-text-indent="false"/>
      <style:text-properties fo:font-variant="normal" fo:text-transform="none" fo:color="#454b57" style:font-name="Arial" fo:font-size="9pt" fo:letter-spacing="normal" fo:font-style="normal" fo:font-weight="normal" fo:background-color="#ddffdd" loext:padding="0in" loext:border="none"/>
    </style:style>
    <style:style style:name="P5" style:family="paragraph" style:parent-style-name="Text_20_body">
      <style:paragraph-properties fo:margin-left="0.448in" fo:margin-right="0in" fo:text-align="justify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.448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454b57" style:font-name="Arial" fo:font-size="9pt" fo:letter-spacing="normal" fo:font-style="normal" fo:font-weight="normal"/>
    </style:style>
    <style:style style:name="P7" style:family="paragraph" style:parent-style-name="Text_20_body">
      <style:paragraph-properties fo:margin-left="0.448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8" style:family="paragraph" style:parent-style-name="Text_20_body">
      <style:paragraph-properties fo:margin-left="0.2398in" fo:margin-right="0in" fo:text-align="justify" style:justify-single-word="false" fo:orphans="2" fo:widows="2" fo:text-indent="0in" style:auto-text-indent="false"/>
      <style:text-properties fo:font-variant="normal" fo:text-transform="none" fo:color="#454b57" style:font-name="Arial" fo:font-size="9pt" fo:letter-spacing="normal" fo:font-style="normal" fo:font-weight="normal" fo:background-color="#ffdddd" loext:padding="0in" loext:border="none"/>
    </style:style>
    <style:style style:name="P9" style:family="paragraph" style:parent-style-name="Standard">
      <style:text-properties officeooo:rsid="001af4e8" officeooo:paragraph-rsid="001af4e8"/>
    </style:style>
    <style:style style:name="P10" style:family="paragraph" style:parent-style-name="Standard">
      <style:text-properties officeooo:rsid="001bbc5a" officeooo:paragraph-rsid="001bbc5a"/>
    </style:style>
    <style:style style:name="P11" style:family="paragraph" style:parent-style-name="Standard">
      <style:paragraph-properties fo:break-before="page"/>
      <style:text-properties officeooo:rsid="001bbc5a" officeooo:paragraph-rsid="001bbc5a"/>
    </style:style>
    <style:style style:name="P12" style:family="paragraph" style:parent-style-name="Heading_20_3">
      <loext:graphic-properties draw:fill="solid" draw:fill-color="#ffffff" draw:opacity="100%"/>
      <style:paragraph-properties fo:margin-left="0.4165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454b57" style:text-line-through-style="none" style:text-line-through-type="none" style:font-name="Arial" fo:font-size="12pt" fo:letter-spacing="normal" fo:font-style="normal" style:text-underline-style="none" fo:font-weight="bold" style:text-blinking="false"/>
    </style:style>
    <style:style style:name="P13" style:family="paragraph" style:parent-style-name="Heading_20_1">
      <style:text-properties fo:font-variant="normal" fo:text-transform="none" fo:color="#454b57" style:text-line-through-style="none" style:text-line-through-type="none" style:font-name="Arial" fo:font-size="14.25pt" fo:letter-spacing="normal" fo:font-style="normal" style:text-underline-style="none" fo:font-weight="bold" officeooo:rsid="001af4e8" officeooo:paragraph-rsid="001af4e8" style:text-blinking="false"/>
    </style:style>
    <style:style style:name="P14" style:family="paragraph" style:parent-style-name="Preformatted_20_Text">
      <style:paragraph-properties fo:margin-left="0.448in" fo:margin-right="0in" fo:margin-top="0in" fo:margin-bottom="0in" loext:contextual-spacing="false" fo:text-align="start" style:justify-single-word="false" fo:orphans="2" fo:widows="2" fo:text-indent="0in" style:auto-text-indent="false" fo:padding="0.0193in" fo:border="0.06pt dashed #8cacbb"/>
      <style:text-properties fo:font-variant="normal" fo:text-transform="none" fo:color="#454b57" style:font-name="Arial" fo:font-size="10.5pt" fo:letter-spacing="normal" fo:font-style="normal" fo:font-weight="normal"/>
    </style:style>
    <style:style style:name="P15" style:family="paragraph" style:parent-style-name="Preformatted_20_Text">
      <style:paragraph-properties fo:margin-left="0.448in" fo:margin-right="0in" fo:margin-top="0in" fo:margin-bottom="0in" loext:contextual-spacing="false" fo:text-align="start" style:justify-single-word="false" fo:orphans="2" fo:widows="2" fo:text-indent="0in" style:auto-text-indent="false" fo:padding="0.0193in" fo:border="0.06pt dashed #8cacbb"/>
    </style:style>
    <style:style style:name="P16" style:family="paragraph" style:parent-style-name="Heading_20_2">
      <loext:graphic-properties draw:fill="solid" draw:fill-color="#ffffff" draw:opacity="100%"/>
      <style:paragraph-properties fo:margin-left="0.2083in" fo:margin-right="0in" fo:margin-top="0in" fo:margin-bottom="0in" loext:contextual-spacing="false" fo:text-align="start" style:justify-single-word="false" fo:orphans="2" fo:widows="2" fo:text-indent="0in" style:auto-text-indent="false" fo:background-color="#ffffff" fo:padding-left="0in" fo:padding-right="0in" fo:padding-top="0in" fo:padding-bottom="0.0193in" fo:border-left="none" fo:border-right="none" fo:border-top="none" fo:border-bottom="0.06pt solid #8cacbb"/>
      <style:text-properties fo:font-variant="normal" fo:text-transform="none" fo:color="#454b57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  <style:style style:name="P17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18" style:family="paragraph" style:parent-style-name="Table_20_Contents">
      <style:paragraph-properties style:line-height-at-least="0.2083in"/>
      <style:text-properties fo:color="#24292e" style:font-name="SFMono-Regular" fo:font-size="9pt" fo:background-color="#ffff00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variant="normal" fo:text-transform="none" fo:color="#454b57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454b57" style:font-name="Arial" fo:font-size="9pt" fo:letter-spacing="normal" fo:font-style="normal" fo:font-weight="normal" loext:padding-left="0in" loext:padding-right="0in" loext:padding-top="0in" loext:padding-bottom="0.0193in" loext:border-left="none" loext:border-right="none" loext:border-top="none" loext:border-bottom="0.06pt dotted #454b57"/>
    </style:style>
    <style:style style:name="T3" style:family="text">
      <style:text-properties fo:font-variant="normal" fo:text-transform="none" fo:color="#454b57" style:font-name="Arial" fo:font-size="9pt" fo:letter-spacing="normal" fo:font-style="normal" fo:font-weight="normal" fo:background-color="#ffdddd" loext:char-shading-value="0" loext:padding="0in" loext:border="none"/>
    </style:style>
    <style:style style:name="T4" style:family="text">
      <style:text-properties fo:font-variant="normal" fo:text-transform="none" fo:color="#454b57" style:font-name="Arial" fo:font-size="9pt" fo:letter-spacing="normal" fo:font-style="normal" fo:font-weight="normal" fo:background-color="#ffdddd" loext:char-shading-value="0" loext:padding-left="0in" loext:padding-right="0in" loext:padding-top="0in" loext:padding-bottom="0.0193in" loext:border-left="none" loext:border-right="none" loext:border-top="none" loext:border-bottom="0.06pt dotted #454b57"/>
    </style:style>
    <style:style style:name="T5" style:family="text">
      <style:text-properties fo:font-variant="normal" fo:text-transform="none" fo:color="#454b57" style:font-name="Arial" fo:font-size="9pt" fo:letter-spacing="normal" fo:font-style="normal" fo:font-weight="normal" fo:background-color="#eeeeff" loext:char-shading-value="0" loext:padding="0in" loext:border="none"/>
    </style:style>
    <style:style style:name="T6" style:family="text">
      <style:text-properties fo:font-variant="normal" fo:text-transform="none" fo:color="#454b57" style:font-name="Arial" fo:font-size="10.5pt" fo:letter-spacing="normal" fo:font-style="normal" fo:font-weight="normal"/>
    </style:style>
    <style:style style:name="T7" style:family="text">
      <style:text-properties fo:font-variant="normal" fo:text-transform="none" fo:color="#237ab4" style:text-line-through-style="none" style:text-line-through-type="none" style:font-name="Arial" fo:font-size="9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237ab4" style:text-line-through-style="none" style:text-line-through-type="none" style:font-name="Arial" fo:font-size="9pt" fo:letter-spacing="normal" fo:font-style="normal" style:text-underline-style="none" fo:font-weight="normal" style:text-blinking="false" fo:background-color="#ffdddd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blackfin.uclinux.org/doku.php?id=bootloaders:u-boot:upgrading" text:style-name="Internet_20_link" text:visited-style-name="Visited_20_Internet_20_Link">https://blackfin.uclinux.org/doku.php?id=bootloaders:u-boot:upgrading</text:a> </text:p>
      <text:p text:style-name="P9"/>
      <text:h text:style-name="P13" text:outline-level="1"><text:bookmark text:name="upgrading_u-boot"/>Upgrading U-Boot</text:h>
      <text:p text:style-name="P3"><text:span text:style-name="T1">As described in the </text:span><text:a xlink:type="simple" xlink:href="https://blackfin.uclinux.org/doku.php?id=bootloaders:u-boot:compiling#binaries" text:style-name="Internet_20_link" text:visited-style-name="Visited_20_Internet_20_Link"><text:span text:style-name="T7">Compiling U-Boot</text:span></text:a><text:span text:style-name="T1"> section, when U-Boot is built, it generates some bootable images. Make sure you've selected the proper binary file for your target board and boot mode. U-Boot has the flexibility of upgrading itself on the fly by re-flashing the board without having to resort to a </text:span><text:span text:style-name="acronym"><text:span text:style-name="T2">JTAG</text:span></text:span><text:span text:style-name="T1"> cable.</text:span></text:p>
      <text:p text:style-name="P2">Once you have the right binary file, it must be transferred to the target by either Ethernet, or Serial. You can upgrade U-Boot either while the kernel is running, or while U-Boot is running. We'll show examples of all of these methods.</text:p>
      <text:p text:style-name="P3"><text:span text:style-name="T1">The examples here are for a </text:span><text:a xlink:type="simple" xlink:href="https://blackfin.uclinux.org/doku.php?id=hw:boards:bf533-stamp" text:style-name="Internet_20_link" text:visited-style-name="Visited_20_Internet_20_Link"><text:span text:style-name="T7">BF533-STAMP</text:span></text:a><text:span text:style-name="T1"> running in Bypass mode, but it should be trivial for you to adapt to your specific board/boot mode.</text:span></text:p>
      <text:p text:style-name="P1"><text:span text:style-name="T3">If a mistake or failure occurs during this procedure the development board will have to be recovered, perhaps using a </text:span><text:span text:style-name="acronym"><text:span text:style-name="T4">JTAG</text:span></text:span><text:span text:style-name="T3">interface. For more information see </text:span><text:a xlink:type="simple" xlink:href="https://blackfin.uclinux.org/doku.php?id=bootloaders:u-boot:loading" text:style-name="Internet_20_link" text:visited-style-name="Visited_20_Internet_20_Link"><text:span text:style-name="T8">Loading U-Boot</text:span></text:a><text:span text:style-name="T3">.</text:span></text:p>
      <text:h text:style-name="P16" text:outline-level="2"><text:bookmark text:name="from_u-boot"/>From U-Boot</text:h>
      <text:h text:style-name="P12" text:outline-level="3"><text:bookmark text:name="via_ethernet"/>via Ethernet</text:h>
      <text:p text:style-name="P7"><text:span text:style-name="T1">Before U-Boot can be upgraded, a </text:span><text:span text:style-name="acronym"><text:span text:style-name="T2">TFTP</text:span></text:span><text:span text:style-name="T1"> server must be set up on the host computer and the </text:span><text:span text:style-name="acronym"><text:span text:style-name="T2">TFTP</text:span></text:span><text:span text:style-name="T1"> directory must contain the U-Boot image file. Also, U-Boot's environment variables must be setup to communicate with the </text:span><text:span text:style-name="acronym"><text:span text:style-name="T2">TFTP</text:span></text:span><text:span text:style-name="T1"> server (see </text:span><text:a xlink:type="simple" xlink:href="https://blackfin.uclinux.org/doku.php?id=setting_up_a_tftp_server" text:style-name="Internet_20_link" text:visited-style-name="Visited_20_Internet_20_Link"><text:span text:style-name="T7">Setting up a TFTP Server</text:span></text:a><text:span text:style-name="T1">).</text:span></text:p>
      <text:p text:style-name="P6">When you load the file to your board, it'll go something like this:</text:p>
      <text:p text:style-name="P14">bfin&gt; tftp 0x1000000 u-boot.bin</text:p>
      <text:p text:style-name="P14">Filename 'u-boot.bin'.</text:p>
      <text:p text:style-name="P14">Load Address: <text:s/>0x1000000</text:p>
      <text:p text:style-name="P14">Loading: <text:s/>##########################</text:p>
      <text:p text:style-name="P14">done</text:p>
      <text:p text:style-name="P14">Bytes Transfered = 131120 <text:s/>(20030 hex)</text:p>
      <text:p text:style-name="P7"><text:span text:style-name="T1">For more information, consult the </text:span><text:a xlink:type="simple" xlink:href="https://blackfin.uclinux.org/doku.php?id=bootloaders:u-boot:tftp_loading_files" text:style-name="Internet_20_link" text:visited-style-name="Visited_20_Internet_20_Link"><text:span text:style-name="T7">loading files via TFTP</text:span></text:a><text:span text:style-name="T1"> page.</text:span></text:p>
      <text:p text:style-name="P4">The number of bytes transferred are displayed in decimal as well as in hexadecimal. This value is automatically stored by U-Boot in a variable called filesize.</text:p>
      <text:h text:style-name="P12" text:outline-level="3"><text:bookmark text:name="via_serial"/>via Serial</text:h>
      <text:p text:style-name="P7"><text:span text:style-name="T1">To load via serial, start the receiver, with the </text:span><text:span text:style-name="Source_20_Text"><text:span text:style-name="T6">loadb</text:span></text:span><text:span text:style-name="T1"> command, and then escape to the terminal program's send file option, and send the file.</text:span></text:p>
      <text:p text:style-name="P6">When you load the file to your board, it'll go something like this:</text:p>
      <text:p text:style-name="P14">bfin&gt; loadb</text:p>
      <text:p text:style-name="P14">Load Address: <text:s/>0x1000000</text:p>
      <text:p text:style-name="P14">Loading: <text:s/>##########################</text:p>
      <text:p text:style-name="P14">done</text:p>
      <text:p text:style-name="P14">Bytes Transfered = 131120 <text:s/>(20030 hex)</text:p>
      <text:p text:style-name="P7"><text:span text:style-name="T1">For more information, consult the </text:span><text:a xlink:type="simple" xlink:href="https://blackfin.uclinux.org/doku.php?id=bootloaders:u-boot:serial_port_loading_files" text:style-name="Internet_20_link" text:visited-style-name="Visited_20_Internet_20_Link"><text:span text:style-name="T7">loading files via the Serial port</text:span></text:a><text:span text:style-name="T1"> page.</text:span></text:p>
      <text:h text:style-name="P12" text:outline-level="3"><text:bookmark text:name="testing"/>Testing</text:h>
      <text:p text:style-name="P6">Once the new U-boot has been loaded into the target, you can test it without erasing and re-programming the flash. This way you can make sure things are mostly sane before actually reflashing the board.</text:p>
      <text:p text:style-name="P7"><text:span text:style-name="T1">Simply use the </text:span><text:span text:style-name="Source_20_Text"><text:span text:style-name="T6">go</text:span></text:span><text:span text:style-name="T1"> command:</text:span></text:p>
      <text:p text:style-name="P14">bfin&gt; go 0x1000000</text:p>
      <text:p text:style-name="P7"><text:span text:style-name="T1">For more information, see the </text:span><text:a xlink:type="simple" xlink:href="https://blackfin.uclinux.org/doku.php?id=bootloaders:u-boot:compiling#testing" text:style-name="Internet_20_link" text:visited-style-name="Visited_20_Internet_20_Link"><text:span text:style-name="T7">testing new U-Boot</text:span></text:a><text:span text:style-name="T1"> page.</text:span></text:p>
      <text:p text:style-name="P5"><text:span text:style-name="T5">Remember, this simply loads U-Boot into external memory and executes it there. Nowhere is any non-volatile storage modified (such as flash). So as soon as you reset, the code that exists in flash will be executed, </text:span><text:span text:style-name="Strong_20_Emphasis"><text:span text:style-name="T5">not</text:span></text:span><text:span text:style-name="T5"> the code you loaded into external memory.</text:span></text:p>
      <text:h text:style-name="P12" text:outline-level="3"><text:bookmark text:name="parallel_nor_flash"/>Parallel NOR Flash</text:h>
      <text:p text:style-name="P6">By default, U-Boot will protect the sectors in flash where it is stored so as to prevent accidental erasure/writing.</text:p>
      <text:p text:style-name="P6">To turn off the sector protection:</text:p>
      <text:p text:style-name="P14"><text:soft-page-break/>bfin&gt; protect off all</text:p>
      <text:p text:style-name="P14">Un-Protect Flash Bank # 1</text:p>
      <text:p text:style-name="P14">................................................................... done</text:p>
      <text:p text:style-name="P7"><text:span text:style-name="T1">Now you need to erase the sectors where U-Boot lives. The exact sector addresses may be different (consult the output of </text:span><text:span text:style-name="Source_20_Text"><text:span text:style-name="T6">flinfo</text:span></text:span><text:span text:style-name="T1">). These addresses though should work for all STAMP and EZKIT boards.</text:span></text:p>
      <text:p text:style-name="P14">bfin&gt; erase 0x20000000 0x200fffff</text:p>
      <text:p text:style-name="P14">.............. done</text:p>
      <text:p text:style-name="P14">Erased 19 sectors</text:p>
      <text:p text:style-name="P7"><text:span text:style-name="T1">Next the new U-Boot must be written into flash. If you just loaded the U-Boot file, you should be able to use the </text:span><text:span text:style-name="Source_20_Text"><text:span text:style-name="T6">filesize</text:span></text:span><text:span text:style-name="T1"> variable to streamline things.</text:span></text:p>
      <text:p text:style-name="P14">bfin&gt; cp.b 0x1000000 0x20000000 $(filesize)</text:p>
      <text:p text:style-name="P14">Copy to Flash... done</text:p>
      <text:p text:style-name="P7"><text:span text:style-name="T1">Finally, verify that things copied properly to flash. You can use the </text:span><text:span text:style-name="Source_20_Text"><text:span text:style-name="T6">cmp</text:span></text:span><text:span text:style-name="T1"> command to compare regions of memory to make sure they are byte-for-byte the same.</text:span></text:p>
      <text:p text:style-name="P14">bfin&gt; cmp.b 0x1000000 0x20000000 $(filesize)</text:p>
      <text:p text:style-name="P14">Total of 131120 bytes were the same</text:p>
      <text:p text:style-name="P7"><text:span text:style-name="T1">If any of these steps failed, you should not reset the board. Doing so may mean your system will no longer boot and you will need to recover via </text:span><text:a xlink:type="simple" xlink:href="https://blackfin.uclinux.org/doku.php?id=bootloaders:u-boot:loading" text:style-name="Internet_20_link" text:visited-style-name="Visited_20_Internet_20_Link"><text:span text:style-name="T7">Loading U-Boot</text:span></text:a><text:span text:style-name="T1">. Review and retrace your steps until everything checks out. Then you can safely reset or power cycle the board.</text:span></text:p>
      <text:p text:style-name="P7"><text:span text:style-name="T1">For more information, please consult the </text:span><text:a xlink:type="simple" xlink:href="https://blackfin.uclinux.org/doku.php?id=bootloaders:u-boot:parallel-flash" text:style-name="Internet_20_link" text:visited-style-name="Visited_20_Internet_20_Link"><text:span text:style-name="T7">parallel-flash</text:span></text:a><text:span text:style-name="T1"> document.</text:span></text:p>
      <text:h text:style-name="P12" text:outline-level="3"><text:bookmark text:name="serial_nor_flash"/>Serial NOR flash</text:h>
      <text:p text:style-name="P7"><text:span text:style-name="T1">Updating serial flash is similar. Assuming nothing lives in the first 512KiB of your </text:span><text:span text:style-name="acronym"><text:span text:style-name="T2">SPI</text:span></text:span><text:span text:style-name="T1"> flash:</text:span></text:p>
      <text:p text:style-name="P15"><text:span text:style-name="T6">bfin&gt; </text:span><text:span text:style-name="Strong_20_Emphasis"><text:span text:style-name="T6">sf erase 0 0x80000</text:span></text:span></text:p>
      <text:p text:style-name="P15"><text:span text:style-name="T6">bfin&gt; </text:span><text:span text:style-name="Strong_20_Emphasis"><text:span text:style-name="T6">sf write 0x1000000 0 $(filesize)</text:span></text:span></text:p>
      <text:p text:style-name="P7"><text:span text:style-name="T1">For more information, please consult the </text:span><text:a xlink:type="simple" xlink:href="https://blackfin.uclinux.org/doku.php?id=bootloaders:u-boot:serial-flash" text:style-name="Internet_20_link" text:visited-style-name="Visited_20_Internet_20_Link"><text:span text:style-name="T7">serial-flash</text:span></text:a><text:span text:style-name="T1"> document.</text:span></text:p>
      <text:h text:style-name="P16" text:outline-level="2"><text:bookmark text:name="from_linux"/>From Linux</text:h>
      <text:p text:style-name="P8">For now, don't use this - I am still testing</text:p>
      <text:h text:style-name="P12" text:outline-level="3"><text:bookmark text:name="downloading_to_the_board"/>Downloading to the board</text:h>
      <text:p text:style-name="P7"><text:span text:style-name="T1">There are some simple instructions for </text:span><text:a xlink:type="simple" xlink:href="https://blackfin.uclinux.org/doku.php?id=simple_hello_world_application_example#downloading_to_the_board" text:style-name="Internet_20_link" text:visited-style-name="Visited_20_Internet_20_Link"><text:span text:style-name="T7">downloading</text:span></text:a><text:span text:style-name="T1"> files to a running kernel.</text:span></text:p>
      <text:h text:style-name="P12" text:outline-level="3"><text:bookmark text:name="ensuring_you_have_the_correct_mtd_drivers"/>Ensuring you have the correct mtd drivers</text:h>
      <text:p text:style-name="P7"><text:span text:style-name="T1">To access the flash inside Linux, you use the memory technology device subsystem. To look at the way the kernel understands the flash, you can check the </text:span><text:span text:style-name="Source_20_Text"><text:span text:style-name="T6">/proc</text:span></text:span><text:span text:style-name="T1">filesystem:</text:span></text:p>
      <text:p text:style-name="P14">root:~&gt; cat /proc/mtd</text:p>
      <text:p text:style-name="P14">dev: <text:s text:c="3"/>size <text:s text:c="2"/>erasesize <text:s/>name</text:p>
      <text:p text:style-name="P14">mtd0: 00800000 00001000 "ROMfs"</text:p>
      <text:p text:style-name="P6">This means that the either the correct maps, or drivers are not in the kernel. On a default BF537-STAMP configuration, the drivers and maps are compiled as modules which can be included into the kernel at run time.</text:p>
      <text:h text:style-name="P12" text:outline-level="3"><text:bookmark text:name="erasing_the_flash"/>Erasing the Flash</text:h>
      <text:p text:style-name="P7"><text:span text:style-name="T1">The </text:span><text:span text:style-name="Source_20_Text"><text:span text:style-name="T6">[n]]</text:span></text:span><text:span text:style-name="T1"> should be replaced with the actual number of the U-Boot partition, in this case 1.</text:span></text:p>
      <text:p text:style-name="P14"># flash-eraseall /dev/mtd[n]</text:p>
      <text:p text:style-name="P14">Erased 256 Kibyte @ 0 -- 100% complete.</text:p>
      <text:h text:style-name="P12" text:outline-level="3"><text:bookmark text:name="writing_u-boot_into_flash"/>Writing U-Boot into Flash</text:h>
      <text:p text:style-name="P14"># dd if=/tmp/uboot.bin of=/dev/mtd0 bs=128k conv=sync</text:p>
      <text:p text:style-name="P14">1+1 records in</text:p>
      <text:p text:style-name="P14">2+0 record</text:p>
      <text:p text:style-name="P9"/>
      <text:p text:style-name="P9"/>
      <text:p text:style-name="P9"/>
      <text:p text:style-name="P11"><text:a xlink:type="simple" xlink:href="https://gist.github.com/pepe2k/eba2766f05ccf4e089347c531c49848b" text:style-name="Internet_20_link" text:visited-style-name="Visited_20_Internet_20_Link">https://gist.github.com/pepe2k/eba2766f05ccf4e089347c531c49848b</text:a> 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bookmark text:name="file-asus_rt-ac58u_ipq4018_bootlog-log-LC1"/>Format: Log Type - Time(microsec) - Message - Optional Info<text:bookmark text:name="file-asus_rt-ac58u_ipq4018_bootlog-log-L2"/></text:p>
          </table:table-cell>
          <table:table-cell table:style-name="Table1.B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"/></text:p>
          </table:table-cell>
          <table:table-cell table:style-name="Table1.A1" office:value-type="string">
            <text:p text:style-name="P17">Log Type: B - Since Boot(Power On Reset), D - Delta, S - Statistic<text:bookmark text:name="file-asus_rt-ac58u_ipq4018_bootlog-log-L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"/></text:p>
          </table:table-cell>
          <table:table-cell table:style-name="Table1.A1" office:value-type="string">
            <text:p text:style-name="P17">S - QC_IMAGE_VERSION_STRING=BOOT.BF.3.1.1-00096<text:bookmark text:name="file-asus_rt-ac58u_ipq4018_bootlog-log-L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"/></text:p>
          </table:table-cell>
          <table:table-cell table:style-name="Table1.A1" office:value-type="string">
            <text:p text:style-name="P17">S - IMAGE_VARIANT_STRING=DAABANAZA<text:bookmark text:name="file-asus_rt-ac58u_ipq4018_bootlog-log-L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"/></text:p>
          </table:table-cell>
          <table:table-cell table:style-name="Table1.A1" office:value-type="string">
            <text:p text:style-name="P17">S - OEM_IMAGE_VERSION_STRING=CRM<text:bookmark text:name="file-asus_rt-ac58u_ipq4018_bootlog-log-L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"/></text:p>
          </table:table-cell>
          <table:table-cell table:style-name="Table1.A1" office:value-type="string">
            <text:p text:style-name="P17">S - Boot Config, 0x00000021<text:bookmark text:name="file-asus_rt-ac58u_ipq4018_bootlog-log-L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"/></text:p>
          </table:table-cell>
          <table:table-cell table:style-name="Table1.A1" office:value-type="string">
            <text:p text:style-name="P17">S - Core 0 Frequency, 0 MHz<text:bookmark text:name="file-asus_rt-ac58u_ipq4018_bootlog-log-L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"/></text:p>
          </table:table-cell>
          <table:table-cell table:style-name="Table1.A1" office:value-type="string">
            <text:p text:style-name="P18">B - 261 - PBL, Start<text:bookmark text:name="file-asus_rt-ac58u_ipq4018_bootlog-log-L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"/></text:p>
          </table:table-cell>
          <table:table-cell table:style-name="Table1.A1" office:value-type="string">
            <text:p text:style-name="P17">B - 1339 - bootable_media_detect_entry, Start<text:bookmark text:name="file-asus_rt-ac58u_ipq4018_bootlog-log-L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"/></text:p>
          </table:table-cell>
          <table:table-cell table:style-name="Table1.A1" office:value-type="string">
            <text:p text:style-name="P17">B - 1679 - bootable_media_detect_success, Start<text:bookmark text:name="file-asus_rt-ac58u_ipq4018_bootlog-log-L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"/></text:p>
          </table:table-cell>
          <table:table-cell table:style-name="Table1.A1" office:value-type="string">
            <text:p text:style-name="P17">B - 1693 - elf_loader_entry, Start<text:bookmark text:name="file-asus_rt-ac58u_ipq4018_bootlog-log-L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"/></text:p>
          </table:table-cell>
          <table:table-cell table:style-name="Table1.A1" office:value-type="string">
            <text:p text:style-name="P17">B - 5076 - auth_hash_seg_entry, Start<text:bookmark text:name="file-asus_rt-ac58u_ipq4018_bootlog-log-L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"/></text:p>
          </table:table-cell>
          <table:table-cell table:style-name="Table1.A1" office:value-type="string">
            <text:p text:style-name="P17">B - 7223 - auth_hash_seg_exit, Start<text:bookmark text:name="file-asus_rt-ac58u_ipq4018_bootlog-log-L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"/></text:p>
          </table:table-cell>
          <table:table-cell table:style-name="Table1.A1" office:value-type="string">
            <text:p text:style-name="P17">B - 573340 - elf_segs_hash_verify_entry, Start<text:bookmark text:name="file-asus_rt-ac58u_ipq4018_bootlog-log-L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"/></text:p>
          </table:table-cell>
          <table:table-cell table:style-name="Table1.A1" office:value-type="string">
            <text:p text:style-name="P18">B - 688861 - PBL, End<text:bookmark text:name="file-asus_rt-ac58u_ipq4018_bootlog-log-L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"/></text:p>
          </table:table-cell>
          <table:table-cell table:style-name="Table1.A1" office:value-type="string">
            <text:p text:style-name="P18">B - 688886 - SBL1, Start<text:bookmark text:name="file-asus_rt-ac58u_ipq4018_bootlog-log-L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"/></text:p>
          </table:table-cell>
          <table:table-cell table:style-name="Table1.A1" office:value-type="string">
            <text:p text:style-name="P17">B - 777252 - pm_device_init, Start<text:bookmark text:name="file-asus_rt-ac58u_ipq4018_bootlog-log-L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"/></text:p>
          </table:table-cell>
          <table:table-cell table:style-name="Table1.A1" office:value-type="string">
            <text:p text:style-name="P17">D - 6 - pm_device_init, Delta<text:bookmark text:name="file-asus_rt-ac58u_ipq4018_bootlog-log-L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"/></text:p>
          </table:table-cell>
          <table:table-cell table:style-name="Table1.A1" office:value-type="string">
            <text:p text:style-name="P17">B - 778765 - boot_flash_init, Start<text:bookmark text:name="file-asus_rt-ac58u_ipq4018_bootlog-log-L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"/></text:p>
          </table:table-cell>
          <table:table-cell table:style-name="Table1.A1" office:value-type="string">
            <text:p text:style-name="P17">D - 54322 - boot_flash_init, Delta<text:bookmark text:name="file-asus_rt-ac58u_ipq4018_bootlog-log-L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"/></text:p>
          </table:table-cell>
          <table:table-cell table:style-name="Table1.A1" office:value-type="string">
            <text:p text:style-name="P17">B - 837276 - boot_config_data_table_init, Start<text:bookmark text:name="file-asus_rt-ac58u_ipq4018_bootlog-log-L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"/></text:p>
          </table:table-cell>
          <table:table-cell table:style-name="Table1.A1" office:value-type="string">
            <text:p text:style-name="P17">D - 3853 - boot_config_data_table_init, Delta - (419 Bytes)<text:bookmark text:name="file-asus_rt-ac58u_ipq4018_bootlog-log-L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"/></text:p>
          </table:table-cell>
          <table:table-cell table:style-name="Table1.A1" office:value-type="string">
            <text:p text:style-name="P17">B - 844510 - clock_init, Start<text:bookmark text:name="file-asus_rt-ac58u_ipq4018_bootlog-log-L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"/></text:p>
          </table:table-cell>
          <table:table-cell table:style-name="Table1.A1" office:value-type="string">
            <text:p text:style-name="P17">D - 7565 - clock_init, Delta<text:bookmark text:name="file-asus_rt-ac58u_ipq4018_bootlog-log-L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"/></text:p>
          </table:table-cell>
          <table:table-cell table:style-name="Table1.A1" office:value-type="string">
            <text:p text:style-name="P17">B - 856489 - CDT version:2,Platform ID:8,Major ID:1,Minor ID:1,Subtype:0<text:bookmark text:name="file-asus_rt-ac58u_ipq4018_bootlog-log-L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"/></text:p>
          </table:table-cell>
          <table:table-cell table:style-name="Table1.A1" office:value-type="string">
            <text:p text:style-name="P17">B - 859977 - sbl1_ddr_set_params, Start<text:bookmark text:name="file-asus_rt-ac58u_ipq4018_bootlog-log-L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"/></text:p>
          </table:table-cell>
          <table:table-cell table:style-name="Table1.A1" office:value-type="string">
            <text:p text:style-name="P17">B - 864964 - cpr_init, Start<text:bookmark text:name="file-asus_rt-ac58u_ipq4018_bootlog-log-L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"/></text:p>
          </table:table-cell>
          <table:table-cell table:style-name="Table1.A1" office:value-type="string">
            <text:p text:style-name="P17">D - 2 - cpr_init, Delta<text:bookmark text:name="file-asus_rt-ac58u_ipq4018_bootlog-log-L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"/></text:p>
          </table:table-cell>
          <table:table-cell table:style-name="Table1.A1" office:value-type="string">
            <text:p text:style-name="P17">B - 869455 - Pre_DDR_clock_init, Start<text:bookmark text:name="file-asus_rt-ac58u_ipq4018_bootlog-log-L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"/></text:p>
          </table:table-cell>
          <table:table-cell table:style-name="Table1.A1" office:value-type="string">
            <text:p text:style-name="P17">D - 4 - Pre_DDR_clock_init, Delta<text:bookmark text:name="file-asus_rt-ac58u_ipq4018_bootlog-log-L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"/></text:p>
          </table:table-cell>
          <table:table-cell table:style-name="Table1.A1" office:value-type="string">
            <text:p text:style-name="P17">D - 13146 - sbl1_ddr_set_params, Delta<text:bookmark text:name="file-asus_rt-ac58u_ipq4018_bootlog-log-L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"/></text:p>
          </table:table-cell>
          <table:table-cell table:style-name="Table1.A1" office:value-type="string">
            <text:p text:style-name="P17">B - 883156 - pm_driver_init, Start<text:bookmark text:name="file-asus_rt-ac58u_ipq4018_bootlog-log-L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"/></text:p>
          </table:table-cell>
          <table:table-cell table:style-name="Table1.A1" office:value-type="string">
            <text:p text:style-name="P17">D - 2 - pm_driver_init, Delta<text:bookmark text:name="file-asus_rt-ac58u_ipq4018_bootlog-log-L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"/></text:p>
          </table:table-cell>
          <table:table-cell table:style-name="Table1.A1" office:value-type="string">
            <text:p text:style-name="P17">B - 953349 - sbl1_wait_for_ddr_training, Start<text:bookmark text:name="file-asus_rt-ac58u_ipq4018_bootlog-log-L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"/></text:p>
          </table:table-cell>
          <table:table-cell table:style-name="Table1.A1" office:value-type="string">
            <text:p text:style-name="P17">D - 29 - sbl1_wait_for_ddr_training, Delta<text:bookmark text:name="file-asus_rt-ac58u_ipq4018_bootlog-log-L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"/></text:p>
          </table:table-cell>
          <table:table-cell table:style-name="Table1.A1" office:value-type="string">
            <text:p text:style-name="P17">B - 968648 - Image Load, Start<text:bookmark text:name="file-asus_rt-ac58u_ipq4018_bootlog-log-L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"/></text:p>
          </table:table-cell>
          <table:table-cell table:style-name="Table1.A1" office:value-type="string">
            <text:p text:style-name="P17">D - 134896 - QSEE Image Loaded, Delta - (262104 Bytes)<text:bookmark text:name="file-asus_rt-ac58u_ipq4018_bootlog-log-L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"/></text:p>
          </table:table-cell>
          <table:table-cell table:style-name="Table1.A1" office:value-type="string">
            <text:p text:style-name="P17">B - 1104042 - Image Load, Start<text:bookmark text:name="file-asus_rt-ac58u_ipq4018_bootlog-log-L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"/></text:p>
          </table:table-cell>
          <table:table-cell table:style-name="Table1.A1" office:value-type="string">
            <text:p text:style-name="P17">D - 1442 - SEC Image Loaded, Delta - (2048 Bytes)<text:bookmark text:name="file-asus_rt-ac58u_ipq4018_bootlog-log-L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"/></text:p>
          </table:table-cell>
          <table:table-cell table:style-name="Table1.A1" office:value-type="string">
            <text:p text:style-name="P17">B - 1114406 - Image Load, Start<text:bookmark text:name="file-asus_rt-ac58u_ipq4018_bootlog-log-L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"/></text:p>
          </table:table-cell>
          <table:table-cell table:style-name="Table1.A1" office:value-type="string">
            <text:p text:style-name="P17">D - 223360 - APPSBL Image Loaded, Delta - (457299 Bytes)<text:bookmark text:name="file-asus_rt-ac58u_ipq4018_bootlog-log-L42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42"/></text:p>
          </table:table-cell>
          <table:table-cell table:style-name="Table1.A1" office:value-type="string">
            <text:p text:style-name="P17">B - 1338187 - QSEE Execution, Start<text:bookmark text:name="file-asus_rt-ac58u_ipq4018_bootlog-log-L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"/></text:p>
          </table:table-cell>
          <table:table-cell table:style-name="Table1.A1" office:value-type="string">
            <text:p text:style-name="P17">D - 59 - QSEE Execution, Delta<text:bookmark text:name="file-asus_rt-ac58u_ipq4018_bootlog-log-L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"/></text:p>
          </table:table-cell>
          <table:table-cell table:style-name="Table1.A1" office:value-type="string">
            <text:p text:style-name="P18">B - 1344382 - SBL1, End<text:bookmark text:name="file-asus_rt-ac58u_ipq4018_bootlog-log-L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"/></text:p>
          </table:table-cell>
          <table:table-cell table:style-name="Table1.A1" office:value-type="string">
            <text:p text:style-name="P17">D - 657606 - SBL1, Delta<text:bookmark text:name="file-asus_rt-ac58u_ipq4018_bootlog-log-L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"/></text:p>
          </table:table-cell>
          <table:table-cell table:style-name="Table1.A1" office:value-type="string">
            <text:p text:style-name="P17">S - Flash Throughput, 2007 KB/s (721870 Bytes, 359572 us)<text:bookmark text:name="file-asus_rt-ac58u_ipq4018_bootlog-log-L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"/></text:p>
          </table:table-cell>
          <table:table-cell table:style-name="Table1.A1" office:value-type="string">
            <text:p text:style-name="P17">S - DDR Frequency, 537 MHz<text:bookmark text:name="file-asus_rt-ac58u_ipq4018_bootlog-log-L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"/></text:p>
          </table:table-cell>
          <table:table-cell table:style-name="Table1.A1" office:value-type="string">
            <text:p text:style-name="P19"><text:bookmark text:name="file-asus_rt-ac58u_ipq4018_bootlog-log-L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"/></text:p>
          </table:table-cell>
          <table:table-cell table:style-name="Table1.A1" office:value-type="string">
            <text:p text:style-name="P19"><text:bookmark text:name="file-asus_rt-ac58u_ipq4018_bootlog-log-L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"/></text:p>
          </table:table-cell>
          <table:table-cell table:style-name="Table1.A1" office:value-type="string">
            <text:p text:style-name="P17">U-Boot 2012.07-05763-g80e4eb4 [local,local] (Jul 06 2016 - 11:01:57)<text:bookmark text:name="file-asus_rt-ac58u_ipq4018_bootlog-log-L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"/></text:p>
          </table:table-cell>
          <table:table-cell table:style-name="Table1.A1" office:value-type="string">
            <text:p text:style-name="P17">RT-AC58U bootloader version: 1.0.0.3<text:bookmark text:name="file-asus_rt-ac58u_ipq4018_bootlog-log-L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"/></text:p>
          </table:table-cell>
          <table:table-cell table:style-name="Table1.A1" office:value-type="string">
            <text:p text:style-name="P19"><text:bookmark text:name="file-asus_rt-ac58u_ipq4018_bootlog-log-L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"/></text:p>
          </table:table-cell>
          <table:table-cell table:style-name="Table1.A1" office:value-type="string">
            <text:p text:style-name="P17">smem ram ptable found: ver: 1 len: 3<text:bookmark text:name="file-asus_rt-ac58u_ipq4018_bootlog-log-L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"/></text:p>
          </table:table-cell>
          <table:table-cell table:style-name="Table1.A1" office:value-type="string">
            <text:p text:style-name="P17">ASUS RT-AC58U gpio init : wps / reset pin<text:bookmark text:name="file-asus_rt-ac58u_ipq4018_bootlog-log-L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"/></text:p>
          </table:table-cell>
          <table:table-cell table:style-name="Table1.A1" office:value-type="string">
            <text:p text:style-name="P17">DRAM: 128 MiB<text:bookmark text:name="file-asus_rt-ac58u_ipq4018_bootlog-log-L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"/></text:p>
          </table:table-cell>
          <table:table-cell table:style-name="Table1.A1" office:value-type="string">
            <text:p text:style-name="P17">machid : 0x8010100<text:bookmark text:name="file-asus_rt-ac58u_ipq4018_bootlog-log-L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"/></text:p>
          </table:table-cell>
          <table:table-cell table:style-name="Table1.A1" office:value-type="string">
            <text:p text:style-name="P17">Maximum malloc length: 4096 KBytes<text:bookmark text:name="file-asus_rt-ac58u_ipq4018_bootlog-log-L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"/></text:p>
          </table:table-cell>
          <table:table-cell table:style-name="Table1.A1" office:value-type="string">
            <text:p text:style-name="P17">mem_malloc_start/brk/end: 0x86ef0000/86ef0000/87300000<text:bookmark text:name="file-asus_rt-ac58u_ipq4018_bootlog-log-L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"/></text:p>
          </table:table-cell>
          <table:table-cell table:style-name="Table1.A1" office:value-type="string">
            <text:p text:style-name="P17">Relocation offset: 0<text:bookmark text:name="file-asus_rt-ac58u_ipq4018_bootlog-log-L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"/></text:p>
          </table:table-cell>
          <table:table-cell table:style-name="Table1.A1" office:value-type="string">
            <text:p text:style-name="P18">NAND: spi_nand: spi_nand_flash_probe SF NAND ID 0:ef:aa:21<text:bookmark text:name="file-asus_rt-ac58u_ipq4018_bootlog-log-L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"/></text:p>
          </table:table-cell>
          <table:table-cell table:style-name="Table1.A1" office:value-type="string">
            <text:p text:style-name="P18">SF: Detected W25N01GV with page size 2 KiB, total 128 MiB<text:bookmark text:name="file-asus_rt-ac58u_ipq4018_bootlog-log-L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"/></text:p>
          </table:table-cell>
          <table:table-cell table:style-name="Table1.A1" office:value-type="string">
            <text:p text:style-name="P18">SF: Detected MX25L1605D with page size 4 KiB, total 2 MiB<text:bookmark text:name="file-asus_rt-ac58u_ipq4018_bootlog-log-L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"/></text:p>
          </table:table-cell>
          <table:table-cell table:style-name="Table1.A1" office:value-type="string">
            <text:p text:style-name="P17">ipq_spi: page_size: 0x100, sector_size: 0x1000, size: 0x200000<text:bookmark text:name="file-asus_rt-ac58u_ipq4018_bootlog-log-L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"/></text:p>
          </table:table-cell>
          <table:table-cell table:style-name="Table1.A1" office:value-type="string">
            <text:p text:style-name="P17">130 MiB<text:bookmark text:name="file-asus_rt-ac58u_ipq4018_bootlog-log-L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"/></text:p>
          </table:table-cell>
          <table:table-cell table:style-name="Table1.A1" office:value-type="string">
            <text:p text:style-name="P17">*** Warning - bad CRC, using default environment<text:bookmark text:name="file-asus_rt-ac58u_ipq4018_bootlog-log-L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"/></text:p>
          </table:table-cell>
          <table:table-cell table:style-name="Table1.A1" office:value-type="string">
            <text:p text:style-name="P19"><text:bookmark text:name="file-asus_rt-ac58u_ipq4018_bootlog-log-L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"/></text:p>
          </table:table-cell>
          <table:table-cell table:style-name="Table1.A1" office:value-type="string">
            <text:p text:style-name="P17">In: serial<text:bookmark text:name="file-asus_rt-ac58u_ipq4018_bootlog-log-L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"/></text:p>
          </table:table-cell>
          <table:table-cell table:style-name="Table1.A1" office:value-type="string">
            <text:p text:style-name="P17">Out: serial<text:bookmark text:name="file-asus_rt-ac58u_ipq4018_bootlog-log-L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"/></text:p>
          </table:table-cell>
          <table:table-cell table:style-name="Table1.A1" office:value-type="string">
            <text:p text:style-name="P17">Err: serial<text:bookmark text:name="file-asus_rt-ac58u_ipq4018_bootlog-log-L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"/></text:p>
          </table:table-cell>
          <table:table-cell table:style-name="Table1.A1" office:value-type="string">
            <text:p text:style-name="P17">name : offset size <text:bookmark text:name="file-asus_rt-ac58u_ipq4018_bootlog-log-L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"/></text:p>
          </table:table-cell>
          <table:table-cell table:style-name="Table1.A1" office:value-type="string">
            <text:p text:style-name="P18">0:SBL1 : 00000000 00040000<text:bookmark text:name="file-asus_rt-ac58u_ipq4018_bootlog-log-L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"/></text:p>
          </table:table-cell>
          <table:table-cell table:style-name="Table1.A1" office:value-type="string">
            <text:p text:style-name="P18">0:MIBIB : 00040000 00020000<text:bookmark text:name="file-asus_rt-ac58u_ipq4018_bootlog-log-L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"/></text:p>
          </table:table-cell>
          <table:table-cell table:style-name="Table1.A1" office:value-type="string">
            <text:p text:style-name="P18">0:QSEE : 00060000 00060000<text:bookmark text:name="file-asus_rt-ac58u_ipq4018_bootlog-log-L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"/></text:p>
          </table:table-cell>
          <table:table-cell table:style-name="Table1.A1" office:value-type="string">
            <text:p text:style-name="P18">0:CDT : 000c0000 00010000<text:bookmark text:name="file-asus_rt-ac58u_ipq4018_bootlog-log-L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"/></text:p>
          </table:table-cell>
          <table:table-cell table:style-name="Table1.A1" office:value-type="string">
            <text:p text:style-name="P18">0:DDRPARAMS : 000d0000 00010000<text:bookmark text:name="file-asus_rt-ac58u_ipq4018_bootlog-log-L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"/></text:p>
          </table:table-cell>
          <table:table-cell table:style-name="Table1.A1" office:value-type="string">
            <text:p text:style-name="P18">0:APPSBLENV : 000e0000 00010000<text:bookmark text:name="file-asus_rt-ac58u_ipq4018_bootlog-log-L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"/></text:p>
          </table:table-cell>
          <table:table-cell table:style-name="Table1.A1" office:value-type="string">
            <text:p text:style-name="P18">0:APPSBL : 000f0000 00080000<text:bookmark text:name="file-asus_rt-ac58u_ipq4018_bootlog-log-L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"/></text:p>
          </table:table-cell>
          <table:table-cell table:style-name="Table1.A1" office:value-type="string">
            <text:p text:style-name="P18">0:ART : 00170000 00010000<text:bookmark text:name="file-asus_rt-ac58u_ipq4018_bootlog-log-L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"/></text:p>
          </table:table-cell>
          <table:table-cell table:style-name="Table1.A1" office:value-type="string">
            <text:p text:style-name="P17">machid: 8010100<text:bookmark text:name="file-asus_rt-ac58u_ipq4018_bootlog-log-L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"/></text:p>
          </table:table-cell>
          <table:table-cell table:style-name="Table1.A1" office:value-type="string">
            <text:p text:style-name="P17">Net: MAC0 addr:0:3:7f:ba:db:ad<text:bookmark text:name="file-asus_rt-ac58u_ipq4018_bootlog-log-L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"/></text:p>
          </table:table-cell>
          <table:table-cell table:style-name="Table1.A1" office:value-type="string">
            <text:p text:style-name="P17">PHY ID1: 0x4d<text:bookmark text:name="file-asus_rt-ac58u_ipq4018_bootlog-log-L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"/></text:p>
          </table:table-cell>
          <table:table-cell table:style-name="Table1.A1" office:value-type="string">
            <text:p text:style-name="P17">PHY ID2: 0xd0b1<text:bookmark text:name="file-asus_rt-ac58u_ipq4018_bootlog-log-L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"/></text:p>
          </table:table-cell>
          <table:table-cell table:style-name="Table1.A1" office:value-type="string">
            <text:p text:style-name="P17">ipq40xx_ess_sw_init done<text:bookmark text:name="file-asus_rt-ac58u_ipq4018_bootlog-log-L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"/></text:p>
          </table:table-cell>
          <table:table-cell table:style-name="Table1.A1" office:value-type="string">
            <text:p text:style-name="P17">eth0<text:bookmark text:name="file-asus_rt-ac58u_ipq4018_bootlog-log-L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"/></text:p>
          </table:table-cell>
          <table:table-cell table:style-name="Table1.A1" office:value-type="string">
            <text:p text:style-name="P17">Creating 1 MTD partitions on "nand1":<text:bookmark text:name="file-asus_rt-ac58u_ipq4018_bootlog-log-L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"/></text:p>
          </table:table-cell>
          <table:table-cell table:style-name="Table1.A1" office:value-type="string">
            <text:p text:style-name="P17">0x00000000-0x08000000 : "mtd=0"<text:bookmark text:name="file-asus_rt-ac58u_ipq4018_bootlog-log-L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"/></text:p>
          </table:table-cell>
          <table:table-cell table:style-name="Table1.A1" office:value-type="string">
            <text:p text:style-name="P17">UBI: attaching mtd2 to ubi0<text:bookmark text:name="file-asus_rt-ac58u_ipq4018_bootlog-log-L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"/></text:p>
          </table:table-cell>
          <table:table-cell table:style-name="Table1.A1" office:value-type="string">
            <text:p text:style-name="P17">UBI: physical eraseblock size: 131072 bytes (128 KiB)<text:bookmark text:name="file-asus_rt-ac58u_ipq4018_bootlog-log-L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"/></text:p>
          </table:table-cell>
          <table:table-cell table:style-name="Table1.A1" office:value-type="string">
            <text:p text:style-name="P17">UBI: logical eraseblock size: 126976 bytes<text:bookmark text:name="file-asus_rt-ac58u_ipq4018_bootlog-log-L90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90"/></text:p>
          </table:table-cell>
          <table:table-cell table:style-name="Table1.A1" office:value-type="string">
            <text:p text:style-name="P17">UBI: smallest flash I/O unit: 2048<text:bookmark text:name="file-asus_rt-ac58u_ipq4018_bootlog-log-L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"/></text:p>
          </table:table-cell>
          <table:table-cell table:style-name="Table1.A1" office:value-type="string">
            <text:p text:style-name="P17">UBI: VID header offset: 2048 (aligned 2048)<text:bookmark text:name="file-asus_rt-ac58u_ipq4018_bootlog-log-L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"/></text:p>
          </table:table-cell>
          <table:table-cell table:style-name="Table1.A1" office:value-type="string">
            <text:p text:style-name="P17">UBI: data offset: 4096<text:bookmark text:name="file-asus_rt-ac58u_ipq4018_bootlog-log-L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"/></text:p>
          </table:table-cell>
          <table:table-cell table:style-name="Table1.A1" office:value-type="string">
            <text:p text:style-name="P17">UBI: max. sequence number: 150<text:bookmark text:name="file-asus_rt-ac58u_ipq4018_bootlog-log-L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"/></text:p>
          </table:table-cell>
          <table:table-cell table:style-name="Table1.A1" office:value-type="string">
            <text:p text:style-name="P17">UBI: attached mtd2 to ubi0<text:bookmark text:name="file-asus_rt-ac58u_ipq4018_bootlog-log-L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"/></text:p>
          </table:table-cell>
          <table:table-cell table:style-name="Table1.A1" office:value-type="string">
            <text:p text:style-name="P17">UBI: MTD device name: "mtd=0"<text:bookmark text:name="file-asus_rt-ac58u_ipq4018_bootlog-log-L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"/></text:p>
          </table:table-cell>
          <table:table-cell table:style-name="Table1.A1" office:value-type="string">
            <text:p text:style-name="P17">UBI: MTD device size: 128 MiB<text:bookmark text:name="file-asus_rt-ac58u_ipq4018_bootlog-log-L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"/></text:p>
          </table:table-cell>
          <table:table-cell table:style-name="Table1.A1" office:value-type="string">
            <text:p text:style-name="P17">UBI: number of good PEBs: 1024<text:bookmark text:name="file-asus_rt-ac58u_ipq4018_bootlog-log-L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"/></text:p>
          </table:table-cell>
          <table:table-cell table:style-name="Table1.A1" office:value-type="string">
            <text:p text:style-name="P17">UBI: number of bad PEBs: 0<text:bookmark text:name="file-asus_rt-ac58u_ipq4018_bootlog-log-L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"/></text:p>
          </table:table-cell>
          <table:table-cell table:style-name="Table1.A1" office:value-type="string">
            <text:p text:style-name="P17">UBI: number of corrupted PEBs: 0<text:bookmark text:name="file-asus_rt-ac58u_ipq4018_bootlog-log-L1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"/></text:p>
          </table:table-cell>
          <table:table-cell table:style-name="Table1.A1" office:value-type="string">
            <text:p text:style-name="P17">UBI: max. allowed volumes: 128<text:bookmark text:name="file-asus_rt-ac58u_ipq4018_bootlog-log-L1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"/></text:p>
          </table:table-cell>
          <table:table-cell table:style-name="Table1.A1" office:value-type="string">
            <text:p text:style-name="P17">UBI: wear-leveling threshold: 4096<text:bookmark text:name="file-asus_rt-ac58u_ipq4018_bootlog-log-L1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"/></text:p>
          </table:table-cell>
          <table:table-cell table:style-name="Table1.A1" office:value-type="string">
            <text:p text:style-name="P17">UBI: number of internal volumes: 1<text:bookmark text:name="file-asus_rt-ac58u_ipq4018_bootlog-log-L1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"/></text:p>
          </table:table-cell>
          <table:table-cell table:style-name="Table1.A1" office:value-type="string">
            <text:p text:style-name="P17">UBI: number of user volumes: 6<text:bookmark text:name="file-asus_rt-ac58u_ipq4018_bootlog-log-L1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"/></text:p>
          </table:table-cell>
          <table:table-cell table:style-name="Table1.A1" office:value-type="string">
            <text:p text:style-name="P17">UBI: available PEBs: 30<text:bookmark text:name="file-asus_rt-ac58u_ipq4018_bootlog-log-L1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"/></text:p>
          </table:table-cell>
          <table:table-cell table:style-name="Table1.A1" office:value-type="string">
            <text:p text:style-name="P17">UBI: total number of reserved PEBs: 994<text:bookmark text:name="file-asus_rt-ac58u_ipq4018_bootlog-log-L1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"/></text:p>
          </table:table-cell>
          <table:table-cell table:style-name="Table1.A1" office:value-type="string">
            <text:p text:style-name="P17">UBI: number of PEBs reserved for bad PEB handling: 10<text:bookmark text:name="file-asus_rt-ac58u_ipq4018_bootlog-log-L1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"/></text:p>
          </table:table-cell>
          <table:table-cell table:style-name="Table1.A1" office:value-type="string">
            <text:p text:style-name="P17">UBI: max/mean erase counter: 19/0<text:bookmark text:name="file-asus_rt-ac58u_ipq4018_bootlog-log-L1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"/></text:p>
          </table:table-cell>
          <table:table-cell table:style-name="Table1.A1" office:value-type="string">
            <text:p text:style-name="P17">UBI: image sequence number: 1543254291<text:bookmark text:name="file-asus_rt-ac58u_ipq4018_bootlog-log-L1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"/></text:p>
          </table:table-cell>
          <table:table-cell table:style-name="Table1.A1" office:value-type="string">
            <text:p text:style-name="P17">UBI: vol_id reserved_pebs alignment data_pad vol_type usable_leb_size used_ebs used_bytes last_eb_bytes corrupted upd_marker name_len name<text:bookmark text:name="file-asus_rt-ac58u_ipq4018_bootlog-log-L1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"/></text:p>
          </table:table-cell>
          <table:table-cell table:style-name="Table1.A1" office:value-type="string">
            <text:p text:style-name="P17">UBI: 0 3 1 0 dynamic 1f000 3 5d000 1f000 0 0 5 nvram<text:bookmark text:name="file-asus_rt-ac58u_ipq4018_bootlog-log-L1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"/></text:p>
          </table:table-cell>
          <table:table-cell table:style-name="Table1.A1" office:value-type="string">
            <text:p text:style-name="P17">UBI: 1 1 1 0 dynamic 1f000 1 1f000 1f000 0 0 7 Factory<text:bookmark text:name="file-asus_rt-ac58u_ipq4018_bootlog-log-L1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"/></text:p>
          </table:table-cell>
          <table:table-cell table:style-name="Table1.A1" office:value-type="string">
            <text:p text:style-name="P17">UBI: 2 1 1 0 dynamic 1f000 1 1f000 1f000 0 0 8 Factory2<text:bookmark text:name="file-asus_rt-ac58u_ipq4018_bootlog-log-L1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"/></text:p>
          </table:table-cell>
          <table:table-cell table:style-name="Table1.A1" office:value-type="string">
            <text:p text:style-name="P17">UBI: 3 18d 1 0 dynamic 1f000 18d 3013000 1f000 0 0 5 linux<text:bookmark text:name="file-asus_rt-ac58u_ipq4018_bootlog-log-L1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"/></text:p>
          </table:table-cell>
          <table:table-cell table:style-name="Table1.A1" office:value-type="string">
            <text:p text:style-name="P17">UBI: 4 18d 1 0 dynamic 1f000 18d 3013000 1f000 0 0 6 linux2<text:bookmark text:name="file-asus_rt-ac58u_ipq4018_bootlog-log-L1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"/></text:p>
          </table:table-cell>
          <table:table-cell table:style-name="Table1.A1" office:value-type="string">
            <text:p text:style-name="P17">UBI: 5 b5 1 0 dynamic 1f000 b5 15eb000 1f000 0 0 5 jffs2<text:bookmark text:name="file-asus_rt-ac58u_ipq4018_bootlog-log-L1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"/></text:p>
          </table:table-cell>
          <table:table-cell table:style-name="Table1.A1" office:value-type="string">
            <text:p text:style-name="P17">UBI: 7fffefff 2 1 0 dynamic 1f000 2 3e000 2 0 0 d layout volume<text:bookmark text:name="file-asus_rt-ac58u_ipq4018_bootlog-log-L1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"/></text:p>
          </table:table-cell>
          <table:table-cell table:style-name="Table1.A1" office:value-type="string">
            <text:p text:style-name="P17">Read 0x1f000 bytes from volume [Factory] offset 0x0 to 86ec0ce8<text:bookmark text:name="file-asus_rt-ac58u_ipq4018_bootlog-log-L1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"/></text:p>
          </table:table-cell>
          <table:table-cell table:style-name="Table1.A1" office:value-type="string">
            <text:p text:style-name="P17">EEPROM set 0: OK (version 20)<text:bookmark text:name="file-asus_rt-ac58u_ipq4018_bootlog-log-L1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"/></text:p>
          </table:table-cell>
          <table:table-cell table:style-name="Table1.A1" office:value-type="string">
            <text:p text:style-name="P17">Read 0x1f000 bytes from volume [Factory2] offset 0x0 to 86ec0ce8<text:bookmark text:name="file-asus_rt-ac58u_ipq4018_bootlog-log-L1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"/></text:p>
          </table:table-cell>
          <table:table-cell table:style-name="Table1.A1" office:value-type="string">
            <text:p text:style-name="P17">EEPROM set 1: OK (version 20)<text:bookmark text:name="file-asus_rt-ac58u_ipq4018_bootlog-log-L1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"/></text:p>
          </table:table-cell>
          <table:table-cell table:style-name="Table1.A1" office:value-type="string">
            <text:p text:style-name="P17">Read 0x1f000 bytes from volume [Factory] offset 0x0 to 86ef3480<text:bookmark text:name="file-asus_rt-ac58u_ipq4018_bootlog-log-L1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"/></text:p>
          </table:table-cell>
          <table:table-cell table:style-name="Table1.A1" office:value-type="string">
            <text:p text:style-name="P17">Select EEPROM set 0 at offset 0x0.<text:bookmark text:name="file-asus_rt-ac58u_ipq4018_bootlog-log-L1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"/></text:p>
          </table:table-cell>
          <table:table-cell table:style-name="Table1.A1" office:value-type="string">
            <text:p text:style-name="P19"><text:bookmark text:name="file-asus_rt-ac58u_ipq4018_bootlog-log-L1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"/></text:p>
          </table:table-cell>
          <table:table-cell table:style-name="Table1.A1" office:value-type="string">
            <text:p text:style-name="P17">Please choose the operation: <text:bookmark text:name="file-asus_rt-ac58u_ipq4018_bootlog-log-L1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"/></text:p>
          </table:table-cell>
          <table:table-cell table:style-name="Table1.A1" office:value-type="string">
            <text:p text:style-name="P17">1: Load System code to SDRAM via TFTP.<text:bookmark text:name="file-asus_rt-ac58u_ipq4018_bootlog-log-L1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6"/></text:p>
          </table:table-cell>
          <table:table-cell table:style-name="Table1.A1" office:value-type="string">
            <text:p text:style-name="P17">2: Load System code then write to Flash via TFTP.<text:bookmark text:name="file-asus_rt-ac58u_ipq4018_bootlog-log-L1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7"/></text:p>
          </table:table-cell>
          <table:table-cell table:style-name="Table1.A1" office:value-type="string">
            <text:p text:style-name="P17">3: Boot System code via Flash (default).<text:bookmark text:name="file-asus_rt-ac58u_ipq4018_bootlog-log-L1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8"/></text:p>
          </table:table-cell>
          <table:table-cell table:style-name="Table1.A1" office:value-type="string">
            <text:p text:style-name="P17">4: Entr boot command line interface.<text:bookmark text:name="file-asus_rt-ac58u_ipq4018_bootlog-log-L1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9"/></text:p>
          </table:table-cell>
          <table:table-cell table:style-name="Table1.A1" office:value-type="string">
            <text:p text:style-name="P17">7: Load Boot Loader code then write to Flash via Serial.<text:bookmark text:name="file-asus_rt-ac58u_ipq4018_bootlog-log-L1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0"/></text:p>
          </table:table-cell>
          <table:table-cell table:style-name="Table1.A1" office:value-type="string">
            <text:p text:style-name="P17">9: Load Boot Loader code then write to Flash via TFTP.<text:bookmark text:name="file-asus_rt-ac58u_ipq4018_bootlog-log-L1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1"/></text:p>
          </table:table-cell>
          <table:table-cell table:style-name="Table1.A1" office:value-type="string">
            <text:p text:style-name="P17">1 0 <text:bookmark text:name="file-asus_rt-ac58u_ipq4018_bootlog-log-L1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2"/></text:p>
          </table:table-cell>
          <table:table-cell table:style-name="Table1.A1" office:value-type="string">
            <text:p text:style-name="P17">3: Boot System code via Flash (default).<text:bookmark text:name="file-asus_rt-ac58u_ipq4018_bootlog-log-L1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3"/></text:p>
          </table:table-cell>
          <table:table-cell table:style-name="Table1.A1" office:value-type="string">
            <text:p text:style-name="P19"><text:bookmark text:name="file-asus_rt-ac58u_ipq4018_bootlog-log-L1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4"/></text:p>
          </table:table-cell>
          <table:table-cell table:style-name="Table1.A1" office:value-type="string">
            <text:p text:style-name="P17">RT-AC58U bootloader version: 1.0.0.3<text:bookmark text:name="file-asus_rt-ac58u_ipq4018_bootlog-log-L135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135"/></text:p>
          </table:table-cell>
          <table:table-cell table:style-name="Table1.A1" office:value-type="string">
            <text:p text:style-name="P17">MAC Address: 70:4D:7B:XX:YY:ZZ<text:bookmark text:name="file-asus_rt-ac58u_ipq4018_bootlog-log-L1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6"/></text:p>
          </table:table-cell>
          <table:table-cell table:style-name="Table1.A1" office:value-type="string">
            <text:p text:style-name="P17">Read 0x40 bytes from volume [linux] offset 0x0 to 84000000<text:bookmark text:name="file-asus_rt-ac58u_ipq4018_bootlog-log-L1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7"/></text:p>
          </table:table-cell>
          <table:table-cell table:style-name="Table1.A1" office:value-type="string">
            <text:p text:style-name="P17">FIT/FDT format image found at 0x84000000, size 0x0137e0c4<text:bookmark text:name="file-asus_rt-ac58u_ipq4018_bootlog-log-L1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8"/></text:p>
          </table:table-cell>
          <table:table-cell table:style-name="Table1.A1" office:value-type="string">
            <text:p text:style-name="P17">Read 0x137e104 bytes from volume [linux] offset 0x0 to 84000000<text:bookmark text:name="file-asus_rt-ac58u_ipq4018_bootlog-log-L1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39"/></text:p>
          </table:table-cell>
          <table:table-cell table:style-name="Table1.A1" office:value-type="string">
            <text:p text:style-name="P17">## Booting kernel from FIT Image at 84000000 ...<text:bookmark text:name="file-asus_rt-ac58u_ipq4018_bootlog-log-L1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0"/></text:p>
          </table:table-cell>
          <table:table-cell table:style-name="Table1.A1" office:value-type="string">
            <text:p text:style-name="P17">Using 'config@1' configuration<text:bookmark text:name="file-asus_rt-ac58u_ipq4018_bootlog-log-L1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1"/></text:p>
          </table:table-cell>
          <table:table-cell table:style-name="Table1.A1" office:value-type="string">
            <text:p text:style-name="P17">Trying 'kernel@1' kernel subimage<text:bookmark text:name="file-asus_rt-ac58u_ipq4018_bootlog-log-L1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2"/></text:p>
          </table:table-cell>
          <table:table-cell table:style-name="Table1.A1" office:value-type="string">
            <text:p text:style-name="P17">Description: ARM OpenWrt Linux-3.0<text:bookmark text:name="file-asus_rt-ac58u_ipq4018_bootlog-log-L1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3"/></text:p>
          </table:table-cell>
          <table:table-cell table:style-name="Table1.A1" office:value-type="string">
            <text:p text:style-name="P17">Type: Kernel Image<text:bookmark text:name="file-asus_rt-ac58u_ipq4018_bootlog-log-L1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4"/></text:p>
          </table:table-cell>
          <table:table-cell table:style-name="Table1.A1" office:value-type="string">
            <text:p text:style-name="P17">Compression: lzma compressed<text:bookmark text:name="file-asus_rt-ac58u_ipq4018_bootlog-log-L1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5"/></text:p>
          </table:table-cell>
          <table:table-cell table:style-name="Table1.A1" office:value-type="string">
            <text:p text:style-name="P17">Data Start: 0x840000e0<text:bookmark text:name="file-asus_rt-ac58u_ipq4018_bootlog-log-L1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6"/></text:p>
          </table:table-cell>
          <table:table-cell table:style-name="Table1.A1" office:value-type="string">
            <text:p text:style-name="P17">Data Size: 2108285 Bytes = 2 MiB<text:bookmark text:name="file-asus_rt-ac58u_ipq4018_bootlog-log-L1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7"/></text:p>
          </table:table-cell>
          <table:table-cell table:style-name="Table1.A1" office:value-type="string">
            <text:p text:style-name="P17">Architecture: ARM<text:bookmark text:name="file-asus_rt-ac58u_ipq4018_bootlog-log-L1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8"/></text:p>
          </table:table-cell>
          <table:table-cell table:style-name="Table1.A1" office:value-type="string">
            <text:p text:style-name="P17">OS: Linux<text:bookmark text:name="file-asus_rt-ac58u_ipq4018_bootlog-log-L1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49"/></text:p>
          </table:table-cell>
          <table:table-cell table:style-name="Table1.A1" office:value-type="string">
            <text:p text:style-name="P17">Load Address: 0x80208000<text:bookmark text:name="file-asus_rt-ac58u_ipq4018_bootlog-log-L1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0"/></text:p>
          </table:table-cell>
          <table:table-cell table:style-name="Table1.A1" office:value-type="string">
            <text:p text:style-name="P17">Entry Point: 0x80208000<text:bookmark text:name="file-asus_rt-ac58u_ipq4018_bootlog-log-L1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1"/></text:p>
          </table:table-cell>
          <table:table-cell table:style-name="Table1.A1" office:value-type="string">
            <text:p text:style-name="P17">Hash algo: crc32<text:bookmark text:name="file-asus_rt-ac58u_ipq4018_bootlog-log-L1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2"/></text:p>
          </table:table-cell>
          <table:table-cell table:style-name="Table1.A1" office:value-type="string">
            <text:p text:style-name="P17">Hash value: 83ab30ca<text:bookmark text:name="file-asus_rt-ac58u_ipq4018_bootlog-log-L1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3"/></text:p>
          </table:table-cell>
          <table:table-cell table:style-name="Table1.A1" office:value-type="string">
            <text:p text:style-name="P17">## Loading init Ramdisk from FIT Image at 84000000 ...<text:bookmark text:name="file-asus_rt-ac58u_ipq4018_bootlog-log-L1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4"/></text:p>
          </table:table-cell>
          <table:table-cell table:style-name="Table1.A1" office:value-type="string">
            <text:p text:style-name="P17">Using 'config@1' configuration<text:bookmark text:name="file-asus_rt-ac58u_ipq4018_bootlog-log-L1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5"/></text:p>
          </table:table-cell>
          <table:table-cell table:style-name="Table1.A1" office:value-type="string">
            <text:p text:style-name="P17">Trying 'rootfs@1' ramdisk subimage<text:bookmark text:name="file-asus_rt-ac58u_ipq4018_bootlog-log-L1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6"/></text:p>
          </table:table-cell>
          <table:table-cell table:style-name="Table1.A1" office:value-type="string">
            <text:p text:style-name="P17">Description: Root File System<text:bookmark text:name="file-asus_rt-ac58u_ipq4018_bootlog-log-L1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7"/></text:p>
          </table:table-cell>
          <table:table-cell table:style-name="Table1.A1" office:value-type="string">
            <text:p text:style-name="P17">Type: RAMDisk Image<text:bookmark text:name="file-asus_rt-ac58u_ipq4018_bootlog-log-L1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8"/></text:p>
          </table:table-cell>
          <table:table-cell table:style-name="Table1.A1" office:value-type="string">
            <text:p text:style-name="P17">Compression: lzma compressed<text:bookmark text:name="file-asus_rt-ac58u_ipq4018_bootlog-log-L1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59"/></text:p>
          </table:table-cell>
          <table:table-cell table:style-name="Table1.A1" office:value-type="string">
            <text:p text:style-name="P17">Data Start: 0x84202d40<text:bookmark text:name="file-asus_rt-ac58u_ipq4018_bootlog-log-L1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0"/></text:p>
          </table:table-cell>
          <table:table-cell table:style-name="Table1.A1" office:value-type="string">
            <text:p text:style-name="P17">Data Size: 18296876 Bytes = 17.4 MiB<text:bookmark text:name="file-asus_rt-ac58u_ipq4018_bootlog-log-L1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1"/></text:p>
          </table:table-cell>
          <table:table-cell table:style-name="Table1.A1" office:value-type="string">
            <text:p text:style-name="P17">Architecture: ARM<text:bookmark text:name="file-asus_rt-ac58u_ipq4018_bootlog-log-L1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2"/></text:p>
          </table:table-cell>
          <table:table-cell table:style-name="Table1.A1" office:value-type="string">
            <text:p text:style-name="P17">Hash algo: crc32<text:bookmark text:name="file-asus_rt-ac58u_ipq4018_bootlog-log-L1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3"/></text:p>
          </table:table-cell>
          <table:table-cell table:style-name="Table1.A1" office:value-type="string">
            <text:p text:style-name="P17">Hash value: 067579ea<text:bookmark text:name="file-asus_rt-ac58u_ipq4018_bootlog-log-L1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4"/></text:p>
          </table:table-cell>
          <table:table-cell table:style-name="Table1.A1" office:value-type="string">
            <text:p text:style-name="P17">## Flattened Device Tree from FIT Image at 84000000<text:bookmark text:name="file-asus_rt-ac58u_ipq4018_bootlog-log-L1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5"/></text:p>
          </table:table-cell>
          <table:table-cell table:style-name="Table1.A1" office:value-type="string">
            <text:p text:style-name="P17">Using 'config@1' configuration<text:bookmark text:name="file-asus_rt-ac58u_ipq4018_bootlog-log-L1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6"/></text:p>
          </table:table-cell>
          <table:table-cell table:style-name="Table1.A1" office:value-type="string">
            <text:p text:style-name="P17">Trying 'fdt@1' FDT blob subimage<text:bookmark text:name="file-asus_rt-ac58u_ipq4018_bootlog-log-L1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7"/></text:p>
          </table:table-cell>
          <table:table-cell table:style-name="Table1.A1" office:value-type="string">
            <text:p text:style-name="P17">Description: ARM OpenWrt qcom-ipq40xx-ap.dkxx device tree blob<text:bookmark text:name="file-asus_rt-ac58u_ipq4018_bootlog-log-L1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8"/></text:p>
          </table:table-cell>
          <table:table-cell table:style-name="Table1.A1" office:value-type="string">
            <text:p text:style-name="P17">Type: Flat Device Tree<text:bookmark text:name="file-asus_rt-ac58u_ipq4018_bootlog-log-L1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69"/></text:p>
          </table:table-cell>
          <table:table-cell table:style-name="Table1.A1" office:value-type="string">
            <text:p text:style-name="P17">Compression: uncompressed<text:bookmark text:name="file-asus_rt-ac58u_ipq4018_bootlog-log-L1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0"/></text:p>
          </table:table-cell>
          <table:table-cell table:style-name="Table1.A1" office:value-type="string">
            <text:p text:style-name="P17">Data Start: 0x85375e68<text:bookmark text:name="file-asus_rt-ac58u_ipq4018_bootlog-log-L1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1"/></text:p>
          </table:table-cell>
          <table:table-cell table:style-name="Table1.A1" office:value-type="string">
            <text:p text:style-name="P17">Data Size: 32582 Bytes = 31.8 KiB<text:bookmark text:name="file-asus_rt-ac58u_ipq4018_bootlog-log-L1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2"/></text:p>
          </table:table-cell>
          <table:table-cell table:style-name="Table1.A1" office:value-type="string">
            <text:p text:style-name="P17">Architecture: ARM<text:bookmark text:name="file-asus_rt-ac58u_ipq4018_bootlog-log-L1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3"/></text:p>
          </table:table-cell>
          <table:table-cell table:style-name="Table1.A1" office:value-type="string">
            <text:p text:style-name="P17">Hash algo: crc32<text:bookmark text:name="file-asus_rt-ac58u_ipq4018_bootlog-log-L1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4"/></text:p>
          </table:table-cell>
          <table:table-cell table:style-name="Table1.A1" office:value-type="string">
            <text:p text:style-name="P17">Hash value: 42070f63<text:bookmark text:name="file-asus_rt-ac58u_ipq4018_bootlog-log-L1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5"/></text:p>
          </table:table-cell>
          <table:table-cell table:style-name="Table1.A1" office:value-type="string">
            <text:p text:style-name="P17">Hash algo: sha1<text:bookmark text:name="file-asus_rt-ac58u_ipq4018_bootlog-log-L1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6"/></text:p>
          </table:table-cell>
          <table:table-cell table:style-name="Table1.A1" office:value-type="string">
            <text:p text:style-name="P17">Hash value: ebf2ac0ef3f4d701102cff2b69dd5516c7c84b79<text:bookmark text:name="file-asus_rt-ac58u_ipq4018_bootlog-log-L1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7"/></text:p>
          </table:table-cell>
          <table:table-cell table:style-name="Table1.A1" office:value-type="string">
            <text:p text:style-name="P17">Booting using the fdt blob at 0x85375e68<text:bookmark text:name="file-asus_rt-ac58u_ipq4018_bootlog-log-L1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8"/></text:p>
          </table:table-cell>
          <table:table-cell table:style-name="Table1.A1" office:value-type="string">
            <text:p text:style-name="P17">Read 0x28 bytes from volume [linux2] offset 0x0 to 86edfc40<text:bookmark text:name="file-asus_rt-ac58u_ipq4018_bootlog-log-L1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79"/></text:p>
          </table:table-cell>
          <table:table-cell table:style-name="Table1.A1" office:value-type="string">
            <text:p text:style-name="P17">Uncompressing Kernel Image ... OK<text:bookmark text:name="file-asus_rt-ac58u_ipq4018_bootlog-log-L180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180"/></text:p>
          </table:table-cell>
          <table:table-cell table:style-name="Table1.A1" office:value-type="string">
            <text:p text:style-name="P17">Loading Device Tree to 86ed4000, end 86edef45 ... OK<text:bookmark text:name="file-asus_rt-ac58u_ipq4018_bootlog-log-L1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1"/></text:p>
          </table:table-cell>
          <table:table-cell table:style-name="Table1.A1" office:value-type="string">
            <text:p text:style-name="P17">Using machid 0x8010100 from environment<text:bookmark text:name="file-asus_rt-ac58u_ipq4018_bootlog-log-L1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2"/></text:p>
          </table:table-cell>
          <table:table-cell table:style-name="Table1.A1" office:value-type="string">
            <text:p text:style-name="P19"><text:bookmark text:name="file-asus_rt-ac58u_ipq4018_bootlog-log-L1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3"/></text:p>
          </table:table-cell>
          <table:table-cell table:style-name="Table1.A1" office:value-type="string">
            <text:p text:style-name="P17">Starting kernel ...<text:bookmark text:name="file-asus_rt-ac58u_ipq4018_bootlog-log-L1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4"/></text:p>
          </table:table-cell>
          <table:table-cell table:style-name="Table1.A1" office:value-type="string">
            <text:p text:style-name="P19"><text:bookmark text:name="file-asus_rt-ac58u_ipq4018_bootlog-log-L1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5"/></text:p>
          </table:table-cell>
          <table:table-cell table:style-name="Table1.A1" office:value-type="string">
            <text:p text:style-name="P17">Booting Linux on physical CPU 0x0<text:bookmark text:name="file-asus_rt-ac58u_ipq4018_bootlog-log-L1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6"/></text:p>
          </table:table-cell>
          <table:table-cell table:style-name="Table1.A1" office:value-type="string">
            <text:p text:style-name="P17">Linux version 3.14.43 (barton@localhost.localdomain) (gcc version 4.6.3 20120201 (prerelease) (Linaro GCC 4.6-2012.02) ) #1 SMP PREEMPT Mon Aug 29 16:29:36 CST 2016<text:bookmark text:name="file-asus_rt-ac58u_ipq4018_bootlog-log-L1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7"/></text:p>
          </table:table-cell>
          <table:table-cell table:style-name="Table1.A1" office:value-type="string">
            <text:p text:style-name="P17">CPU: ARMv7 Processor [410fc075] revision 5 (ARMv7), cr=10c5387d<text:bookmark text:name="file-asus_rt-ac58u_ipq4018_bootlog-log-L1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8"/></text:p>
          </table:table-cell>
          <table:table-cell table:style-name="Table1.A1" office:value-type="string">
            <text:p text:style-name="P17">CPU: PIPT / VIPT nonaliasing data cache, VIPT aliasing instruction cache<text:bookmark text:name="file-asus_rt-ac58u_ipq4018_bootlog-log-L1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89"/></text:p>
          </table:table-cell>
          <table:table-cell table:style-name="Table1.A1" office:value-type="string">
            <text:p text:style-name="P17">Machine model: Qualcomm Technologies, Inc. IPQ40xx/AP-DK01.1-C2<text:bookmark text:name="file-asus_rt-ac58u_ipq4018_bootlog-log-L1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0"/></text:p>
          </table:table-cell>
          <table:table-cell table:style-name="Table1.A1" office:value-type="string">
            <text:p text:style-name="P17">Memory policy: Data cache writealloc<text:bookmark text:name="file-asus_rt-ac58u_ipq4018_bootlog-log-L1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1"/></text:p>
          </table:table-cell>
          <table:table-cell table:style-name="Table1.A1" office:value-type="string">
            <text:p text:style-name="P17">PERCPU: Embedded 8 pages/cpu @c7ccb000 s8576 r8192 d16000 u32768<text:bookmark text:name="file-asus_rt-ac58u_ipq4018_bootlog-log-L1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2"/></text:p>
          </table:table-cell>
          <table:table-cell table:style-name="Table1.A1" office:value-type="string">
            <text:p text:style-name="P17">Built 1 zonelists in Zone order, mobility grouping on. Total pages: 32000<text:bookmark text:name="file-asus_rt-ac58u_ipq4018_bootlog-log-L1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3"/></text:p>
          </table:table-cell>
          <table:table-cell table:style-name="Table1.A1" office:value-type="string">
            <text:p text:style-name="P17">Kernel command line: root_rfs=0x00202d40 flash_type=norplusnand ubi.mtd=UBI_DEV clk_ignore_unused<text:bookmark text:name="file-asus_rt-ac58u_ipq4018_bootlog-log-L1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4"/></text:p>
          </table:table-cell>
          <table:table-cell table:style-name="Table1.A1" office:value-type="string">
            <text:p text:style-name="P17">PID hash table entries: 512 (order: -1, 2048 bytes)<text:bookmark text:name="file-asus_rt-ac58u_ipq4018_bootlog-log-L1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5"/></text:p>
          </table:table-cell>
          <table:table-cell table:style-name="Table1.A1" office:value-type="string">
            <text:p text:style-name="P17">Dentry cache hash table entries: 16384 (order: 4, 65536 bytes)<text:bookmark text:name="file-asus_rt-ac58u_ipq4018_bootlog-log-L1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6"/></text:p>
          </table:table-cell>
          <table:table-cell table:style-name="Table1.A1" office:value-type="string">
            <text:p text:style-name="P17">Inode-cache hash table entries: 8192 (order: 3, 32768 bytes)<text:bookmark text:name="file-asus_rt-ac58u_ipq4018_bootlog-log-L1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7"/></text:p>
          </table:table-cell>
          <table:table-cell table:style-name="Table1.A1" office:value-type="string">
            <text:p text:style-name="P17">Memory: 121524K/129024K available (3979K kernel code, 201K rwdata, 1160K rodata, 168K init, 601K bss, 7500K reserved, 0K highmem)<text:bookmark text:name="file-asus_rt-ac58u_ipq4018_bootlog-log-L1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8"/></text:p>
          </table:table-cell>
          <table:table-cell table:style-name="Table1.A1" office:value-type="string">
            <text:p text:style-name="P17">Virtual kernel memory layout:<text:bookmark text:name="file-asus_rt-ac58u_ipq4018_bootlog-log-L1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99"/></text:p>
          </table:table-cell>
          <table:table-cell table:style-name="Table1.A1" office:value-type="string">
            <text:p text:style-name="P17">vector : 0xffff0000 - 0xffff1000 ( 4 kB)<text:bookmark text:name="file-asus_rt-ac58u_ipq4018_bootlog-log-L2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0"/></text:p>
          </table:table-cell>
          <table:table-cell table:style-name="Table1.A1" office:value-type="string">
            <text:p text:style-name="P17">fixmap : 0xfff00000 - 0xfffe0000 ( 896 kB)<text:bookmark text:name="file-asus_rt-ac58u_ipq4018_bootlog-log-L2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1"/></text:p>
          </table:table-cell>
          <table:table-cell table:style-name="Table1.A1" office:value-type="string">
            <text:p text:style-name="P17">vmalloc : 0xc8800000 - 0xff000000 ( 872 MB)<text:bookmark text:name="file-asus_rt-ac58u_ipq4018_bootlog-log-L2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2"/></text:p>
          </table:table-cell>
          <table:table-cell table:style-name="Table1.A1" office:value-type="string">
            <text:p text:style-name="P17">lowmem : 0xc0000000 - 0xc8000000 ( 128 MB)<text:bookmark text:name="file-asus_rt-ac58u_ipq4018_bootlog-log-L2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3"/></text:p>
          </table:table-cell>
          <table:table-cell table:style-name="Table1.A1" office:value-type="string">
            <text:p text:style-name="P17">pkmap : 0xbfe00000 - 0xc0000000 ( 2 MB)<text:bookmark text:name="file-asus_rt-ac58u_ipq4018_bootlog-log-L2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4"/></text:p>
          </table:table-cell>
          <table:table-cell table:style-name="Table1.A1" office:value-type="string">
            <text:p text:style-name="P17">modules : 0xbf000000 - 0xbfe00000 ( 14 MB)<text:bookmark text:name="file-asus_rt-ac58u_ipq4018_bootlog-log-L2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5"/></text:p>
          </table:table-cell>
          <table:table-cell table:style-name="Table1.A1" office:value-type="string">
            <text:p text:style-name="P17">.text : 0xc0208000 - 0xc070ce3c (5140 kB)<text:bookmark text:name="file-asus_rt-ac58u_ipq4018_bootlog-log-L2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6"/></text:p>
          </table:table-cell>
          <table:table-cell table:style-name="Table1.A1" office:value-type="string">
            <text:p text:style-name="P17">.init : 0xc070d000 - 0xc0737180 ( 169 kB)<text:bookmark text:name="file-asus_rt-ac58u_ipq4018_bootlog-log-L2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7"/></text:p>
          </table:table-cell>
          <table:table-cell table:style-name="Table1.A1" office:value-type="string">
            <text:p text:style-name="P17">.data : 0xc0738000 - 0xc076a4f8 ( 202 kB)<text:bookmark text:name="file-asus_rt-ac58u_ipq4018_bootlog-log-L2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8"/></text:p>
          </table:table-cell>
          <table:table-cell table:style-name="Table1.A1" office:value-type="string">
            <text:p text:style-name="P17">.bss : 0xc076a4f8 - 0xc0800b18 ( 602 kB)<text:bookmark text:name="file-asus_rt-ac58u_ipq4018_bootlog-log-L2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09"/></text:p>
          </table:table-cell>
          <table:table-cell table:style-name="Table1.A1" office:value-type="string">
            <text:p text:style-name="P17">SLUB: HWalign=64, Order=0-3, MinObjects=0, CPUs=4, Nodes=1<text:bookmark text:name="file-asus_rt-ac58u_ipq4018_bootlog-log-L2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0"/></text:p>
          </table:table-cell>
          <table:table-cell table:style-name="Table1.A1" office:value-type="string">
            <text:p text:style-name="P17">Preemptible hierarchical RCU implementation.<text:bookmark text:name="file-asus_rt-ac58u_ipq4018_bootlog-log-L2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1"/></text:p>
          </table:table-cell>
          <table:table-cell table:style-name="Table1.A1" office:value-type="string">
            <text:p text:style-name="P17">NR_IRQS:16 nr_irqs:16 16<text:bookmark text:name="file-asus_rt-ac58u_ipq4018_bootlog-log-L2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2"/></text:p>
          </table:table-cell>
          <table:table-cell table:style-name="Table1.A1" office:value-type="string">
            <text:p text:style-name="P17">Architected cp15 timer(s) running at 48.00MHz (virt).<text:bookmark text:name="file-asus_rt-ac58u_ipq4018_bootlog-log-L2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3"/></text:p>
          </table:table-cell>
          <table:table-cell table:style-name="Table1.A1" office:value-type="string">
            <text:p text:style-name="P17">sched_clock: 56 bits at 48MHz, resolution 20ns, wraps every 2863311552512ns<text:bookmark text:name="file-asus_rt-ac58u_ipq4018_bootlog-log-L2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4"/></text:p>
          </table:table-cell>
          <table:table-cell table:style-name="Table1.A1" office:value-type="string">
            <text:p text:style-name="P17">Switching to timer-based delay loop<text:bookmark text:name="file-asus_rt-ac58u_ipq4018_bootlog-log-L2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5"/></text:p>
          </table:table-cell>
          <table:table-cell table:style-name="Table1.A1" office:value-type="string">
            <text:p text:style-name="P17">Calibrating delay loop (skipped), value calculated using timer frequency.. 96.00 BogoMIPS (lpj=480000)<text:bookmark text:name="file-asus_rt-ac58u_ipq4018_bootlog-log-L2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6"/></text:p>
          </table:table-cell>
          <table:table-cell table:style-name="Table1.A1" office:value-type="string">
            <text:p text:style-name="P17">pid_max: default: 32768 minimum: 301<text:bookmark text:name="file-asus_rt-ac58u_ipq4018_bootlog-log-L2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7"/></text:p>
          </table:table-cell>
          <table:table-cell table:style-name="Table1.A1" office:value-type="string">
            <text:p text:style-name="P17">Mount-cache hash table entries: 1024 (order: 0, 4096 bytes)<text:bookmark text:name="file-asus_rt-ac58u_ipq4018_bootlog-log-L2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8"/></text:p>
          </table:table-cell>
          <table:table-cell table:style-name="Table1.A1" office:value-type="string">
            <text:p text:style-name="P17">Mountpoint-cache hash table entries: 1024 (order: 0, 4096 bytes)<text:bookmark text:name="file-asus_rt-ac58u_ipq4018_bootlog-log-L2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19"/></text:p>
          </table:table-cell>
          <table:table-cell table:style-name="Table1.A1" office:value-type="string">
            <text:p text:style-name="P17">CPU: Testing write buffer coherency: ok<text:bookmark text:name="file-asus_rt-ac58u_ipq4018_bootlog-log-L220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220"/></text:p>
          </table:table-cell>
          <table:table-cell table:style-name="Table1.A1" office:value-type="string">
            <text:p text:style-name="P17">CPU0: thread -1, cpu 0, socket 0, mpidr 80000000<text:bookmark text:name="file-asus_rt-ac58u_ipq4018_bootlog-log-L2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1"/></text:p>
          </table:table-cell>
          <table:table-cell table:style-name="Table1.A1" office:value-type="string">
            <text:p text:style-name="P17">Setting up static identity map for 0x802133e0 - 0x80213438<text:bookmark text:name="file-asus_rt-ac58u_ipq4018_bootlog-log-L2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2"/></text:p>
          </table:table-cell>
          <table:table-cell table:style-name="Table1.A1" office:value-type="string">
            <text:p text:style-name="P17">CPU1: Booted secondary processor<text:bookmark text:name="file-asus_rt-ac58u_ipq4018_bootlog-log-L2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3"/></text:p>
          </table:table-cell>
          <table:table-cell table:style-name="Table1.A1" office:value-type="string">
            <text:p text:style-name="P17">CPU1: thread -1, cpu 1, socket 0, mpidr 80000001<text:bookmark text:name="file-asus_rt-ac58u_ipq4018_bootlog-log-L2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4"/></text:p>
          </table:table-cell>
          <table:table-cell table:style-name="Table1.A1" office:value-type="string">
            <text:p text:style-name="P17">CPU2: Booted secondary processor<text:bookmark text:name="file-asus_rt-ac58u_ipq4018_bootlog-log-L2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5"/></text:p>
          </table:table-cell>
          <table:table-cell table:style-name="Table1.A1" office:value-type="string">
            <text:p text:style-name="P17">CPU2: thread -1, cpu 2, socket 0, mpidr 80000002<text:bookmark text:name="file-asus_rt-ac58u_ipq4018_bootlog-log-L2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6"/></text:p>
          </table:table-cell>
          <table:table-cell table:style-name="Table1.A1" office:value-type="string">
            <text:p text:style-name="P17">CPU3: Booted secondary processor<text:bookmark text:name="file-asus_rt-ac58u_ipq4018_bootlog-log-L2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7"/></text:p>
          </table:table-cell>
          <table:table-cell table:style-name="Table1.A1" office:value-type="string">
            <text:p text:style-name="P17">CPU3: thread -1, cpu 3, socket 0, mpidr 80000003<text:bookmark text:name="file-asus_rt-ac58u_ipq4018_bootlog-log-L2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8"/></text:p>
          </table:table-cell>
          <table:table-cell table:style-name="Table1.A1" office:value-type="string">
            <text:p text:style-name="P17">Brought up 4 CPUs<text:bookmark text:name="file-asus_rt-ac58u_ipq4018_bootlog-log-L2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29"/></text:p>
          </table:table-cell>
          <table:table-cell table:style-name="Table1.A1" office:value-type="string">
            <text:p text:style-name="P17">SMP: Total of 4 processors activated (384.00 BogoMIPS).<text:bookmark text:name="file-asus_rt-ac58u_ipq4018_bootlog-log-L2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0"/></text:p>
          </table:table-cell>
          <table:table-cell table:style-name="Table1.A1" office:value-type="string">
            <text:p text:style-name="P17">CPU: All CPU(s) started in SVC mode.<text:bookmark text:name="file-asus_rt-ac58u_ipq4018_bootlog-log-L2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1"/></text:p>
          </table:table-cell>
          <table:table-cell table:style-name="Table1.A1" office:value-type="string">
            <text:p text:style-name="P17">VFP support v0.3: implementor 41 architecture 2 part 30 variant 7 rev 5<text:bookmark text:name="file-asus_rt-ac58u_ipq4018_bootlog-log-L2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2"/></text:p>
          </table:table-cell>
          <table:table-cell table:style-name="Table1.A1" office:value-type="string">
            <text:p text:style-name="P17">pinctrl core: initialized pinctrl subsystem<text:bookmark text:name="file-asus_rt-ac58u_ipq4018_bootlog-log-L2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3"/></text:p>
          </table:table-cell>
          <table:table-cell table:style-name="Table1.A1" office:value-type="string">
            <text:p text:style-name="P17">regulator-dummy: no parameters<text:bookmark text:name="file-asus_rt-ac58u_ipq4018_bootlog-log-L2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4"/></text:p>
          </table:table-cell>
          <table:table-cell table:style-name="Table1.A1" office:value-type="string">
            <text:p text:style-name="P17">NET: Registered protocol family 16<text:bookmark text:name="file-asus_rt-ac58u_ipq4018_bootlog-log-L2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5"/></text:p>
          </table:table-cell>
          <table:table-cell table:style-name="Table1.A1" office:value-type="string">
            <text:p text:style-name="P17">DMA: preallocated 2048 KiB pool for atomic coherent allocations<text:bookmark text:name="file-asus_rt-ac58u_ipq4018_bootlog-log-L2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6"/></text:p>
          </table:table-cell>
          <table:table-cell table:style-name="Table1.A1" office:value-type="string">
            <text:p text:style-name="P17">cpuidle: using governor ladder<text:bookmark text:name="file-asus_rt-ac58u_ipq4018_bootlog-log-L2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7"/></text:p>
          </table:table-cell>
          <table:table-cell table:style-name="Table1.A1" office:value-type="string">
            <text:p text:style-name="P17">cpuidle: using governor menu<text:bookmark text:name="file-asus_rt-ac58u_ipq4018_bootlog-log-L2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8"/></text:p>
          </table:table-cell>
          <table:table-cell table:style-name="Table1.A1" office:value-type="string">
            <text:p text:style-name="P17">hw-breakpoint: Debug register access (0xee003e17) caused undefined instruction on CPU 2<text:bookmark text:name="file-asus_rt-ac58u_ipq4018_bootlog-log-L2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39"/></text:p>
          </table:table-cell>
          <table:table-cell table:style-name="Table1.A1" office:value-type="string">
            <text:p text:style-name="P17">hw-breakpoint: Debug register access (0xee003e17) caused undefined instruction on CPU 3<text:bookmark text:name="file-asus_rt-ac58u_ipq4018_bootlog-log-L2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0"/></text:p>
          </table:table-cell>
          <table:table-cell table:style-name="Table1.A1" office:value-type="string">
            <text:p text:style-name="P17">hw-breakpoint: Debug register access (0xee003e17) caused undefined instruction on CPU 1<text:bookmark text:name="file-asus_rt-ac58u_ipq4018_bootlog-log-L2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1"/></text:p>
          </table:table-cell>
          <table:table-cell table:style-name="Table1.A1" office:value-type="string">
            <text:p text:style-name="P17">hw-breakpoint: CPU 3 failed to disable vector catch<text:bookmark text:name="file-asus_rt-ac58u_ipq4018_bootlog-log-L2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2"/></text:p>
          </table:table-cell>
          <table:table-cell table:style-name="Table1.A1" office:value-type="string">
            <text:p text:style-name="P17">hw-breakpoint: Debug register access (0xee003e17) caused undefined instruction on CPU 0<text:bookmark text:name="file-asus_rt-ac58u_ipq4018_bootlog-log-L2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3"/></text:p>
          </table:table-cell>
          <table:table-cell table:style-name="Table1.A1" office:value-type="string">
            <text:p text:style-name="P19"><text:bookmark text:name="file-asus_rt-ac58u_ipq4018_bootlog-log-L2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4"/></text:p>
          </table:table-cell>
          <table:table-cell table:style-name="Table1.A1" office:value-type="string">
            <text:p text:style-name="P17">Version Rollback Feature Disabled<text:bookmark text:name="file-asus_rt-ac58u_ipq4018_bootlog-log-L2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5"/></text:p>
          </table:table-cell>
          <table:table-cell table:style-name="Table1.A1" office:value-type="string">
            <text:p text:style-name="P17">sps:sps is ready.<text:bookmark text:name="file-asus_rt-ac58u_ipq4018_bootlog-log-L2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6"/></text:p>
          </table:table-cell>
          <table:table-cell table:style-name="Table1.A1" office:value-type="string">
            <text:p text:style-name="P17">bio: create slab &lt;bio-0&gt; at 0<text:bookmark text:name="file-asus_rt-ac58u_ipq4018_bootlog-log-L2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7"/></text:p>
          </table:table-cell>
          <table:table-cell table:style-name="Table1.A1" office:value-type="string">
            <text:p text:style-name="P17">SCSI subsystem initialized<text:bookmark text:name="file-asus_rt-ac58u_ipq4018_bootlog-log-L2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8"/></text:p>
          </table:table-cell>
          <table:table-cell table:style-name="Table1.A1" office:value-type="string">
            <text:p text:style-name="P17">msm_bus_fabric_init_driver<text:bookmark text:name="file-asus_rt-ac58u_ipq4018_bootlog-log-L2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49"/></text:p>
          </table:table-cell>
          <table:table-cell table:style-name="Table1.A1" office:value-type="string">
            <text:p text:style-name="P17">msm_bus_device 580000.ad-hoc-bus: Dev 4096<text:bookmark text:name="file-asus_rt-ac58u_ipq4018_bootlog-log-L2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0"/></text:p>
          </table:table-cell>
          <table:table-cell table:style-name="Table1.A1" office:value-type="string">
            <text:p text:style-name="P17">msm_bus_device 580000.ad-hoc-bus: Util-fact is missing, default to 100<text:bookmark text:name="file-asus_rt-ac58u_ipq4018_bootlog-log-L2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1"/></text:p>
          </table:table-cell>
          <table:table-cell table:style-name="Table1.A1" office:value-type="string">
            <text:p text:style-name="P17">msm_bus_device 580000.ad-hoc-bus: Vrail-comp is missing, default to 100<text:bookmark text:name="file-asus_rt-ac58u_ipq4018_bootlog-log-L2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2"/></text:p>
          </table:table-cell>
          <table:table-cell table:style-name="Table1.A1" office:value-type="string">
            <text:p text:style-name="P17">msm_bus_device 580000.ad-hoc-bus: get_bus_node_device_data:Failed to get bus clk for bus4096 ctx0<text:bookmark text:name="file-asus_rt-ac58u_ipq4018_bootlog-log-L2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3"/></text:p>
          </table:table-cell>
          <table:table-cell table:style-name="Table1.A1" office:value-type="string">
            <text:p text:style-name="P17">msm_bus_device 580000.ad-hoc-bus: Failed to get bus clk for bus4096 ctx1<text:bookmark text:name="file-asus_rt-ac58u_ipq4018_bootlog-log-L2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4"/></text:p>
          </table:table-cell>
          <table:table-cell table:style-name="Table1.A1" office:value-type="string">
            <text:p text:style-name="P17">msm_bus_device 580000.ad-hoc-bus: Dev 1024<text:bookmark text:name="file-asus_rt-ac58u_ipq4018_bootlog-log-L2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5"/></text:p>
          </table:table-cell>
          <table:table-cell table:style-name="Table1.A1" office:value-type="string">
            <text:p text:style-name="P17">msm_bus_device 580000.ad-hoc-bus: Util-fact is missing, default to 100<text:bookmark text:name="file-asus_rt-ac58u_ipq4018_bootlog-log-L2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6"/></text:p>
          </table:table-cell>
          <table:table-cell table:style-name="Table1.A1" office:value-type="string">
            <text:p text:style-name="P17">msm_bus_device 580000.ad-hoc-bus: Vrail-comp is missing, default to 100<text:bookmark text:name="file-asus_rt-ac58u_ipq4018_bootlog-log-L2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7"/></text:p>
          </table:table-cell>
          <table:table-cell table:style-name="Table1.A1" office:value-type="string">
            <text:p text:style-name="P17">msm_bus_device 580000.ad-hoc-bus: get_bus_node_device_data:Failed to get bus clk for bus1024 ctx0<text:bookmark text:name="file-asus_rt-ac58u_ipq4018_bootlog-log-L2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8"/></text:p>
          </table:table-cell>
          <table:table-cell table:style-name="Table1.A1" office:value-type="string">
            <text:p text:style-name="P17">msm_bus_device 580000.ad-hoc-bus: Failed to get bus clk for bus1024 ctx1<text:bookmark text:name="file-asus_rt-ac58u_ipq4018_bootlog-log-L2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59"/></text:p>
          </table:table-cell>
          <table:table-cell table:style-name="Table1.A1" office:value-type="string">
            <text:p text:style-name="P17">pcie_init: pcie_init: unable to create IPC log context for pcie0-short<text:bookmark text:name="file-asus_rt-ac58u_ipq4018_bootlog-log-L260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260"/></text:p>
          </table:table-cell>
          <table:table-cell table:style-name="Table1.A1" office:value-type="string">
            <text:p text:style-name="P17">pcie_init: pcie_init: unable to create IPC log context for pcie0-long<text:bookmark text:name="file-asus_rt-ac58u_ipq4018_bootlog-log-L2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1"/></text:p>
          </table:table-cell>
          <table:table-cell table:style-name="Table1.A1" office:value-type="string">
            <text:p text:style-name="P17">Switched to clocksource arch_sys_counter<text:bookmark text:name="file-asus_rt-ac58u_ipq4018_bootlog-log-L2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2"/></text:p>
          </table:table-cell>
          <table:table-cell table:style-name="Table1.A1" office:value-type="string">
            <text:p text:style-name="P17">NET: Registered protocol family 2<text:bookmark text:name="file-asus_rt-ac58u_ipq4018_bootlog-log-L2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3"/></text:p>
          </table:table-cell>
          <table:table-cell table:style-name="Table1.A1" office:value-type="string">
            <text:p text:style-name="P17">TCP established hash table entries: 1024 (order: 0, 4096 bytes)<text:bookmark text:name="file-asus_rt-ac58u_ipq4018_bootlog-log-L2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4"/></text:p>
          </table:table-cell>
          <table:table-cell table:style-name="Table1.A1" office:value-type="string">
            <text:p text:style-name="P17">TCP bind hash table entries: 1024 (order: 1, 8192 bytes)<text:bookmark text:name="file-asus_rt-ac58u_ipq4018_bootlog-log-L2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5"/></text:p>
          </table:table-cell>
          <table:table-cell table:style-name="Table1.A1" office:value-type="string">
            <text:p text:style-name="P17">TCP: Hash tables configured (established 1024 bind 1024)<text:bookmark text:name="file-asus_rt-ac58u_ipq4018_bootlog-log-L2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6"/></text:p>
          </table:table-cell>
          <table:table-cell table:style-name="Table1.A1" office:value-type="string">
            <text:p text:style-name="P17">TCP: reno registered<text:bookmark text:name="file-asus_rt-ac58u_ipq4018_bootlog-log-L2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7"/></text:p>
          </table:table-cell>
          <table:table-cell table:style-name="Table1.A1" office:value-type="string">
            <text:p text:style-name="P17">UDP hash table entries: 256 (order: 1, 8192 bytes)<text:bookmark text:name="file-asus_rt-ac58u_ipq4018_bootlog-log-L2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8"/></text:p>
          </table:table-cell>
          <table:table-cell table:style-name="Table1.A1" office:value-type="string">
            <text:p text:style-name="P17">UDP-Lite hash table entries: 256 (order: 1, 8192 bytes)<text:bookmark text:name="file-asus_rt-ac58u_ipq4018_bootlog-log-L2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69"/></text:p>
          </table:table-cell>
          <table:table-cell table:style-name="Table1.A1" office:value-type="string">
            <text:p text:style-name="P17">NET: Registered protocol family 1<text:bookmark text:name="file-asus_rt-ac58u_ipq4018_bootlog-log-L2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0"/></text:p>
          </table:table-cell>
          <table:table-cell table:style-name="Table1.A1" office:value-type="string">
            <text:p text:style-name="P17">hw perfevents: enabled with ARMv7 Cortex-A7 PMU driver, 5 counters available<text:bookmark text:name="file-asus_rt-ac58u_ipq4018_bootlog-log-L2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1"/></text:p>
          </table:table-cell>
          <table:table-cell table:style-name="Table1.A1" office:value-type="string">
            <text:p text:style-name="P17">futex hash table entries: 1024 (order: 4, 65536 bytes)<text:bookmark text:name="file-asus_rt-ac58u_ipq4018_bootlog-log-L2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2"/></text:p>
          </table:table-cell>
          <table:table-cell table:style-name="Table1.A1" office:value-type="string">
            <text:p text:style-name="P17">squashfs: version 4.0 (2009/01/31) Phillip Lougher<text:bookmark text:name="file-asus_rt-ac58u_ipq4018_bootlog-log-L2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3"/></text:p>
          </table:table-cell>
          <table:table-cell table:style-name="Table1.A1" office:value-type="string">
            <text:p text:style-name="P17">msgmni has been set to 237<text:bookmark text:name="file-asus_rt-ac58u_ipq4018_bootlog-log-L2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4"/></text:p>
          </table:table-cell>
          <table:table-cell table:style-name="Table1.A1" office:value-type="string">
            <text:p text:style-name="P17">Key type asymmetric registered<text:bookmark text:name="file-asus_rt-ac58u_ipq4018_bootlog-log-L2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5"/></text:p>
          </table:table-cell>
          <table:table-cell table:style-name="Table1.A1" office:value-type="string">
            <text:p text:style-name="P17">Asymmetric key parser 'x509' registered<text:bookmark text:name="file-asus_rt-ac58u_ipq4018_bootlog-log-L2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6"/></text:p>
          </table:table-cell>
          <table:table-cell table:style-name="Table1.A1" office:value-type="string">
            <text:p text:style-name="P17">io scheduler noop registered<text:bookmark text:name="file-asus_rt-ac58u_ipq4018_bootlog-log-L2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7"/></text:p>
          </table:table-cell>
          <table:table-cell table:style-name="Table1.A1" office:value-type="string">
            <text:p text:style-name="P17">io scheduler deadline registered (default)<text:bookmark text:name="file-asus_rt-ac58u_ipq4018_bootlog-log-L2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8"/></text:p>
          </table:table-cell>
          <table:table-cell table:style-name="Table1.A1" office:value-type="string">
            <text:p text:style-name="P17">tcsr 194b000.tcsr: setting usb hs phy mode select = e700e7<text:bookmark text:name="file-asus_rt-ac58u_ipq4018_bootlog-log-L2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79"/></text:p>
          </table:table-cell>
          <table:table-cell table:style-name="Table1.A1" office:value-type="string">
            <text:p text:style-name="P17">tcsr 1953000.ess_tcsr: setting ess interface select = 0<text:bookmark text:name="file-asus_rt-ac58u_ipq4018_bootlog-log-L2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0"/></text:p>
          </table:table-cell>
          <table:table-cell table:style-name="Table1.A1" office:value-type="string">
            <text:p text:style-name="P17">tcsr 1949000.tcsr: setting wifi_glb_cfg = 41000000<text:bookmark text:name="file-asus_rt-ac58u_ipq4018_bootlog-log-L2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1"/></text:p>
          </table:table-cell>
          <table:table-cell table:style-name="Table1.A1" office:value-type="string">
            <text:p text:style-name="P17">tcsr 1957000.tcsr: setting wifi_noc_memtype_m0_m2 = 2222222<text:bookmark text:name="file-asus_rt-ac58u_ipq4018_bootlog-log-L2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2"/></text:p>
          </table:table-cell>
          <table:table-cell table:style-name="Table1.A1" office:value-type="string">
            <text:p text:style-name="P17">Serial: 8250/16550 driver, 2 ports, IRQ sharing disabled<text:bookmark text:name="file-asus_rt-ac58u_ipq4018_bootlog-log-L2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3"/></text:p>
          </table:table-cell>
          <table:table-cell table:style-name="Table1.A1" office:value-type="string">
            <text:p text:style-name="P17">msm_serial 78af000.serial: msm_serial: detected port #0<text:bookmark text:name="file-asus_rt-ac58u_ipq4018_bootlog-log-L2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4"/></text:p>
          </table:table-cell>
          <table:table-cell table:style-name="Table1.A1" office:value-type="string">
            <text:p text:style-name="P17">msm_serial 78af000.serial: uartclk = 1843200<text:bookmark text:name="file-asus_rt-ac58u_ipq4018_bootlog-log-L2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5"/></text:p>
          </table:table-cell>
          <table:table-cell table:style-name="Table1.A1" office:value-type="string">
            <text:p text:style-name="P17">78af000.serial: ttyMSM0 at MMIO 0x78af000 (irq = 139, base_baud = 115200) is a MSM<text:bookmark text:name="file-asus_rt-ac58u_ipq4018_bootlog-log-L2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6"/></text:p>
          </table:table-cell>
          <table:table-cell table:style-name="Table1.A1" office:value-type="string">
            <text:p text:style-name="P17">msm_serial: console setup on port #0<text:bookmark text:name="file-asus_rt-ac58u_ipq4018_bootlog-log-L2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7"/></text:p>
          </table:table-cell>
          <table:table-cell table:style-name="Table1.A1" office:value-type="string">
            <text:p text:style-name="P17">console [ttyMSM0] enabled<text:bookmark text:name="file-asus_rt-ac58u_ipq4018_bootlog-log-L2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8"/></text:p>
          </table:table-cell>
          <table:table-cell table:style-name="Table1.A1" office:value-type="string">
            <text:p text:style-name="P17">msm_serial: driver initialized<text:bookmark text:name="file-asus_rt-ac58u_ipq4018_bootlog-log-L2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89"/></text:p>
          </table:table-cell>
          <table:table-cell table:style-name="Table1.A1" office:value-type="string">
            <text:p text:style-name="P17">msm_serial_hsl_init: driver initialized<text:bookmark text:name="file-asus_rt-ac58u_ipq4018_bootlog-log-L2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0"/></text:p>
          </table:table-cell>
          <table:table-cell table:style-name="Table1.A1" office:value-type="string">
            <text:p text:style-name="P17">msm_serial_hs module loaded<text:bookmark text:name="file-asus_rt-ac58u_ipq4018_bootlog-log-L2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1"/></text:p>
          </table:table-cell>
          <table:table-cell table:style-name="Table1.A1" office:value-type="string">
            <text:p text:style-name="P17">brd: module loaded<text:bookmark text:name="file-asus_rt-ac58u_ipq4018_bootlog-log-L2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2"/></text:p>
          </table:table-cell>
          <table:table-cell table:style-name="Table1.A1" office:value-type="string">
            <text:p text:style-name="P17">sps: BAM device 0x07884000 is not registered yet.<text:bookmark text:name="file-asus_rt-ac58u_ipq4018_bootlog-log-L2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3"/></text:p>
          </table:table-cell>
          <table:table-cell table:style-name="Table1.A1" office:value-type="string">
            <text:p text:style-name="P17">sps:BAM 0x07884000 is registered.<text:bookmark text:name="file-asus_rt-ac58u_ipq4018_bootlog-log-L2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4"/></text:p>
          </table:table-cell>
          <table:table-cell table:style-name="Table1.A1" office:value-type="string">
            <text:p text:style-name="P17">sps:BAM 0x07884000 (va:0xc8f40000) enabled: ver:0x19, number of pipes:12<text:bookmark text:name="file-asus_rt-ac58u_ipq4018_bootlog-log-L2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5"/></text:p>
          </table:table-cell>
          <table:table-cell table:style-name="Table1.A1" office:value-type="string">
            <text:p text:style-name="P17">m25p80 spi0.0: found mx25l1606e, expected n25q128a11<text:bookmark text:name="file-asus_rt-ac58u_ipq4018_bootlog-log-L2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6"/></text:p>
          </table:table-cell>
          <table:table-cell table:style-name="Table1.A1" office:value-type="string">
            <text:p text:style-name="P17">m25p80 spi0.0: mx25l1606e (2048 Kbytes)<text:bookmark text:name="file-asus_rt-ac58u_ipq4018_bootlog-log-L2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7"/></text:p>
          </table:table-cell>
          <table:table-cell table:style-name="Table1.A1" office:value-type="string">
            <text:p text:style-name="P17">Creating 1 MTD partitions on "msm-nor0":<text:bookmark text:name="file-asus_rt-ac58u_ipq4018_bootlog-log-L2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8"/></text:p>
          </table:table-cell>
          <table:table-cell table:style-name="Table1.A1" office:value-type="string">
            <text:p text:style-name="P17">0x000000000000-0x000000200000 : "Bootloader"<text:bookmark text:name="file-asus_rt-ac58u_ipq4018_bootlog-log-L2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299"/></text:p>
          </table:table-cell>
          <table:table-cell table:style-name="Table1.A1" office:value-type="string">
            <text:p text:style-name="P17">IMQ driver loaded successfully. (numdevs = 2, numqueues = 1)<text:bookmark text:name="file-asus_rt-ac58u_ipq4018_bootlog-log-L3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0"/></text:p>
          </table:table-cell>
          <table:table-cell table:style-name="Table1.A1" office:value-type="string">
            <text:p text:style-name="P17">Hooking IMQ after NAT on PREROUTING.<text:bookmark text:name="file-asus_rt-ac58u_ipq4018_bootlog-log-L3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1"/></text:p>
          </table:table-cell>
          <table:table-cell table:style-name="Table1.A1" office:value-type="string">
            <text:p text:style-name="P17">Hooking IMQ before NAT on POSTROUTING.<text:bookmark text:name="file-asus_rt-ac58u_ipq4018_bootlog-log-L3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2"/></text:p>
          </table:table-cell>
          <table:table-cell table:style-name="Table1.A1" office:value-type="string">
            <text:p text:style-name="P17">libphy: ipq40xx_mdio: probed<text:bookmark text:name="file-asus_rt-ac58u_ipq4018_bootlog-log-L303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303"/></text:p>
          </table:table-cell>
          <table:table-cell table:style-name="Table1.A1" office:value-type="string">
            <text:p text:style-name="P17">ipq40xx-mdio 90000.mdio: ipq40xx-mdio driver was registered<text:bookmark text:name="file-asus_rt-ac58u_ipq4018_bootlog-log-L3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4"/></text:p>
          </table:table-cell>
          <table:table-cell table:style-name="Table1.A1" office:value-type="string">
            <text:p text:style-name="P17">PPP generic driver version 2.4.2<text:bookmark text:name="file-asus_rt-ac58u_ipq4018_bootlog-log-L3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5"/></text:p>
          </table:table-cell>
          <table:table-cell table:style-name="Table1.A1" office:value-type="string">
            <text:p text:style-name="P17">PPP Deflate Compression module registered<text:bookmark text:name="file-asus_rt-ac58u_ipq4018_bootlog-log-L3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6"/></text:p>
          </table:table-cell>
          <table:table-cell table:style-name="Table1.A1" office:value-type="string">
            <text:p text:style-name="P17">PPP MPPE Compression module registered<text:bookmark text:name="file-asus_rt-ac58u_ipq4018_bootlog-log-L3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7"/></text:p>
          </table:table-cell>
          <table:table-cell table:style-name="Table1.A1" office:value-type="string">
            <text:p text:style-name="P17">NET: Registered protocol family 24<text:bookmark text:name="file-asus_rt-ac58u_ipq4018_bootlog-log-L3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8"/></text:p>
          </table:table-cell>
          <table:table-cell table:style-name="Table1.A1" office:value-type="string">
            <text:p text:style-name="P17">PPTP driver version 0.8.5<text:bookmark text:name="file-asus_rt-ac58u_ipq4018_bootlog-log-L3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09"/></text:p>
          </table:table-cell>
          <table:table-cell table:style-name="Table1.A1" office:value-type="string">
            <text:p text:style-name="P17">i2c /dev entries driver<text:bookmark text:name="file-asus_rt-ac58u_ipq4018_bootlog-log-L3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0"/></text:p>
          </table:table-cell>
          <table:table-cell table:style-name="Table1.A1" office:value-type="string">
            <text:p text:style-name="P17">nand: device found, Manufacturer ID: 0xef, Chip ID: 0xaa<text:bookmark text:name="file-asus_rt-ac58u_ipq4018_bootlog-log-L3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1"/></text:p>
          </table:table-cell>
          <table:table-cell table:style-name="Table1.A1" office:value-type="string">
            <text:p text:style-name="P17">nand: Winbond W25N01GV 128MiB 3.3V<text:bookmark text:name="file-asus_rt-ac58u_ipq4018_bootlog-log-L3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2"/></text:p>
          </table:table-cell>
          <table:table-cell table:style-name="Table1.A1" office:value-type="string">
            <text:p text:style-name="P17">nand: 128MiB, SLC, page size: 2048, OOB size: 64<text:bookmark text:name="file-asus_rt-ac58u_ipq4018_bootlog-log-L3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3"/></text:p>
          </table:table-cell>
          <table:table-cell table:style-name="Table1.A1" office:value-type="string">
            <text:p text:style-name="P17">Scanning device for bad blocks<text:bookmark text:name="file-asus_rt-ac58u_ipq4018_bootlog-log-L3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4"/></text:p>
          </table:table-cell>
          <table:table-cell table:style-name="Table1.A1" office:value-type="string">
            <text:p text:style-name="P17">random: nonblocking pool is initialized<text:bookmark text:name="file-asus_rt-ac58u_ipq4018_bootlog-log-L3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5"/></text:p>
          </table:table-cell>
          <table:table-cell table:style-name="Table1.A1" office:value-type="string">
            <text:p text:style-name="P17">1 ofpart partitions found on MTD device spi0.1<text:bookmark text:name="file-asus_rt-ac58u_ipq4018_bootlog-log-L3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6"/></text:p>
          </table:table-cell>
          <table:table-cell table:style-name="Table1.A1" office:value-type="string">
            <text:p text:style-name="P17">Creating 1 MTD partitions on "spi0.1":<text:bookmark text:name="file-asus_rt-ac58u_ipq4018_bootlog-log-L3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7"/></text:p>
          </table:table-cell>
          <table:table-cell table:style-name="Table1.A1" office:value-type="string">
            <text:p text:style-name="P17">0x000000000000-0x000008000000 : "UBI_DEV"<text:bookmark text:name="file-asus_rt-ac58u_ipq4018_bootlog-log-L3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8"/></text:p>
          </table:table-cell>
          <table:table-cell table:style-name="Table1.A1" office:value-type="string">
            <text:p text:style-name="P17">nf_conntrack version 0.5.0 (1898 buckets, 7592 max)<text:bookmark text:name="file-asus_rt-ac58u_ipq4018_bootlog-log-L3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19"/></text:p>
          </table:table-cell>
          <table:table-cell table:style-name="Table1.A1" office:value-type="string">
            <text:p text:style-name="P17">xt_time: kernel timezone is -0000<text:bookmark text:name="file-asus_rt-ac58u_ipq4018_bootlog-log-L3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0"/></text:p>
          </table:table-cell>
          <table:table-cell table:style-name="Table1.A1" office:value-type="string">
            <text:p text:style-name="P17">gre: GRE over IPv4 demultiplexor driver<text:bookmark text:name="file-asus_rt-ac58u_ipq4018_bootlog-log-L3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1"/></text:p>
          </table:table-cell>
          <table:table-cell table:style-name="Table1.A1" office:value-type="string">
            <text:p text:style-name="P17">ip_tables: (C) 2000-2006 Netfilter Core Team<text:bookmark text:name="file-asus_rt-ac58u_ipq4018_bootlog-log-L3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2"/></text:p>
          </table:table-cell>
          <table:table-cell table:style-name="Table1.A1" office:value-type="string">
            <text:p text:style-name="P17">arp_tables: (C) 2002 David S. Miller<text:bookmark text:name="file-asus_rt-ac58u_ipq4018_bootlog-log-L3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3"/></text:p>
          </table:table-cell>
          <table:table-cell table:style-name="Table1.A1" office:value-type="string">
            <text:p text:style-name="P17">TCP: cubic registered<text:bookmark text:name="file-asus_rt-ac58u_ipq4018_bootlog-log-L3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4"/></text:p>
          </table:table-cell>
          <table:table-cell table:style-name="Table1.A1" office:value-type="string">
            <text:p text:style-name="P17">NET: Registered protocol family 10<text:bookmark text:name="file-asus_rt-ac58u_ipq4018_bootlog-log-L3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5"/></text:p>
          </table:table-cell>
          <table:table-cell table:style-name="Table1.A1" office:value-type="string">
            <text:p text:style-name="P17">ip6_tables: (C) 2000-2006 Netfilter Core Team<text:bookmark text:name="file-asus_rt-ac58u_ipq4018_bootlog-log-L3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6"/></text:p>
          </table:table-cell>
          <table:table-cell table:style-name="Table1.A1" office:value-type="string">
            <text:p text:style-name="P17">NET: Registered protocol family 17<text:bookmark text:name="file-asus_rt-ac58u_ipq4018_bootlog-log-L3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7"/></text:p>
          </table:table-cell>
          <table:table-cell table:style-name="Table1.A1" office:value-type="string">
            <text:p text:style-name="P17">Bridge firewalling registered<text:bookmark text:name="file-asus_rt-ac58u_ipq4018_bootlog-log-L3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8"/></text:p>
          </table:table-cell>
          <table:table-cell table:style-name="Table1.A1" office:value-type="string">
            <text:p text:style-name="P17">l2tp_core: L2TP core driver, V2.0<text:bookmark text:name="file-asus_rt-ac58u_ipq4018_bootlog-log-L3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29"/></text:p>
          </table:table-cell>
          <table:table-cell table:style-name="Table1.A1" office:value-type="string">
            <text:p text:style-name="P17">l2tp_ppp: PPPoL2TP kernel driver, V2.0<text:bookmark text:name="file-asus_rt-ac58u_ipq4018_bootlog-log-L3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0"/></text:p>
          </table:table-cell>
          <table:table-cell table:style-name="Table1.A1" office:value-type="string">
            <text:p text:style-name="P17">l2tp_netlink: L2TP netlink interface<text:bookmark text:name="file-asus_rt-ac58u_ipq4018_bootlog-log-L3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1"/></text:p>
          </table:table-cell>
          <table:table-cell table:style-name="Table1.A1" office:value-type="string">
            <text:p text:style-name="P17">8021q: 802.1Q VLAN Support v1.8<text:bookmark text:name="file-asus_rt-ac58u_ipq4018_bootlog-log-L3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2"/></text:p>
          </table:table-cell>
          <table:table-cell table:style-name="Table1.A1" office:value-type="string">
            <text:p text:style-name="P17">Registering SWP/SWPB emulation handler<text:bookmark text:name="file-asus_rt-ac58u_ipq4018_bootlog-log-L3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3"/></text:p>
          </table:table-cell>
          <table:table-cell table:style-name="Table1.A1" office:value-type="string">
            <text:p text:style-name="P17">regulator-dummy: disabling<text:bookmark text:name="file-asus_rt-ac58u_ipq4018_bootlog-log-L3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4"/></text:p>
          </table:table-cell>
          <table:table-cell table:style-name="Table1.A1" office:value-type="string">
            <text:p text:style-name="P17">UBI: attaching mtd1 to ubi0<text:bookmark text:name="file-asus_rt-ac58u_ipq4018_bootlog-log-L3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5"/></text:p>
          </table:table-cell>
          <table:table-cell table:style-name="Table1.A1" office:value-type="string">
            <text:p text:style-name="P17">UBI: scanning is finished<text:bookmark text:name="file-asus_rt-ac58u_ipq4018_bootlog-log-L3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6"/></text:p>
          </table:table-cell>
          <table:table-cell table:style-name="Table1.A1" office:value-type="string">
            <text:p text:style-name="P17">UBI: attached mtd1 (name "UBI_DEV", size 128 MiB) to ubi0<text:bookmark text:name="file-asus_rt-ac58u_ipq4018_bootlog-log-L3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7"/></text:p>
          </table:table-cell>
          <table:table-cell table:style-name="Table1.A1" office:value-type="string">
            <text:p text:style-name="P17">UBI: PEB size: 131072 bytes (128 KiB), LEB size: 126976 bytes<text:bookmark text:name="file-asus_rt-ac58u_ipq4018_bootlog-log-L3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8"/></text:p>
          </table:table-cell>
          <table:table-cell table:style-name="Table1.A1" office:value-type="string">
            <text:p text:style-name="P17">UBI: min./max. I/O unit sizes: 2048/2048, sub-page size 2048<text:bookmark text:name="file-asus_rt-ac58u_ipq4018_bootlog-log-L3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39"/></text:p>
          </table:table-cell>
          <table:table-cell table:style-name="Table1.A1" office:value-type="string">
            <text:p text:style-name="P17">UBI: VID header offset: 2048 (aligned 2048), data offset: 4096<text:bookmark text:name="file-asus_rt-ac58u_ipq4018_bootlog-log-L3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0"/></text:p>
          </table:table-cell>
          <table:table-cell table:style-name="Table1.A1" office:value-type="string">
            <text:p text:style-name="P17">UBI: good PEBs: 1024, bad PEBs: 0, corrupted PEBs: 0<text:bookmark text:name="file-asus_rt-ac58u_ipq4018_bootlog-log-L3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1"/></text:p>
          </table:table-cell>
          <table:table-cell table:style-name="Table1.A1" office:value-type="string">
            <text:p text:style-name="P17">UBI: user volume: 6, internal volumes: 1, max. volumes count: 128<text:bookmark text:name="file-asus_rt-ac58u_ipq4018_bootlog-log-L3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2"/></text:p>
          </table:table-cell>
          <table:table-cell table:style-name="Table1.A1" office:value-type="string">
            <text:p text:style-name="P17">UBI: max/mean erase counter: 19/0, WL threshold: 4096, image sequence number: 1543254291<text:bookmark text:name="file-asus_rt-ac58u_ipq4018_bootlog-log-L3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3"/></text:p>
          </table:table-cell>
          <table:table-cell table:style-name="Table1.A1" office:value-type="string">
            <text:p text:style-name="P17">UBI: available PEBs: 20, total reserved PEBs: 1004, PEBs reserved for bad PEB handling: 20<text:bookmark text:name="file-asus_rt-ac58u_ipq4018_bootlog-log-L3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4"/></text:p>
          </table:table-cell>
          <table:table-cell table:style-name="Table1.A1" office:value-type="string">
            <text:p text:style-name="P17">UBI: background thread "ubi_bgt0d" started, PID 69<text:bookmark text:name="file-asus_rt-ac58u_ipq4018_bootlog-log-L3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5"/></text:p>
          </table:table-cell>
          <table:table-cell table:style-name="Table1.A1" office:value-type="string">
            <text:p text:style-name="P17">gluebi_create: Hook read/write method of Factory.<text:bookmark text:name="file-asus_rt-ac58u_ipq4018_bootlog-log-L346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346"/></text:p>
          </table:table-cell>
          <table:table-cell table:style-name="Table1.A1" office:value-type="string">
            <text:p text:style-name="P17">gluebi_create: Hook read/write method of Factory2.<text:bookmark text:name="file-asus_rt-ac58u_ipq4018_bootlog-log-L3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7"/></text:p>
          </table:table-cell>
          <table:table-cell table:style-name="Table1.A1" office:value-type="string">
            <text:p text:style-name="P17">[Factory-0]: OK (ver: 20)<text:bookmark text:name="file-asus_rt-ac58u_ipq4018_bootlog-log-L3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8"/></text:p>
          </table:table-cell>
          <table:table-cell table:style-name="Table1.A1" office:value-type="string">
            <text:p text:style-name="P17">[Factory2-0]: OK (ver: 20)<text:bookmark text:name="file-asus_rt-ac58u_ipq4018_bootlog-log-L3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49"/></text:p>
          </table:table-cell>
          <table:table-cell table:style-name="Table1.A1" office:value-type="string">
            <text:p text:style-name="P17">Select [Factory-0]<text:bookmark text:name="file-asus_rt-ac58u_ipq4018_bootlog-log-L3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0"/></text:p>
          </table:table-cell>
          <table:table-cell table:style-name="Table1.A1" office:value-type="string">
            <text:p text:style-name="P17">Creating 1 MTD partitions on "linux":<text:bookmark text:name="file-asus_rt-ac58u_ipq4018_bootlog-log-L3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1"/></text:p>
          </table:table-cell>
          <table:table-cell table:style-name="Table1.A1" office:value-type="string">
            <text:p text:style-name="P17">0x000000202d40-0x000003013000 : "rootfs"<text:bookmark text:name="file-asus_rt-ac58u_ipq4018_bootlog-log-L3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2"/></text:p>
          </table:table-cell>
          <table:table-cell table:style-name="Table1.A1" office:value-type="string">
            <text:p text:style-name="P17">mtd: device 6 (rootfs) set to be root filesystem<text:bookmark text:name="file-asus_rt-ac58u_ipq4018_bootlog-log-L3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3"/></text:p>
          </table:table-cell>
          <table:table-cell table:style-name="Table1.A1" office:value-type="string">
            <text:p text:style-name="P17">Creating 1 MTD partitions on "linux2":<text:bookmark text:name="file-asus_rt-ac58u_ipq4018_bootlog-log-L3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4"/></text:p>
          </table:table-cell>
          <table:table-cell table:style-name="Table1.A1" office:value-type="string">
            <text:p text:style-name="P17">0x000000202d40-0x000003013000 : "rootfs2"<text:bookmark text:name="file-asus_rt-ac58u_ipq4018_bootlog-log-L3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5"/></text:p>
          </table:table-cell>
          <table:table-cell table:style-name="Table1.A1" office:value-type="string">
            <text:p text:style-name="P17">gluebi_create: skip jffs2 volume<text:bookmark text:name="file-asus_rt-ac58u_ipq4018_bootlog-log-L3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6"/></text:p>
          </table:table-cell>
          <table:table-cell table:style-name="Table1.A1" office:value-type="string">
            <text:p text:style-name="P17">clk: Not disabling unused clocks<text:bookmark text:name="file-asus_rt-ac58u_ipq4018_bootlog-log-L3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7"/></text:p>
          </table:table-cell>
          <table:table-cell table:style-name="Table1.A1" office:value-type="string">
            <text:p text:style-name="P17">VFS: Mounted root (squashfs filesystem) readonly on device 31:6.<text:bookmark text:name="file-asus_rt-ac58u_ipq4018_bootlog-log-L3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8"/></text:p>
          </table:table-cell>
          <table:table-cell table:style-name="Table1.A1" office:value-type="string">
            <text:p text:style-name="P17">Freeing unused kernel memory: 168K (c070d000 - c0737000)<text:bookmark text:name="file-asus_rt-ac58u_ipq4018_bootlog-log-L3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59"/></text:p>
          </table:table-cell>
          <table:table-cell table:style-name="Table1.A1" office:value-type="string">
            <text:p text:style-name="P17">offset 0x0 elapse 0ms<text:bookmark text:name="file-asus_rt-ac58u_ipq4018_bootlog-log-L3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0"/></text:p>
          </table:table-cell>
          <table:table-cell table:style-name="Table1.A1" office:value-type="string">
            <text:p text:style-name="P17">1: set_action 0<text:bookmark text:name="file-asus_rt-ac58u_ipq4018_bootlog-log-L3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1"/></text:p>
          </table:table-cell>
          <table:table-cell table:style-name="Table1.A1" office:value-type="string">
            <text:p text:style-name="P19"><text:bookmark text:name="file-asus_rt-ac58u_ipq4018_bootlog-log-L3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2"/></text:p>
          </table:table-cell>
          <table:table-cell table:style-name="Table1.A1" office:value-type="string">
            <text:p text:style-name="P19"><text:bookmark text:name="file-asus_rt-ac58u_ipq4018_bootlog-log-L3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3"/></text:p>
          </table:table-cell>
          <table:table-cell table:style-name="Table1.A1" office:value-type="string">
            <text:p text:style-name="P17">Hit ENTER for console...<text:bookmark text:name="file-asus_rt-ac58u_ipq4018_bootlog-log-L3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4"/></text:p>
          </table:table-cell>
          <table:table-cell table:style-name="Table1.A1" office:value-type="string">
            <text:p text:style-name="P19"><text:bookmark text:name="file-asus_rt-ac58u_ipq4018_bootlog-log-L3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5"/></text:p>
          </table:table-cell>
          <table:table-cell table:style-name="Table1.A1" office:value-type="string">
            <text:p text:style-name="P17">firmware version: 3.0.0.4.380_6516-g6772678<text:bookmark text:name="file-asus_rt-ac58u_ipq4018_bootlog-log-L3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6"/></text:p>
          </table:table-cell>
          <table:table-cell table:style-name="Table1.A1" office:value-type="string">
            <text:p text:style-name="P17">bootloader version: RT-AC58U-01-00-00-03<text:bookmark text:name="file-asus_rt-ac58u_ipq4018_bootlog-log-L3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7"/></text:p>
          </table:table-cell>
          <table:table-cell table:style-name="Table1.A1" office:value-type="string">
            <text:p text:style-name="P17">firmware version: 3.0.0.4<text:bookmark text:name="file-asus_rt-ac58u_ipq4018_bootlog-log-L3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8"/></text:p>
          </table:table-cell>
          <table:table-cell table:style-name="Table1.A1" office:value-type="string">
            <text:p text:style-name="P17">[1 init:init_nvram +16] init_nvram for model(21)<text:bookmark text:name="file-asus_rt-ac58u_ipq4018_bootlog-log-L3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69"/></text:p>
          </table:table-cell>
          <table:table-cell table:style-name="Table1.A1" office:value-type="string">
            <text:p text:style-name="P17">set_basic_ifname_vars: WAN eth0 LAN eth1 2G ath0 5G ath1 USB usb AP_LAN eth0 eth1 DW_WAN (null) DW_LAN eth2 force_dwlan 0, sw_mode 0<text:bookmark text:name="file-asus_rt-ac58u_ipq4018_bootlog-log-L3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0"/></text:p>
          </table:table-cell>
          <table:table-cell table:style-name="Table1.A1" office:value-type="string">
            <text:p text:style-name="P17">wan_ifnames: eth0<text:bookmark text:name="file-asus_rt-ac58u_ipq4018_bootlog-log-L3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1"/></text:p>
          </table:table-cell>
          <table:table-cell table:style-name="Table1.A1" office:value-type="string">
            <text:p text:style-name="P19"><text:bookmark text:name="file-asus_rt-ac58u_ipq4018_bootlog-log-L3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2"/></text:p>
          </table:table-cell>
          <table:table-cell table:style-name="Table1.A1" office:value-type="string">
            <text:p text:style-name="P17">## Restoring defaults... ##<text:bookmark text:name="file-asus_rt-ac58u_ipq4018_bootlog-log-L3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3"/></text:p>
          </table:table-cell>
          <table:table-cell table:style-name="Table1.A1" office:value-type="string">
            <text:p text:style-name="P17">get_lan_mac_name: Define LAN MAC address for model 21<text:bookmark text:name="file-asus_rt-ac58u_ipq4018_bootlog-log-L3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4"/></text:p>
          </table:table-cell>
          <table:table-cell table:style-name="Table1.A1" office:value-type="string">
            <text:p text:style-name="P17">num_of_mssid_support(0x0098): [mssid] support [3] mssid<text:bookmark text:name="file-asus_rt-ac58u_ipq4018_bootlog-log-L3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5"/></text:p>
          </table:table-cell>
          <table:table-cell table:style-name="Table1.A1" office:value-type="string">
            <text:p text:style-name="P17">get_wan_mac_name: Define WAN MAC address for model 21<text:bookmark text:name="file-asus_rt-ac58u_ipq4018_bootlog-log-L3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6"/></text:p>
          </table:table-cell>
          <table:table-cell table:style-name="Table1.A1" office:value-type="string">
            <text:p text:style-name="P17">num_of_mssid_support(0x0098): [mssid] support [3] mssid<text:bookmark text:name="file-asus_rt-ac58u_ipq4018_bootlog-log-L3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7"/></text:p>
          </table:table-cell>
          <table:table-cell table:style-name="Table1.A1" office:value-type="string">
            <text:p text:style-name="P17">1: check_action 0<text:bookmark text:name="file-asus_rt-ac58u_ipq4018_bootlog-log-L3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8"/></text:p>
          </table:table-cell>
          <table:table-cell table:style-name="Table1.A1" office:value-type="string">
            <text:p text:style-name="P17">1: set_action 7<text:bookmark text:name="file-asus_rt-ac58u_ipq4018_bootlog-log-L3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79"/></text:p>
          </table:table-cell>
          <table:table-cell table:style-name="Table1.A1" office:value-type="string">
            <text:p text:style-name="P17">1: set_action 0<text:bookmark text:name="file-asus_rt-ac58u_ipq4018_bootlog-log-L3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0"/></text:p>
          </table:table-cell>
          <table:table-cell table:style-name="Table1.A1" office:value-type="string">
            <text:p text:style-name="P17">done<text:bookmark text:name="file-asus_rt-ac58u_ipq4018_bootlog-log-L3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1"/></text:p>
          </table:table-cell>
          <table:table-cell table:style-name="Table1.A1" office:value-type="string">
            <text:p text:style-name="P17">1: check_action 0<text:bookmark text:name="file-asus_rt-ac58u_ipq4018_bootlog-log-L3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2"/></text:p>
          </table:table-cell>
          <table:table-cell table:style-name="Table1.A1" office:value-type="string">
            <text:p text:style-name="P17">1: set_action 7<text:bookmark text:name="file-asus_rt-ac58u_ipq4018_bootlog-log-L3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3"/></text:p>
          </table:table-cell>
          <table:table-cell table:style-name="Table1.A1" office:value-type="string">
            <text:p text:style-name="P17">1: set_action 0<text:bookmark text:name="file-asus_rt-ac58u_ipq4018_bootlog-log-L3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4"/></text:p>
          </table:table-cell>
          <table:table-cell table:style-name="Table1.A1" office:value-type="string">
            <text:p text:style-name="P17">get_lan_mac_name: Define LAN MAC address for model 21<text:bookmark text:name="file-asus_rt-ac58u_ipq4018_bootlog-log-L3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5"/></text:p>
          </table:table-cell>
          <table:table-cell table:style-name="Table1.A1" office:value-type="string">
            <text:p text:style-name="P17">1: check_action 0<text:bookmark text:name="file-asus_rt-ac58u_ipq4018_bootlog-log-L3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6"/></text:p>
          </table:table-cell>
          <table:table-cell table:style-name="Table1.A1" office:value-type="string">
            <text:p text:style-name="P17">1: set_action 7<text:bookmark text:name="file-asus_rt-ac58u_ipq4018_bootlog-log-L3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7"/></text:p>
          </table:table-cell>
          <table:table-cell table:style-name="Table1.A1" office:value-type="string">
            <text:p text:style-name="P17">1: set_action 0<text:bookmark text:name="file-asus_rt-ac58u_ipq4018_bootlog-log-L3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8"/></text:p>
          </table:table-cell>
          <table:table-cell table:style-name="Table1.A1" office:value-type="string">
            <text:p text:style-name="P17">ess-switch DT exist!<text:bookmark text:name="file-asus_rt-ac58u_ipq4018_bootlog-log-L3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89"/></text:p>
          </table:table-cell>
          <table:table-cell table:style-name="Table1.A1" office:value-type="string">
            <text:p text:style-name="P17">switchreg_base_addr: 0xc000000<text:bookmark text:name="file-asus_rt-ac58u_ipq4018_bootlog-log-L3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0"/></text:p>
          </table:table-cell>
          <table:table-cell table:style-name="Table1.A1" office:value-type="string">
            <text:p text:style-name="P17">switchreg_size: 0x80000<text:bookmark text:name="file-asus_rt-ac58u_ipq4018_bootlog-log-L3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1"/></text:p>
          </table:table-cell>
          <table:table-cell table:style-name="Table1.A1" office:value-type="string">
            <text:p text:style-name="P17">switch_access_mode: local bus<text:bookmark text:name="file-asus_rt-ac58u_ipq4018_bootlog-log-L3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2"/></text:p>
          </table:table-cell>
          <table:table-cell table:style-name="Table1.A1" office:value-type="string">
            <text:p text:style-name="P17">wan bmp:0x20<text:bookmark text:name="file-asus_rt-ac58u_ipq4018_bootlog-log-L393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393"/></text:p>
          </table:table-cell>
          <table:table-cell table:style-name="Table1.A1" office:value-type="string">
            <text:p text:style-name="P17">ess-psgmii DT exist!<text:bookmark text:name="file-asus_rt-ac58u_ipq4018_bootlog-log-L3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4"/></text:p>
          </table:table-cell>
          <table:table-cell table:style-name="Table1.A1" office:value-type="string">
            <text:p text:style-name="P17">mac mode=0<text:bookmark text:name="file-asus_rt-ac58u_ipq4018_bootlog-log-L3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5"/></text:p>
          </table:table-cell>
          <table:table-cell table:style-name="Table1.A1" office:value-type="string">
            <text:p text:style-name="P17">current mac mode = 0<text:bookmark text:name="file-asus_rt-ac58u_ipq4018_bootlog-log-L3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6"/></text:p>
          </table:table-cell>
          <table:table-cell table:style-name="Table1.A1" office:value-type="string">
            <text:p text:style-name="P17">current dts led_source_num is 0<text:bookmark text:name="file-asus_rt-ac58u_ipq4018_bootlog-log-L3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7"/></text:p>
          </table:table-cell>
          <table:table-cell table:style-name="Table1.A1" office:value-type="string">
            <text:p text:style-name="P17">mdio DT exist!<text:bookmark text:name="file-asus_rt-ac58u_ipq4018_bootlog-log-L3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8"/></text:p>
          </table:table-cell>
          <table:table-cell table:style-name="Table1.A1" office:value-type="string">
            <text:p text:style-name="P17">ssdk_plat_init start<text:bookmark text:name="file-asus_rt-ac58u_ipq4018_bootlog-log-L3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399"/></text:p>
          </table:table-cell>
          <table:table-cell table:style-name="Table1.A1" office:value-type="string">
            <text:p text:style-name="P17">enable ess clk<text:bookmark text:name="file-asus_rt-ac58u_ipq4018_bootlog-log-L4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0"/></text:p>
          </table:table-cell>
          <table:table-cell table:style-name="Table1.A1" office:value-type="string">
            <text:p text:style-name="P17">reset ok in probe!<text:bookmark text:name="file-asus_rt-ac58u_ipq4018_bootlog-log-L4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1"/></text:p>
          </table:table-cell>
          <table:table-cell table:style-name="Table1.A1" office:value-type="string">
            <text:p text:style-name="P17">PHY ID is 0x4dd0b1<text:bookmark text:name="file-asus_rt-ac58u_ipq4018_bootlog-log-L4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2"/></text:p>
          </table:table-cell>
          <table:table-cell table:style-name="Table1.A1" office:value-type="string">
            <text:p text:style-name="P17">qca probe malibu phy driver succeeded!<text:bookmark text:name="file-asus_rt-ac58u_ipq4018_bootlog-log-L4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3"/></text:p>
          </table:table-cell>
          <table:table-cell table:style-name="Table1.A1" office:value-type="string">
            <text:p text:style-name="P17">Dakota Chip version 0x1401<text:bookmark text:name="file-asus_rt-ac58u_ipq4018_bootlog-log-L4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4"/></text:p>
          </table:table-cell>
          <table:table-cell table:style-name="Table1.A1" office:value-type="string">
            <text:p text:style-name="P17">qca-ssdk module init succeeded!<text:bookmark text:name="file-asus_rt-ac58u_ipq4018_bootlog-log-L4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5"/></text:p>
          </table:table-cell>
          <table:table-cell table:style-name="Table1.A1" office:value-type="string">
            <text:p text:style-name="P17">edma module_init<text:bookmark text:name="file-asus_rt-ac58u_ipq4018_bootlog-log-L4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6"/></text:p>
          </table:table-cell>
          <table:table-cell table:style-name="Table1.A1" office:value-type="string">
            <text:p text:style-name="P17">hotplug net INTERFACE=eth0 ACTION=add<text:bookmark text:name="file-asus_rt-ac58u_ipq4018_bootlog-log-L4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7"/></text:p>
          </table:table-cell>
          <table:table-cell table:style-name="Table1.A1" office:value-type="string">
            <text:p text:style-name="P17">hotplug net INTERFACE=eth1 ACTION=add<text:bookmark text:name="file-asus_rt-ac58u_ipq4018_bootlog-log-L4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8"/></text:p>
          </table:table-cell>
          <table:table-cell table:style-name="Table1.A1" office:value-type="string">
            <text:p text:style-name="P17">get_lan_mac_name: Define LAN MAC address for model 21<text:bookmark text:name="file-asus_rt-ac58u_ipq4018_bootlog-log-L4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09"/></text:p>
          </table:table-cell>
          <table:table-cell table:style-name="Table1.A1" office:value-type="string">
            <text:p text:style-name="P17">get_wan_mac_name: Define WAN MAC address for model 21<text:bookmark text:name="file-asus_rt-ac58u_ipq4018_bootlog-log-L4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0"/></text:p>
          </table:table-cell>
          <table:table-cell table:style-name="Table1.A1" office:value-type="string">
            <text:p text:style-name="P17">config_switch(0x0182): link down all ports<text:bookmark text:name="file-asus_rt-ac58u_ipq4018_bootlog-log-L4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1"/></text:p>
          </table:table-cell>
          <table:table-cell table:style-name="Table1.A1" office:value-type="string">
            <text:p text:style-name="P17">config_ipq40xx_LANWANPartition: LAN/WAN/WANS_LAN portmask 0000001e/00000020/00000000<text:bookmark text:name="file-asus_rt-ac58u_ipq4018_bootlog-log-L4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2"/></text:p>
          </table:table-cell>
          <table:table-cell table:style-name="Table1.A1" office:value-type="string">
            <text:p text:style-name="P19"><text:bookmark text:name="file-asus_rt-ac58u_ipq4018_bootlog-log-L4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3"/></text:p>
          </table:table-cell>
          <table:table-cell table:style-name="Table1.A1" office:value-type="string">
            <text:p text:style-name="P17">SSDK Init OK!<text:bookmark text:name="file-asus_rt-ac58u_ipq4018_bootlog-log-L4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4"/></text:p>
          </table:table-cell>
          <table:table-cell table:style-name="Table1.A1" office:value-type="string">
            <text:p text:style-name="P17">operate done.<text:bookmark text:name="file-asus_rt-ac58u_ipq4018_bootlog-log-L4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5"/></text:p>
          </table:table-cell>
          <table:table-cell table:style-name="Table1.A1" office:value-type="string">
            <text:p text:style-name="P19"><text:bookmark text:name="file-asus_rt-ac58u_ipq4018_bootlog-log-L4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6"/></text:p>
          </table:table-cell>
          <table:table-cell table:style-name="Table1.A1" office:value-type="string">
            <text:p text:style-name="P19"><text:bookmark text:name="file-asus_rt-ac58u_ipq4018_bootlog-log-L4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7"/></text:p>
          </table:table-cell>
          <table:table-cell table:style-name="Table1.A1" office:value-type="string">
            <text:p text:style-name="P17">SSDK Init OK!<text:bookmark text:name="file-asus_rt-ac58u_ipq4018_bootlog-log-L4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8"/></text:p>
          </table:table-cell>
          <table:table-cell table:style-name="Table1.A1" office:value-type="string">
            <text:p text:style-name="P17">operate done.<text:bookmark text:name="file-asus_rt-ac58u_ipq4018_bootlog-log-L4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19"/></text:p>
          </table:table-cell>
          <table:table-cell table:style-name="Table1.A1" office:value-type="string">
            <text:p text:style-name="P19"><text:bookmark text:name="file-asus_rt-ac58u_ipq4018_bootlog-log-L4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0"/></text:p>
          </table:table-cell>
          <table:table-cell table:style-name="Table1.A1" office:value-type="string">
            <text:p text:style-name="P19"><text:bookmark text:name="file-asus_rt-ac58u_ipq4018_bootlog-log-L4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1"/></text:p>
          </table:table-cell>
          <table:table-cell table:style-name="Table1.A1" office:value-type="string">
            <text:p text:style-name="P17">SSDK Init OK!<text:bookmark text:name="file-asus_rt-ac58u_ipq4018_bootlog-log-L4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2"/></text:p>
          </table:table-cell>
          <table:table-cell table:style-name="Table1.A1" office:value-type="string">
            <text:p text:style-name="P17">operate done.<text:bookmark text:name="file-asus_rt-ac58u_ipq4018_bootlog-log-L4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3"/></text:p>
          </table:table-cell>
          <table:table-cell table:style-name="Table1.A1" office:value-type="string">
            <text:p text:style-name="P19"><text:bookmark text:name="file-asus_rt-ac58u_ipq4018_bootlog-log-L4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4"/></text:p>
          </table:table-cell>
          <table:table-cell table:style-name="Table1.A1" office:value-type="string">
            <text:p text:style-name="P19"><text:bookmark text:name="file-asus_rt-ac58u_ipq4018_bootlog-log-L4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5"/></text:p>
          </table:table-cell>
          <table:table-cell table:style-name="Table1.A1" office:value-type="string">
            <text:p text:style-name="P17">SSDK Init OK!<text:bookmark text:name="file-asus_rt-ac58u_ipq4018_bootlog-log-L4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6"/></text:p>
          </table:table-cell>
          <table:table-cell table:style-name="Table1.A1" office:value-type="string">
            <text:p text:style-name="P17">operate done.<text:bookmark text:name="file-asus_rt-ac58u_ipq4018_bootlog-log-L4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7"/></text:p>
          </table:table-cell>
          <table:table-cell table:style-name="Table1.A1" office:value-type="string">
            <text:p text:style-name="P19"><text:bookmark text:name="file-asus_rt-ac58u_ipq4018_bootlog-log-L4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8"/></text:p>
          </table:table-cell>
          <table:table-cell table:style-name="Table1.A1" office:value-type="string">
            <text:p text:style-name="P19"><text:bookmark text:name="file-asus_rt-ac58u_ipq4018_bootlog-log-L4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29"/></text:p>
          </table:table-cell>
          <table:table-cell table:style-name="Table1.A1" office:value-type="string">
            <text:p text:style-name="P17">SSDK Init OK!<text:bookmark text:name="file-asus_rt-ac58u_ipq4018_bootlog-log-L4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0"/></text:p>
          </table:table-cell>
          <table:table-cell table:style-name="Table1.A1" office:value-type="string">
            <text:p text:style-name="P17">operate done.<text:bookmark text:name="file-asus_rt-ac58u_ipq4018_bootlog-log-L4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1"/></text:p>
          </table:table-cell>
          <table:table-cell table:style-name="Table1.A1" office:value-type="string">
            <text:p text:style-name="P19"><text:bookmark text:name="file-asus_rt-ac58u_ipq4018_bootlog-log-L4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2"/></text:p>
          </table:table-cell>
          <table:table-cell table:style-name="Table1.A1" office:value-type="string">
            <text:p text:style-name="P19"><text:bookmark text:name="file-asus_rt-ac58u_ipq4018_bootlog-log-L4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3"/></text:p>
          </table:table-cell>
          <table:table-cell table:style-name="Table1.A1" office:value-type="string">
            <text:p text:style-name="P17">SSDK Init OK!<text:bookmark text:name="file-asus_rt-ac58u_ipq4018_bootlog-log-L4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4"/></text:p>
          </table:table-cell>
          <table:table-cell table:style-name="Table1.A1" office:value-type="string">
            <text:p text:style-name="P17">operate done.<text:bookmark text:name="file-asus_rt-ac58u_ipq4018_bootlog-log-L4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5"/></text:p>
          </table:table-cell>
          <table:table-cell table:style-name="Table1.A1" office:value-type="string">
            <text:p text:style-name="P19"><text:bookmark text:name="file-asus_rt-ac58u_ipq4018_bootlog-log-L4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6"/></text:p>
          </table:table-cell>
          <table:table-cell table:style-name="Table1.A1" office:value-type="string">
            <text:p text:style-name="P19"><text:bookmark text:name="file-asus_rt-ac58u_ipq4018_bootlog-log-L4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7"/></text:p>
          </table:table-cell>
          <table:table-cell table:style-name="Table1.A1" office:value-type="string">
            <text:p text:style-name="P17">SSDK Init OK!<text:bookmark text:name="file-asus_rt-ac58u_ipq4018_bootlog-log-L4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8"/></text:p>
          </table:table-cell>
          <table:table-cell table:style-name="Table1.A1" office:value-type="string">
            <text:p text:style-name="P17">operate done.<text:bookmark text:name="file-asus_rt-ac58u_ipq4018_bootlog-log-L4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39"/></text:p>
          </table:table-cell>
          <table:table-cell table:style-name="Table1.A1" office:value-type="string">
            <text:p text:style-name="P19"><text:bookmark text:name="file-asus_rt-ac58u_ipq4018_bootlog-log-L4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0"/></text:p>
          </table:table-cell>
          <table:table-cell table:style-name="Table1.A1" office:value-type="string">
            <text:p text:style-name="P19"><text:bookmark text:name="file-asus_rt-ac58u_ipq4018_bootlog-log-L4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1"/></text:p>
          </table:table-cell>
          <table:table-cell table:style-name="Table1.A1" office:value-type="string">
            <text:p text:style-name="P17">SSDK Init OK!<text:bookmark text:name="file-asus_rt-ac58u_ipq4018_bootlog-log-L4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2"/></text:p>
          </table:table-cell>
          <table:table-cell table:style-name="Table1.A1" office:value-type="string">
            <text:p text:style-name="P17">operate done.<text:bookmark text:name="file-asus_rt-ac58u_ipq4018_bootlog-log-L4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3"/></text:p>
          </table:table-cell>
          <table:table-cell table:style-name="Table1.A1" office:value-type="string">
            <text:p text:style-name="P19"><text:bookmark text:name="file-asus_rt-ac58u_ipq4018_bootlog-log-L4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4"/></text:p>
          </table:table-cell>
          <table:table-cell table:style-name="Table1.A1" office:value-type="string">
            <text:p text:style-name="P19"><text:bookmark text:name="file-asus_rt-ac58u_ipq4018_bootlog-log-L4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5"/></text:p>
          </table:table-cell>
          <table:table-cell table:style-name="Table1.A1" office:value-type="string">
            <text:p text:style-name="P17">SSDK Init OK!<text:bookmark text:name="file-asus_rt-ac58u_ipq4018_bootlog-log-L4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6"/></text:p>
          </table:table-cell>
          <table:table-cell table:style-name="Table1.A1" office:value-type="string">
            <text:p text:style-name="P17">operate done.<text:bookmark text:name="file-asus_rt-ac58u_ipq4018_bootlog-log-L4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7"/></text:p>
          </table:table-cell>
          <table:table-cell table:style-name="Table1.A1" office:value-type="string">
            <text:p text:style-name="P19"><text:bookmark text:name="file-asus_rt-ac58u_ipq4018_bootlog-log-L4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8"/></text:p>
          </table:table-cell>
          <table:table-cell table:style-name="Table1.A1" office:value-type="string">
            <text:p text:style-name="P19"><text:bookmark text:name="file-asus_rt-ac58u_ipq4018_bootlog-log-L4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49"/></text:p>
          </table:table-cell>
          <table:table-cell table:style-name="Table1.A1" office:value-type="string">
            <text:p text:style-name="P17">SSDK Init OK!<text:bookmark text:name="file-asus_rt-ac58u_ipq4018_bootlog-log-L4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0"/></text:p>
          </table:table-cell>
          <table:table-cell table:style-name="Table1.A1" office:value-type="string">
            <text:p text:style-name="P17">operate done.<text:bookmark text:name="file-asus_rt-ac58u_ipq4018_bootlog-log-L4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1"/></text:p>
          </table:table-cell>
          <table:table-cell table:style-name="Table1.A1" office:value-type="string">
            <text:p text:style-name="P19"><text:bookmark text:name="file-asus_rt-ac58u_ipq4018_bootlog-log-L4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2"/></text:p>
          </table:table-cell>
          <table:table-cell table:style-name="Table1.A1" office:value-type="string">
            <text:p text:style-name="P19"><text:bookmark text:name="file-asus_rt-ac58u_ipq4018_bootlog-log-L4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3"/></text:p>
          </table:table-cell>
          <table:table-cell table:style-name="Table1.A1" office:value-type="string">
            <text:p text:style-name="P17">SSDK Init OK!<text:bookmark text:name="file-asus_rt-ac58u_ipq4018_bootlog-log-L4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4"/></text:p>
          </table:table-cell>
          <table:table-cell table:style-name="Table1.A1" office:value-type="string">
            <text:p text:style-name="P17">operate done.<text:bookmark text:name="file-asus_rt-ac58u_ipq4018_bootlog-log-L455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455"/></text:p>
          </table:table-cell>
          <table:table-cell table:style-name="Table1.A1" office:value-type="string">
            <text:p text:style-name="P19"><text:bookmark text:name="file-asus_rt-ac58u_ipq4018_bootlog-log-L4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6"/></text:p>
          </table:table-cell>
          <table:table-cell table:style-name="Table1.A1" office:value-type="string">
            <text:p text:style-name="P19"><text:bookmark text:name="file-asus_rt-ac58u_ipq4018_bootlog-log-L4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7"/></text:p>
          </table:table-cell>
          <table:table-cell table:style-name="Table1.A1" office:value-type="string">
            <text:p text:style-name="P17">SSDK Init OK!<text:bookmark text:name="file-asus_rt-ac58u_ipq4018_bootlog-log-L4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8"/></text:p>
          </table:table-cell>
          <table:table-cell table:style-name="Table1.A1" office:value-type="string">
            <text:p text:style-name="P17">operate done.<text:bookmark text:name="file-asus_rt-ac58u_ipq4018_bootlog-log-L4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59"/></text:p>
          </table:table-cell>
          <table:table-cell table:style-name="Table1.A1" office:value-type="string">
            <text:p text:style-name="P19"><text:bookmark text:name="file-asus_rt-ac58u_ipq4018_bootlog-log-L4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0"/></text:p>
          </table:table-cell>
          <table:table-cell table:style-name="Table1.A1" office:value-type="string">
            <text:p text:style-name="P19"><text:bookmark text:name="file-asus_rt-ac58u_ipq4018_bootlog-log-L4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1"/></text:p>
          </table:table-cell>
          <table:table-cell table:style-name="Table1.A1" office:value-type="string">
            <text:p text:style-name="P17">SSDK Init OK!<text:bookmark text:name="file-asus_rt-ac58u_ipq4018_bootlog-log-L4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2"/></text:p>
          </table:table-cell>
          <table:table-cell table:style-name="Table1.A1" office:value-type="string">
            <text:p text:style-name="P17">operate done.<text:bookmark text:name="file-asus_rt-ac58u_ipq4018_bootlog-log-L4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3"/></text:p>
          </table:table-cell>
          <table:table-cell table:style-name="Table1.A1" office:value-type="string">
            <text:p text:style-name="P19"><text:bookmark text:name="file-asus_rt-ac58u_ipq4018_bootlog-log-L4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4"/></text:p>
          </table:table-cell>
          <table:table-cell table:style-name="Table1.A1" office:value-type="string">
            <text:p text:style-name="P19"><text:bookmark text:name="file-asus_rt-ac58u_ipq4018_bootlog-log-L4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5"/></text:p>
          </table:table-cell>
          <table:table-cell table:style-name="Table1.A1" office:value-type="string">
            <text:p text:style-name="P17">SSDK Init OK!<text:bookmark text:name="file-asus_rt-ac58u_ipq4018_bootlog-log-L4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6"/></text:p>
          </table:table-cell>
          <table:table-cell table:style-name="Table1.A1" office:value-type="string">
            <text:p text:style-name="P17">operate done.<text:bookmark text:name="file-asus_rt-ac58u_ipq4018_bootlog-log-L4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7"/></text:p>
          </table:table-cell>
          <table:table-cell table:style-name="Table1.A1" office:value-type="string">
            <text:p text:style-name="P19"><text:bookmark text:name="file-asus_rt-ac58u_ipq4018_bootlog-log-L4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8"/></text:p>
          </table:table-cell>
          <table:table-cell table:style-name="Table1.A1" office:value-type="string">
            <text:p text:style-name="P19"><text:bookmark text:name="file-asus_rt-ac58u_ipq4018_bootlog-log-L4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69"/></text:p>
          </table:table-cell>
          <table:table-cell table:style-name="Table1.A1" office:value-type="string">
            <text:p text:style-name="P17">SSDK Init OK!<text:bookmark text:name="file-asus_rt-ac58u_ipq4018_bootlog-log-L4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0"/></text:p>
          </table:table-cell>
          <table:table-cell table:style-name="Table1.A1" office:value-type="string">
            <text:p text:style-name="P17">operate done.<text:bookmark text:name="file-asus_rt-ac58u_ipq4018_bootlog-log-L4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1"/></text:p>
          </table:table-cell>
          <table:table-cell table:style-name="Table1.A1" office:value-type="string">
            <text:p text:style-name="P19"><text:bookmark text:name="file-asus_rt-ac58u_ipq4018_bootlog-log-L4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2"/></text:p>
          </table:table-cell>
          <table:table-cell table:style-name="Table1.A1" office:value-type="string">
            <text:p text:style-name="P19"><text:bookmark text:name="file-asus_rt-ac58u_ipq4018_bootlog-log-L4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3"/></text:p>
          </table:table-cell>
          <table:table-cell table:style-name="Table1.A1" office:value-type="string">
            <text:p text:style-name="P17">SSDK Init OK!<text:bookmark text:name="file-asus_rt-ac58u_ipq4018_bootlog-log-L4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4"/></text:p>
          </table:table-cell>
          <table:table-cell table:style-name="Table1.A1" office:value-type="string">
            <text:p text:style-name="P17">operate done.<text:bookmark text:name="file-asus_rt-ac58u_ipq4018_bootlog-log-L4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5"/></text:p>
          </table:table-cell>
          <table:table-cell table:style-name="Table1.A1" office:value-type="string">
            <text:p text:style-name="P19"><text:bookmark text:name="file-asus_rt-ac58u_ipq4018_bootlog-log-L4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6"/></text:p>
          </table:table-cell>
          <table:table-cell table:style-name="Table1.A1" office:value-type="string">
            <text:p text:style-name="P19"><text:bookmark text:name="file-asus_rt-ac58u_ipq4018_bootlog-log-L4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7"/></text:p>
          </table:table-cell>
          <table:table-cell table:style-name="Table1.A1" office:value-type="string">
            <text:p text:style-name="P17">SSDK Init OK!<text:bookmark text:name="file-asus_rt-ac58u_ipq4018_bootlog-log-L4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8"/></text:p>
          </table:table-cell>
          <table:table-cell table:style-name="Table1.A1" office:value-type="string">
            <text:p text:style-name="P17">operate done.<text:bookmark text:name="file-asus_rt-ac58u_ipq4018_bootlog-log-L4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79"/></text:p>
          </table:table-cell>
          <table:table-cell table:style-name="Table1.A1" office:value-type="string">
            <text:p text:style-name="P19"><text:bookmark text:name="file-asus_rt-ac58u_ipq4018_bootlog-log-L4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0"/></text:p>
          </table:table-cell>
          <table:table-cell table:style-name="Table1.A1" office:value-type="string">
            <text:p text:style-name="P19"><text:bookmark text:name="file-asus_rt-ac58u_ipq4018_bootlog-log-L4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1"/></text:p>
          </table:table-cell>
          <table:table-cell table:style-name="Table1.A1" office:value-type="string">
            <text:p text:style-name="P17">SSDK Init OK!<text:bookmark text:name="file-asus_rt-ac58u_ipq4018_bootlog-log-L4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2"/></text:p>
          </table:table-cell>
          <table:table-cell table:style-name="Table1.A1" office:value-type="string">
            <text:p text:style-name="P17">operate done.<text:bookmark text:name="file-asus_rt-ac58u_ipq4018_bootlog-log-L4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3"/></text:p>
          </table:table-cell>
          <table:table-cell table:style-name="Table1.A1" office:value-type="string">
            <text:p text:style-name="P19"><text:bookmark text:name="file-asus_rt-ac58u_ipq4018_bootlog-log-L4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4"/></text:p>
          </table:table-cell>
          <table:table-cell table:style-name="Table1.A1" office:value-type="string">
            <text:p text:style-name="P19"><text:bookmark text:name="file-asus_rt-ac58u_ipq4018_bootlog-log-L4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5"/></text:p>
          </table:table-cell>
          <table:table-cell table:style-name="Table1.A1" office:value-type="string">
            <text:p text:style-name="P17">SSDK Init OK!<text:bookmark text:name="file-asus_rt-ac58u_ipq4018_bootlog-log-L4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6"/></text:p>
          </table:table-cell>
          <table:table-cell table:style-name="Table1.A1" office:value-type="string">
            <text:p text:style-name="P17">operate done.<text:bookmark text:name="file-asus_rt-ac58u_ipq4018_bootlog-log-L4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7"/></text:p>
          </table:table-cell>
          <table:table-cell table:style-name="Table1.A1" office:value-type="string">
            <text:p text:style-name="P19"><text:bookmark text:name="file-asus_rt-ac58u_ipq4018_bootlog-log-L4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8"/></text:p>
          </table:table-cell>
          <table:table-cell table:style-name="Table1.A1" office:value-type="string">
            <text:p text:style-name="P19"><text:bookmark text:name="file-asus_rt-ac58u_ipq4018_bootlog-log-L4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89"/></text:p>
          </table:table-cell>
          <table:table-cell table:style-name="Table1.A1" office:value-type="string">
            <text:p text:style-name="P17">SSDK Init OK!<text:bookmark text:name="file-asus_rt-ac58u_ipq4018_bootlog-log-L4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0"/></text:p>
          </table:table-cell>
          <table:table-cell table:style-name="Table1.A1" office:value-type="string">
            <text:p text:style-name="P17">operate done.<text:bookmark text:name="file-asus_rt-ac58u_ipq4018_bootlog-log-L4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1"/></text:p>
          </table:table-cell>
          <table:table-cell table:style-name="Table1.A1" office:value-type="string">
            <text:p text:style-name="P19"><text:bookmark text:name="file-asus_rt-ac58u_ipq4018_bootlog-log-L4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2"/></text:p>
          </table:table-cell>
          <table:table-cell table:style-name="Table1.A1" office:value-type="string">
            <text:p text:style-name="P19"><text:bookmark text:name="file-asus_rt-ac58u_ipq4018_bootlog-log-L4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3"/></text:p>
          </table:table-cell>
          <table:table-cell table:style-name="Table1.A1" office:value-type="string">
            <text:p text:style-name="P17">SSDK Init OK!<text:bookmark text:name="file-asus_rt-ac58u_ipq4018_bootlog-log-L4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4"/></text:p>
          </table:table-cell>
          <table:table-cell table:style-name="Table1.A1" office:value-type="string">
            <text:p text:style-name="P17">operate done.<text:bookmark text:name="file-asus_rt-ac58u_ipq4018_bootlog-log-L4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5"/></text:p>
          </table:table-cell>
          <table:table-cell table:style-name="Table1.A1" office:value-type="string">
            <text:p text:style-name="P19"><text:bookmark text:name="file-asus_rt-ac58u_ipq4018_bootlog-log-L4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6"/></text:p>
          </table:table-cell>
          <table:table-cell table:style-name="Table1.A1" office:value-type="string">
            <text:p text:style-name="P19"><text:bookmark text:name="file-asus_rt-ac58u_ipq4018_bootlog-log-L4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7"/></text:p>
          </table:table-cell>
          <table:table-cell table:style-name="Table1.A1" office:value-type="string">
            <text:p text:style-name="P17">SSDK Init OK!<text:bookmark text:name="file-asus_rt-ac58u_ipq4018_bootlog-log-L4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8"/></text:p>
          </table:table-cell>
          <table:table-cell table:style-name="Table1.A1" office:value-type="string">
            <text:p text:style-name="P17">operate done.<text:bookmark text:name="file-asus_rt-ac58u_ipq4018_bootlog-log-L4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499"/></text:p>
          </table:table-cell>
          <table:table-cell table:style-name="Table1.A1" office:value-type="string">
            <text:p text:style-name="P19"><text:bookmark text:name="file-asus_rt-ac58u_ipq4018_bootlog-log-L5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0"/></text:p>
          </table:table-cell>
          <table:table-cell table:style-name="Table1.A1" office:value-type="string">
            <text:p text:style-name="P19"><text:bookmark text:name="file-asus_rt-ac58u_ipq4018_bootlog-log-L5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1"/></text:p>
          </table:table-cell>
          <table:table-cell table:style-name="Table1.A1" office:value-type="string">
            <text:p text:style-name="P17">SSDK Init OK!<text:bookmark text:name="file-asus_rt-ac58u_ipq4018_bootlog-log-L5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2"/></text:p>
          </table:table-cell>
          <table:table-cell table:style-name="Table1.A1" office:value-type="string">
            <text:p text:style-name="P17">operate done.<text:bookmark text:name="file-asus_rt-ac58u_ipq4018_bootlog-log-L5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3"/></text:p>
          </table:table-cell>
          <table:table-cell table:style-name="Table1.A1" office:value-type="string">
            <text:p text:style-name="P19"><text:bookmark text:name="file-asus_rt-ac58u_ipq4018_bootlog-log-L5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4"/></text:p>
          </table:table-cell>
          <table:table-cell table:style-name="Table1.A1" office:value-type="string">
            <text:p text:style-name="P19"><text:bookmark text:name="file-asus_rt-ac58u_ipq4018_bootlog-log-L5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5"/></text:p>
          </table:table-cell>
          <table:table-cell table:style-name="Table1.A1" office:value-type="string">
            <text:p text:style-name="P17">SSDK Init OK!<text:bookmark text:name="file-asus_rt-ac58u_ipq4018_bootlog-log-L5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6"/></text:p>
          </table:table-cell>
          <table:table-cell table:style-name="Table1.A1" office:value-type="string">
            <text:p text:style-name="P17">operate done.<text:bookmark text:name="file-asus_rt-ac58u_ipq4018_bootlog-log-L5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7"/></text:p>
          </table:table-cell>
          <table:table-cell table:style-name="Table1.A1" office:value-type="string">
            <text:p text:style-name="P19"><text:bookmark text:name="file-asus_rt-ac58u_ipq4018_bootlog-log-L5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8"/></text:p>
          </table:table-cell>
          <table:table-cell table:style-name="Table1.A1" office:value-type="string">
            <text:p text:style-name="P19"><text:bookmark text:name="file-asus_rt-ac58u_ipq4018_bootlog-log-L5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09"/></text:p>
          </table:table-cell>
          <table:table-cell table:style-name="Table1.A1" office:value-type="string">
            <text:p text:style-name="P17">SSDK Init OK!<text:bookmark text:name="file-asus_rt-ac58u_ipq4018_bootlog-log-L5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0"/></text:p>
          </table:table-cell>
          <table:table-cell table:style-name="Table1.A1" office:value-type="string">
            <text:p text:style-name="P17">operate done.<text:bookmark text:name="file-asus_rt-ac58u_ipq4018_bootlog-log-L5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1"/></text:p>
          </table:table-cell>
          <table:table-cell table:style-name="Table1.A1" office:value-type="string">
            <text:p text:style-name="P19"><text:bookmark text:name="file-asus_rt-ac58u_ipq4018_bootlog-log-L5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2"/></text:p>
          </table:table-cell>
          <table:table-cell table:style-name="Table1.A1" office:value-type="string">
            <text:p text:style-name="P19"><text:bookmark text:name="file-asus_rt-ac58u_ipq4018_bootlog-log-L5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3"/></text:p>
          </table:table-cell>
          <table:table-cell table:style-name="Table1.A1" office:value-type="string">
            <text:p text:style-name="P17">SSDK Init OK!<text:bookmark text:name="file-asus_rt-ac58u_ipq4018_bootlog-log-L5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4"/></text:p>
          </table:table-cell>
          <table:table-cell table:style-name="Table1.A1" office:value-type="string">
            <text:p text:style-name="P17">operate done.<text:bookmark text:name="file-asus_rt-ac58u_ipq4018_bootlog-log-L5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5"/></text:p>
          </table:table-cell>
          <table:table-cell table:style-name="Table1.A1" office:value-type="string">
            <text:p text:style-name="P19"><text:bookmark text:name="file-asus_rt-ac58u_ipq4018_bootlog-log-L5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6"/></text:p>
          </table:table-cell>
          <table:table-cell table:style-name="Table1.A1" office:value-type="string">
            <text:p text:style-name="P19"><text:bookmark text:name="file-asus_rt-ac58u_ipq4018_bootlog-log-L5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7"/></text:p>
          </table:table-cell>
          <table:table-cell table:style-name="Table1.A1" office:value-type="string">
            <text:p text:style-name="P17">SSDK Init OK!<text:bookmark text:name="file-asus_rt-ac58u_ipq4018_bootlog-log-L5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8"/></text:p>
          </table:table-cell>
          <table:table-cell table:style-name="Table1.A1" office:value-type="string">
            <text:p text:style-name="P17">operate done.<text:bookmark text:name="file-asus_rt-ac58u_ipq4018_bootlog-log-L5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19"/></text:p>
          </table:table-cell>
          <table:table-cell table:style-name="Table1.A1" office:value-type="string">
            <text:p text:style-name="P19"><text:bookmark text:name="file-asus_rt-ac58u_ipq4018_bootlog-log-L5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0"/></text:p>
          </table:table-cell>
          <table:table-cell table:style-name="Table1.A1" office:value-type="string">
            <text:p text:style-name="P19"><text:bookmark text:name="file-asus_rt-ac58u_ipq4018_bootlog-log-L5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1"/></text:p>
          </table:table-cell>
          <table:table-cell table:style-name="Table1.A1" office:value-type="string">
            <text:p text:style-name="P17">SSDK Init OK!<text:bookmark text:name="file-asus_rt-ac58u_ipq4018_bootlog-log-L5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2"/></text:p>
          </table:table-cell>
          <table:table-cell table:style-name="Table1.A1" office:value-type="string">
            <text:p text:style-name="P17">operate done.<text:bookmark text:name="file-asus_rt-ac58u_ipq4018_bootlog-log-L5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3"/></text:p>
          </table:table-cell>
          <table:table-cell table:style-name="Table1.A1" office:value-type="string">
            <text:p text:style-name="P19"><text:bookmark text:name="file-asus_rt-ac58u_ipq4018_bootlog-log-L5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4"/></text:p>
          </table:table-cell>
          <table:table-cell table:style-name="Table1.A1" office:value-type="string">
            <text:p text:style-name="P19"><text:bookmark text:name="file-asus_rt-ac58u_ipq4018_bootlog-log-L5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5"/></text:p>
          </table:table-cell>
          <table:table-cell table:style-name="Table1.A1" office:value-type="string">
            <text:p text:style-name="P17">SSDK Init OK!<text:bookmark text:name="file-asus_rt-ac58u_ipq4018_bootlog-log-L5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6"/></text:p>
          </table:table-cell>
          <table:table-cell table:style-name="Table1.A1" office:value-type="string">
            <text:p text:style-name="P17">operate done.<text:bookmark text:name="file-asus_rt-ac58u_ipq4018_bootlog-log-L5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7"/></text:p>
          </table:table-cell>
          <table:table-cell table:style-name="Table1.A1" office:value-type="string">
            <text:p text:style-name="P19"><text:bookmark text:name="file-asus_rt-ac58u_ipq4018_bootlog-log-L5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8"/></text:p>
          </table:table-cell>
          <table:table-cell table:style-name="Table1.A1" office:value-type="string">
            <text:p text:style-name="P19"><text:bookmark text:name="file-asus_rt-ac58u_ipq4018_bootlog-log-L5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29"/></text:p>
          </table:table-cell>
          <table:table-cell table:style-name="Table1.A1" office:value-type="string">
            <text:p text:style-name="P17">SSDK Init OK!<text:bookmark text:name="file-asus_rt-ac58u_ipq4018_bootlog-log-L5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0"/></text:p>
          </table:table-cell>
          <table:table-cell table:style-name="Table1.A1" office:value-type="string">
            <text:p text:style-name="P17">operate done.<text:bookmark text:name="file-asus_rt-ac58u_ipq4018_bootlog-log-L5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1"/></text:p>
          </table:table-cell>
          <table:table-cell table:style-name="Table1.A1" office:value-type="string">
            <text:p text:style-name="P19"><text:bookmark text:name="file-asus_rt-ac58u_ipq4018_bootlog-log-L5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2"/></text:p>
          </table:table-cell>
          <table:table-cell table:style-name="Table1.A1" office:value-type="string">
            <text:p text:style-name="P19"><text:bookmark text:name="file-asus_rt-ac58u_ipq4018_bootlog-log-L5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3"/></text:p>
          </table:table-cell>
          <table:table-cell table:style-name="Table1.A1" office:value-type="string">
            <text:p text:style-name="P17">SSDK Init OK!<text:bookmark text:name="file-asus_rt-ac58u_ipq4018_bootlog-log-L534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534"/></text:p>
          </table:table-cell>
          <table:table-cell table:style-name="Table1.A1" office:value-type="string">
            <text:p text:style-name="P17">operate done.<text:bookmark text:name="file-asus_rt-ac58u_ipq4018_bootlog-log-L5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5"/></text:p>
          </table:table-cell>
          <table:table-cell table:style-name="Table1.A1" office:value-type="string">
            <text:p text:style-name="P19"><text:bookmark text:name="file-asus_rt-ac58u_ipq4018_bootlog-log-L5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6"/></text:p>
          </table:table-cell>
          <table:table-cell table:style-name="Table1.A1" office:value-type="string">
            <text:p text:style-name="P19"><text:bookmark text:name="file-asus_rt-ac58u_ipq4018_bootlog-log-L5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7"/></text:p>
          </table:table-cell>
          <table:table-cell table:style-name="Table1.A1" office:value-type="string">
            <text:p text:style-name="P17">SSDK Init OK!<text:bookmark text:name="file-asus_rt-ac58u_ipq4018_bootlog-log-L5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8"/></text:p>
          </table:table-cell>
          <table:table-cell table:style-name="Table1.A1" office:value-type="string">
            <text:p text:style-name="P17">operate done.<text:bookmark text:name="file-asus_rt-ac58u_ipq4018_bootlog-log-L5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39"/></text:p>
          </table:table-cell>
          <table:table-cell table:style-name="Table1.A1" office:value-type="string">
            <text:p text:style-name="P19"><text:bookmark text:name="file-asus_rt-ac58u_ipq4018_bootlog-log-L5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0"/></text:p>
          </table:table-cell>
          <table:table-cell table:style-name="Table1.A1" office:value-type="string">
            <text:p text:style-name="P19"><text:bookmark text:name="file-asus_rt-ac58u_ipq4018_bootlog-log-L5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1"/></text:p>
          </table:table-cell>
          <table:table-cell table:style-name="Table1.A1" office:value-type="string">
            <text:p text:style-name="P17">SSDK Init OK!<text:bookmark text:name="file-asus_rt-ac58u_ipq4018_bootlog-log-L5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2"/></text:p>
          </table:table-cell>
          <table:table-cell table:style-name="Table1.A1" office:value-type="string">
            <text:p text:style-name="P17">operate done.<text:bookmark text:name="file-asus_rt-ac58u_ipq4018_bootlog-log-L5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3"/></text:p>
          </table:table-cell>
          <table:table-cell table:style-name="Table1.A1" office:value-type="string">
            <text:p text:style-name="P19"><text:bookmark text:name="file-asus_rt-ac58u_ipq4018_bootlog-log-L5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4"/></text:p>
          </table:table-cell>
          <table:table-cell table:style-name="Table1.A1" office:value-type="string">
            <text:p text:style-name="P17">config_switch(0x01c6): ISP Profile/STB: none/0<text:bookmark text:name="file-asus_rt-ac58u_ipq4018_bootlog-log-L5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5"/></text:p>
          </table:table-cell>
          <table:table-cell table:style-name="Table1.A1" office:value-type="string">
            <text:p text:style-name="P17">config_switch(0x02df): link up wan port(s)<text:bookmark text:name="file-asus_rt-ac58u_ipq4018_bootlog-log-L5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6"/></text:p>
          </table:table-cell>
          <table:table-cell table:style-name="Table1.A1" office:value-type="string">
            <text:p text:style-name="P17">bled: GPIO#1: netdev eth0.<text:bookmark text:name="file-asus_rt-ac58u_ipq4018_bootlog-log-L5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7"/></text:p>
          </table:table-cell>
          <table:table-cell table:style-name="Table1.A1" office:value-type="string">
            <text:p text:style-name="P17">bled: GPIO#2: netdev eth1.<text:bookmark text:name="file-asus_rt-ac58u_ipq4018_bootlog-log-L5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8"/></text:p>
          </table:table-cell>
          <table:table-cell table:style-name="Table1.A1" office:value-type="string">
            <text:p text:style-name="P17">bled: GPIO#58: netdev ath0.<text:bookmark text:name="file-asus_rt-ac58u_ipq4018_bootlog-log-L5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49"/></text:p>
          </table:table-cell>
          <table:table-cell table:style-name="Table1.A1" office:value-type="string">
            <text:p text:style-name="P17">bled: GPIO#5: netdev ath1.<text:bookmark text:name="file-asus_rt-ac58u_ipq4018_bootlog-log-L5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0"/></text:p>
          </table:table-cell>
          <table:table-cell table:style-name="Table1.A1" office:value-type="string">
            <text:p text:style-name="P17">bled: GPIO#0: USB BUS mask c.<text:bookmark text:name="file-asus_rt-ac58u_ipq4018_bootlog-log-L5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1"/></text:p>
          </table:table-cell>
          <table:table-cell table:style-name="Table1.A1" office:value-type="string">
            <text:p text:style-name="P17">asf: module license 'Proprietary' taints kernel.<text:bookmark text:name="file-asus_rt-ac58u_ipq4018_bootlog-log-L5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2"/></text:p>
          </table:table-cell>
          <table:table-cell table:style-name="Table1.A1" office:value-type="string">
            <text:p text:style-name="P17">Disabling lock debugging due to kernel taint<text:bookmark text:name="file-asus_rt-ac58u_ipq4018_bootlog-log-L5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3"/></text:p>
          </table:table-cell>
          <table:table-cell table:style-name="Table1.A1" office:value-type="string">
            <text:p text:style-name="P17">ath_hal: 0.9.17.1 (WRITE_EEPROM, 11D)<text:bookmark text:name="file-asus_rt-ac58u_ipq4018_bootlog-log-L5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4"/></text:p>
          </table:table-cell>
          <table:table-cell table:style-name="Table1.A1" office:value-type="string">
            <text:p text:style-name="P17">ath_rate_atheros: Copyright (c) 2001-2005 Atheros Communications, Inc, All Rights Reserved<text:bookmark text:name="file-asus_rt-ac58u_ipq4018_bootlog-log-L5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5"/></text:p>
          </table:table-cell>
          <table:table-cell table:style-name="Table1.A1" office:value-type="string">
            <text:p text:style-name="P17">ath_dfs: Version 2.0.0<text:bookmark text:name="file-asus_rt-ac58u_ipq4018_bootlog-log-L5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6"/></text:p>
          </table:table-cell>
          <table:table-cell table:style-name="Table1.A1" office:value-type="string">
            <text:p text:style-name="P17">Copyright (c) 2005-2006 Atheros Communications, Inc. All Rights Reserved<text:bookmark text:name="file-asus_rt-ac58u_ipq4018_bootlog-log-L5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7"/></text:p>
          </table:table-cell>
          <table:table-cell table:style-name="Table1.A1" office:value-type="string">
            <text:p text:style-name="P17">ath_spectral: Version 2.0.0<text:bookmark text:name="file-asus_rt-ac58u_ipq4018_bootlog-log-L5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8"/></text:p>
          </table:table-cell>
          <table:table-cell table:style-name="Table1.A1" office:value-type="string">
            <text:p text:style-name="P17">Copyright (c) 2005-2009 Atheros Communications, Inc. All Rights Reserved<text:bookmark text:name="file-asus_rt-ac58u_ipq4018_bootlog-log-L5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59"/></text:p>
          </table:table-cell>
          <table:table-cell table:style-name="Table1.A1" office:value-type="string">
            <text:p text:style-name="P17">SPECTRAL module built on Sep 7 2016 15:02:04<text:bookmark text:name="file-asus_rt-ac58u_ipq4018_bootlog-log-L5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0"/></text:p>
          </table:table-cell>
          <table:table-cell table:style-name="Table1.A1" office:value-type="string">
            <text:p text:style-name="P17">ath_tx99: Version 2.0<text:bookmark text:name="file-asus_rt-ac58u_ipq4018_bootlog-log-L5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1"/></text:p>
          </table:table-cell>
          <table:table-cell table:style-name="Table1.A1" office:value-type="string">
            <text:p text:style-name="P17">Copyright (c) 2010 Atheros Communications, Inc, All Rights Reserved<text:bookmark text:name="file-asus_rt-ac58u_ipq4018_bootlog-log-L5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2"/></text:p>
          </table:table-cell>
          <table:table-cell table:style-name="Table1.A1" office:value-type="string">
            <text:p text:style-name="P17">ath_dev: Copyright (c) 2001-2007 Atheros Communications, Inc, All Rights Reserved<text:bookmark text:name="file-asus_rt-ac58u_ipq4018_bootlog-log-L5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3"/></text:p>
          </table:table-cell>
          <table:table-cell table:style-name="Table1.A1" office:value-type="string">
            <text:p text:style-name="P17">ol_ath_ahb_probe<text:bookmark text:name="file-asus_rt-ac58u_ipq4018_bootlog-log-L5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4"/></text:p>
          </table:table-cell>
          <table:table-cell table:style-name="Table1.A1" office:value-type="string">
            <text:p text:style-name="P17">ol_ath_ahb_probe: io resource start: 0xa000000, mem=0xc9800000<text:bookmark text:name="file-asus_rt-ac58u_ipq4018_bootlog-log-L5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5"/></text:p>
          </table:table-cell>
          <table:table-cell table:style-name="Table1.A1" office:value-type="string">
            <text:p text:style-name="P17">*********** Dakota *************<text:bookmark text:name="file-asus_rt-ac58u_ipq4018_bootlog-log-L5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6"/></text:p>
          </table:table-cell>
          <table:table-cell table:style-name="Table1.A1" office:value-type="string">
            <text:p text:style-name="P19"><text:bookmark text:name="file-asus_rt-ac58u_ipq4018_bootlog-log-L5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7"/></text:p>
          </table:table-cell>
          <table:table-cell table:style-name="Table1.A1" office:value-type="string">
            <text:p text:style-name="P17">__ol_ath_attach() Allocated scn c54004c0<text:bookmark text:name="file-asus_rt-ac58u_ipq4018_bootlog-log-L5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8"/></text:p>
          </table:table-cell>
          <table:table-cell table:style-name="Table1.A1" office:value-type="string">
            <text:p text:style-name="P17">ol_ath_ahb_configure: MSI addr: 0b006040, MSI base: 00000040<text:bookmark text:name="file-asus_rt-ac58u_ipq4018_bootlog-log-L5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69"/></text:p>
          </table:table-cell>
          <table:table-cell table:style-name="Table1.A1" office:value-type="string">
            <text:p text:style-name="P17">Wifi0 CPU frequency 250000000 <text:bookmark text:name="file-asus_rt-ac58u_ipq4018_bootlog-log-L5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0"/></text:p>
          </table:table-cell>
          <table:table-cell table:style-name="Table1.A1" office:value-type="string">
            <text:p text:style-name="P17">ath9k a000000.wifi: ath DEBUG: sc=0xc6987800<text:bookmark text:name="file-asus_rt-ac58u_ipq4018_bootlog-log-L5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1"/></text:p>
          </table:table-cell>
          <table:table-cell table:style-name="Table1.A1" office:value-type="string">
            <text:p text:style-name="P19"><text:bookmark text:name="file-asus_rt-ac58u_ipq4018_bootlog-log-L5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2"/></text:p>
          </table:table-cell>
          <table:table-cell table:style-name="Table1.A1" office:value-type="string">
            <text:p text:style-name="P17">ol_ath_ahb_configure : num_desired MSI set to 0<text:bookmark text:name="file-asus_rt-ac58u_ipq4018_bootlog-log-L5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3"/></text:p>
          </table:table-cell>
          <table:table-cell table:style-name="Table1.A1" office:value-type="string">
            <text:p text:style-name="P19"><text:bookmark text:name="file-asus_rt-ac58u_ipq4018_bootlog-log-L5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4"/></text:p>
          </table:table-cell>
          <table:table-cell table:style-name="Table1.A1" office:value-type="string">
            <text:p text:style-name="P17">Using Legacy Interrupt<text:bookmark text:name="file-asus_rt-ac58u_ipq4018_bootlog-log-L5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5"/></text:p>
          </table:table-cell>
          <table:table-cell table:style-name="Table1.A1" office:value-type="string">
            <text:p text:style-name="P19"><text:bookmark text:name="file-asus_rt-ac58u_ipq4018_bootlog-log-L5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6"/></text:p>
          </table:table-cell>
          <table:table-cell table:style-name="Table1.A1" office:value-type="string">
            <text:p text:style-name="P17">Waiting for target init<text:bookmark text:name="file-asus_rt-ac58u_ipq4018_bootlog-log-L5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7"/></text:p>
          </table:table-cell>
          <table:table-cell table:style-name="Table1.A1" office:value-type="string">
            <text:p text:style-name="P19"><text:bookmark text:name="file-asus_rt-ac58u_ipq4018_bootlog-log-L5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8"/></text:p>
          </table:table-cell>
          <table:table-cell table:style-name="Table1.A1" office:value-type="string">
            <text:p text:style-name="P17">Done waiting<text:bookmark text:name="file-asus_rt-ac58u_ipq4018_bootlog-log-L5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79"/></text:p>
          </table:table-cell>
          <table:table-cell table:style-name="Table1.A1" office:value-type="string">
            <text:p text:style-name="P19"><text:bookmark text:name="file-asus_rt-ac58u_ipq4018_bootlog-log-L5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0"/></text:p>
          </table:table-cell>
          <table:table-cell table:style-name="Table1.A1" office:value-type="string">
            <text:p text:style-name="P17">CLOCK PLL skipped <text:bookmark text:name="file-asus_rt-ac58u_ipq4018_bootlog-log-L5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1"/></text:p>
          </table:table-cell>
          <table:table-cell table:style-name="Table1.A1" office:value-type="string">
            <text:p text:style-name="P17">__ol_ath_attach: dev name wifi0<text:bookmark text:name="file-asus_rt-ac58u_ipq4018_bootlog-log-L5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2"/></text:p>
          </table:table-cell>
          <table:table-cell table:style-name="Table1.A1" office:value-type="string">
            <text:p text:style-name="P17">ol_ath_attach() BMI inited.<text:bookmark text:name="file-asus_rt-ac58u_ipq4018_bootlog-log-L5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3"/></text:p>
          </table:table-cell>
          <table:table-cell table:style-name="Table1.A1" office:value-type="string">
            <text:p text:style-name="P17">ol_ath_attach() BMI Get Target Info.<text:bookmark text:name="file-asus_rt-ac58u_ipq4018_bootlog-log-L5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4"/></text:p>
          </table:table-cell>
          <table:table-cell table:style-name="Table1.A1" office:value-type="string">
            <text:p text:style-name="P17">Chip id: 0xb, chip version: 0x1000000<text:bookmark text:name="file-asus_rt-ac58u_ipq4018_bootlog-log-L5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5"/></text:p>
          </table:table-cell>
          <table:table-cell table:style-name="Table1.A1" office:value-type="string">
            <text:p text:style-name="P19"><text:bookmark text:name="file-asus_rt-ac58u_ipq4018_bootlog-log-L5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6"/></text:p>
          </table:table-cell>
          <table:table-cell table:style-name="Table1.A1" office:value-type="string">
            <text:p text:style-name="P17">CE WAR Disabled<text:bookmark text:name="file-asus_rt-ac58u_ipq4018_bootlog-log-L587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587"/></text:p>
          </table:table-cell>
          <table:table-cell table:style-name="Table1.A1" office:value-type="string">
            <text:p text:style-name="P17">NUM_DEV=1 FWMODE=0x2 FWSUBMODE=0x0 FWBR_BUF 0<text:bookmark text:name="file-asus_rt-ac58u_ipq4018_bootlog-log-L5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8"/></text:p>
          </table:table-cell>
          <table:table-cell table:style-name="Table1.A1" office:value-type="string">
            <text:p text:style-name="P17">ol_ath_attach() configure Target .<text:bookmark text:name="file-asus_rt-ac58u_ipq4018_bootlog-log-L5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89"/></text:p>
          </table:table-cell>
          <table:table-cell table:style-name="Table1.A1" office:value-type="string">
            <text:p text:style-name="P19"><text:bookmark text:name="file-asus_rt-ac58u_ipq4018_bootlog-log-L5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0"/></text:p>
          </table:table-cell>
          <table:table-cell table:style-name="Table1.A1" office:value-type="string">
            <text:p text:style-name="P17">Target Version is 1000000<text:bookmark text:name="file-asus_rt-ac58u_ipq4018_bootlog-log-L5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1"/></text:p>
          </table:table-cell>
          <table:table-cell table:style-name="Table1.A1" office:value-type="string">
            <text:p text:style-name="P19"><text:bookmark text:name="file-asus_rt-ac58u_ipq4018_bootlog-log-L5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2"/></text:p>
          </table:table-cell>
          <table:table-cell table:style-name="Table1.A1" office:value-type="string">
            <text:p text:style-name="P17">Flash Download Address c0000 <text:bookmark text:name="file-asus_rt-ac58u_ipq4018_bootlog-log-L5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3"/></text:p>
          </table:table-cell>
          <table:table-cell table:style-name="Table1.A1" office:value-type="string">
            <text:p text:style-name="P17">ol_transfer_bin_file: flash data file defined<text:bookmark text:name="file-asus_rt-ac58u_ipq4018_bootlog-log-L5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4"/></text:p>
          </table:table-cell>
          <table:table-cell table:style-name="Table1.A1" office:value-type="string">
            <text:p text:style-name="P17">ol_transfer_bin_file[3962] Get Caldata for wifi0.<text:bookmark text:name="file-asus_rt-ac58u_ipq4018_bootlog-log-L5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5"/></text:p>
          </table:table-cell>
          <table:table-cell table:style-name="Table1.A1" office:value-type="string">
            <text:p text:style-name="P17">qc98xx_verify_checksum: flash checksum passed: 0x5f5d<text:bookmark text:name="file-asus_rt-ac58u_ipq4018_bootlog-log-L5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6"/></text:p>
          </table:table-cell>
          <table:table-cell table:style-name="Table1.A1" office:value-type="string">
            <text:p text:style-name="P17">ol_transfer_bin_file 4028: Download Flash data len 12064<text:bookmark text:name="file-asus_rt-ac58u_ipq4018_bootlog-log-L5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7"/></text:p>
          </table:table-cell>
          <table:table-cell table:style-name="Table1.A1" office:value-type="string">
            <text:p text:style-name="P17">Board extended Data download address: 0x0<text:bookmark text:name="file-asus_rt-ac58u_ipq4018_bootlog-log-L5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8"/></text:p>
          </table:table-cell>
          <table:table-cell table:style-name="Table1.A1" office:value-type="string">
            <text:p text:style-name="P19"><text:bookmark text:name="file-asus_rt-ac58u_ipq4018_bootlog-log-L5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599"/></text:p>
          </table:table-cell>
          <table:table-cell table:style-name="Table1.A1" office:value-type="string">
            <text:p text:style-name="P17">Board data initialized<text:bookmark text:name="file-asus_rt-ac58u_ipq4018_bootlog-log-L6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0"/></text:p>
          </table:table-cell>
          <table:table-cell table:style-name="Table1.A1" office:value-type="string">
            <text:p text:style-name="P17">ol_ath_download_firmware: Download OTP, flash download ADDRESS 0xc0000<text:bookmark text:name="file-asus_rt-ac58u_ipq4018_bootlog-log-L6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1"/></text:p>
          </table:table-cell>
          <table:table-cell table:style-name="Table1.A1" office:value-type="string">
            <text:p text:style-name="P19"><text:bookmark text:name="file-asus_rt-ac58u_ipq4018_bootlog-log-L6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2"/></text:p>
          </table:table-cell>
          <table:table-cell table:style-name="Table1.A1" office:value-type="string">
            <text:p text:style-name="P17">Selecting OTP binary for CHIP Version 0<text:bookmark text:name="file-asus_rt-ac58u_ipq4018_bootlog-log-L6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3"/></text:p>
          </table:table-cell>
          <table:table-cell table:style-name="Table1.A1" office:value-type="string">
            <text:p text:style-name="P17">ath9k a000000.wifi: Direct firmware load failed with error 0<text:bookmark text:name="file-asus_rt-ac58u_ipq4018_bootlog-log-L6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4"/></text:p>
          </table:table-cell>
          <table:table-cell table:style-name="Table1.A1" office:value-type="string">
            <text:p text:style-name="P17">ath9k a000000.wifi: Falling back to user helper<text:bookmark text:name="file-asus_rt-ac58u_ipq4018_bootlog-log-L6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5"/></text:p>
          </table:table-cell>
          <table:table-cell table:style-name="Table1.A1" office:value-type="string">
            <text:p text:style-name="P17">ath9k a000000.wifi: Firmware loaded from user helper succesfully<text:bookmark text:name="file-asus_rt-ac58u_ipq4018_bootlog-log-L6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6"/></text:p>
          </table:table-cell>
          <table:table-cell table:style-name="Table1.A1" office:value-type="string">
            <text:p text:style-name="P17">ol_transfer_bin_file 3840: downloading file 0, Download data len 4352<text:bookmark text:name="file-asus_rt-ac58u_ipq4018_bootlog-log-L6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7"/></text:p>
          </table:table-cell>
          <table:table-cell table:style-name="Table1.A1" office:value-type="string">
            <text:p text:style-name="P19"><text:bookmark text:name="file-asus_rt-ac58u_ipq4018_bootlog-log-L6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8"/></text:p>
          </table:table-cell>
          <table:table-cell table:style-name="Table1.A1" office:value-type="string">
            <text:p text:style-name="P17">First OTP send param 8000<text:bookmark text:name="file-asus_rt-ac58u_ipq4018_bootlog-log-L6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09"/></text:p>
          </table:table-cell>
          <table:table-cell table:style-name="Table1.A1" office:value-type="string">
            <text:p text:style-name="P17">ol_ath_download_firmware :First OTP download and Execute is good address:0x4000 return param 4660<text:bookmark text:name="file-asus_rt-ac58u_ipq4018_bootlog-log-L6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0"/></text:p>
          </table:table-cell>
          <table:table-cell table:style-name="Table1.A1" office:value-type="string">
            <text:p text:style-name="P17">ol_ath_download_firmware:##Board Id 16 , CHIP Id 0<text:bookmark text:name="file-asus_rt-ac58u_ipq4018_bootlog-log-L6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1"/></text:p>
          </table:table-cell>
          <table:table-cell table:style-name="Table1.A1" office:value-type="string">
            <text:p text:style-name="P17">ol_ath_download_firmware: BOARDDATA DOWNLOAD TO address 0xc0000<text:bookmark text:name="file-asus_rt-ac58u_ipq4018_bootlog-log-L6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2"/></text:p>
          </table:table-cell>
          <table:table-cell table:style-name="Table1.A1" office:value-type="string">
            <text:p text:style-name="P19"><text:bookmark text:name="file-asus_rt-ac58u_ipq4018_bootlog-log-L6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3"/></text:p>
          </table:table-cell>
          <table:table-cell table:style-name="Table1.A1" office:value-type="string">
            <text:p text:style-name="P17">wifi0: Selecting board data file name boardData_1_0_IPQ4019_Y9803_wifi0.bin<text:bookmark text:name="file-asus_rt-ac58u_ipq4018_bootlog-log-L6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4"/></text:p>
          </table:table-cell>
          <table:table-cell table:style-name="Table1.A1" office:value-type="string">
            <text:p text:style-name="P17">ol_transfer_bin_file: Board Data File download to address=0xc0000 file name=IPQ4019/hw.1/boardData_1_0_IPQ4019_Y9803_wifi0.bin<text:bookmark text:name="file-asus_rt-ac58u_ipq4018_bootlog-log-L6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5"/></text:p>
          </table:table-cell>
          <table:table-cell table:style-name="Table1.A1" office:value-type="string">
            <text:p text:style-name="P17">ath9k a000000.wifi: Direct firmware load failed with error 0<text:bookmark text:name="file-asus_rt-ac58u_ipq4018_bootlog-log-L6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6"/></text:p>
          </table:table-cell>
          <table:table-cell table:style-name="Table1.A1" office:value-type="string">
            <text:p text:style-name="P17">ath9k a000000.wifi: Falling back to user helper<text:bookmark text:name="file-asus_rt-ac58u_ipq4018_bootlog-log-L6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7"/></text:p>
          </table:table-cell>
          <table:table-cell table:style-name="Table1.A1" office:value-type="string">
            <text:p text:style-name="P17">ath9k a000000.wifi: Firmware loaded from user helper succesfully<text:bookmark text:name="file-asus_rt-ac58u_ipq4018_bootlog-log-L6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8"/></text:p>
          </table:table-cell>
          <table:table-cell table:style-name="Table1.A1" office:value-type="string">
            <text:p text:style-name="P17">ol_transfer_bin_file 3840: downloading file 3, Download data len 12064<text:bookmark text:name="file-asus_rt-ac58u_ipq4018_bootlog-log-L6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19"/></text:p>
          </table:table-cell>
          <table:table-cell table:style-name="Table1.A1" office:value-type="string">
            <text:p text:style-name="P17">Board extended Data download address: 0x0<text:bookmark text:name="file-asus_rt-ac58u_ipq4018_bootlog-log-L6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0"/></text:p>
          </table:table-cell>
          <table:table-cell table:style-name="Table1.A1" office:value-type="string">
            <text:p text:style-name="P17">ol_ath_download_firmware: Using 0x1234 for the remainder of init<text:bookmark text:name="file-asus_rt-ac58u_ipq4018_bootlog-log-L6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1"/></text:p>
          </table:table-cell>
          <table:table-cell table:style-name="Table1.A1" office:value-type="string">
            <text:p text:style-name="P19"><text:bookmark text:name="file-asus_rt-ac58u_ipq4018_bootlog-log-L6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2"/></text:p>
          </table:table-cell>
          <table:table-cell table:style-name="Table1.A1" office:value-type="string">
            <text:p text:style-name="P17">Selecting OTP binary for CHIP Version 0<text:bookmark text:name="file-asus_rt-ac58u_ipq4018_bootlog-log-L6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3"/></text:p>
          </table:table-cell>
          <table:table-cell table:style-name="Table1.A1" office:value-type="string">
            <text:p text:style-name="P17">ath9k a000000.wifi: Direct firmware load failed with error 0<text:bookmark text:name="file-asus_rt-ac58u_ipq4018_bootlog-log-L6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4"/></text:p>
          </table:table-cell>
          <table:table-cell table:style-name="Table1.A1" office:value-type="string">
            <text:p text:style-name="P17">ath9k a000000.wifi: Falling back to user helper<text:bookmark text:name="file-asus_rt-ac58u_ipq4018_bootlog-log-L6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5"/></text:p>
          </table:table-cell>
          <table:table-cell table:style-name="Table1.A1" office:value-type="string">
            <text:p text:style-name="P17">ath9k a000000.wifi: Firmware loaded from user helper succesfully<text:bookmark text:name="file-asus_rt-ac58u_ipq4018_bootlog-log-L6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6"/></text:p>
          </table:table-cell>
          <table:table-cell table:style-name="Table1.A1" office:value-type="string">
            <text:p text:style-name="P17">ol_transfer_bin_file 3840: downloading file 0, Download data len 4352<text:bookmark text:name="file-asus_rt-ac58u_ipq4018_bootlog-log-L6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7"/></text:p>
          </table:table-cell>
          <table:table-cell table:style-name="Table1.A1" office:value-type="string">
            <text:p text:style-name="P19"><text:bookmark text:name="file-asus_rt-ac58u_ipq4018_bootlog-log-L6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8"/></text:p>
          </table:table-cell>
          <table:table-cell table:style-name="Table1.A1" office:value-type="string">
            <text:p text:style-name="P17">[Flash] : Ignore Module param<text:bookmark text:name="file-asus_rt-ac58u_ipq4018_bootlog-log-L6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29"/></text:p>
          </table:table-cell>
          <table:table-cell table:style-name="Table1.A1" office:value-type="string">
            <text:p text:style-name="P19"><text:bookmark text:name="file-asus_rt-ac58u_ipq4018_bootlog-log-L6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0"/></text:p>
          </table:table-cell>
          <table:table-cell table:style-name="Table1.A1" office:value-type="string">
            <text:p text:style-name="P17">Second otp download Param 10000 <text:bookmark text:name="file-asus_rt-ac58u_ipq4018_bootlog-log-L6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1"/></text:p>
          </table:table-cell>
          <table:table-cell table:style-name="Table1.A1" office:value-type="string">
            <text:p text:style-name="P17">ol_ath_download_firmware : Second OTP download and Execute is good, param=0x0 <text:bookmark text:name="file-asus_rt-ac58u_ipq4018_bootlog-log-L6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2"/></text:p>
          </table:table-cell>
          <table:table-cell table:style-name="Table1.A1" office:value-type="string">
            <text:p text:style-name="P19"><text:bookmark text:name="file-asus_rt-ac58u_ipq4018_bootlog-log-L6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3"/></text:p>
          </table:table-cell>
          <table:table-cell table:style-name="Table1.A1" office:value-type="string">
            <text:p text:style-name="P17">Mission mode: Firmware CHIP Version 0<text:bookmark text:name="file-asus_rt-ac58u_ipq4018_bootlog-log-L6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4"/></text:p>
          </table:table-cell>
          <table:table-cell table:style-name="Table1.A1" office:value-type="string">
            <text:p text:style-name="P17">ath9k a000000.wifi: Direct firmware load failed with error 0<text:bookmark text:name="file-asus_rt-ac58u_ipq4018_bootlog-log-L6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5"/></text:p>
          </table:table-cell>
          <table:table-cell table:style-name="Table1.A1" office:value-type="string">
            <text:p text:style-name="P17">ath9k a000000.wifi: Falling back to user helper<text:bookmark text:name="file-asus_rt-ac58u_ipq4018_bootlog-log-L636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636"/></text:p>
          </table:table-cell>
          <table:table-cell table:style-name="Table1.A1" office:value-type="string">
            <text:p text:style-name="P17">ath9k a000000.wifi: Firmware loaded from user helper succesfully<text:bookmark text:name="file-asus_rt-ac58u_ipq4018_bootlog-log-L6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7"/></text:p>
          </table:table-cell>
          <table:table-cell table:style-name="Table1.A1" office:value-type="string">
            <text:p text:style-name="P17">ol_swap_seg_alloc: Successfully allocated memory for SWAP size=262144 <text:bookmark text:name="file-asus_rt-ac58u_ipq4018_bootlog-log-L6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8"/></text:p>
          </table:table-cell>
          <table:table-cell table:style-name="Table1.A1" office:value-type="string">
            <text:p text:style-name="P17">ath9k a000000.wifi: Direct firmware load failed with error 0<text:bookmark text:name="file-asus_rt-ac58u_ipq4018_bootlog-log-L6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39"/></text:p>
          </table:table-cell>
          <table:table-cell table:style-name="Table1.A1" office:value-type="string">
            <text:p text:style-name="P17">ath9k a000000.wifi: Falling back to user helper<text:bookmark text:name="file-asus_rt-ac58u_ipq4018_bootlog-log-L6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0"/></text:p>
          </table:table-cell>
          <table:table-cell table:style-name="Table1.A1" office:value-type="string">
            <text:p text:style-name="P17">ath9k a000000.wifi: Firmware loaded from user helper succesfully<text:bookmark text:name="file-asus_rt-ac58u_ipq4018_bootlog-log-L6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1"/></text:p>
          </table:table-cell>
          <table:table-cell table:style-name="Table1.A1" office:value-type="string">
            <text:p text:style-name="P17">Swap: bytes_left to copy: fw:16; dma_page:123317<text:bookmark text:name="file-asus_rt-ac58u_ipq4018_bootlog-log-L6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2"/></text:p>
          </table:table-cell>
          <table:table-cell table:style-name="Table1.A1" office:value-type="string">
            <text:p text:style-name="P17">Swap: wrong length read:0<text:bookmark text:name="file-asus_rt-ac58u_ipq4018_bootlog-log-L6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3"/></text:p>
          </table:table-cell>
          <table:table-cell table:style-name="Table1.A1" office:value-type="string">
            <text:p text:style-name="P17">ol_swap_wlan_memory_expansion: Swap total_bytes copied: 138827 Target address 416d20 <text:bookmark text:name="file-asus_rt-ac58u_ipq4018_bootlog-log-L6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4"/></text:p>
          </table:table-cell>
          <table:table-cell table:style-name="Table1.A1" office:value-type="string">
            <text:p text:style-name="P17">scn=c54004c0 target_write_addr=416d20 seg_info=c710cb10 <text:bookmark text:name="file-asus_rt-ac58u_ipq4018_bootlog-log-L6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5"/></text:p>
          </table:table-cell>
          <table:table-cell table:style-name="Table1.A1" office:value-type="string">
            <text:p text:style-name="P17">ol_transfer_swap_struct:Code swap structure successfully downloaded for bin type =2 <text:bookmark text:name="file-asus_rt-ac58u_ipq4018_bootlog-log-L6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6"/></text:p>
          </table:table-cell>
          <table:table-cell table:style-name="Table1.A1" office:value-type="string">
            <text:p text:style-name="P17">bin_filename=IPQ4019/hw.1/athwlan.bin swap_filename=/lib/firmware/IPQ4019/hw.1/athwlan.codeswap.bin <text:bookmark text:name="file-asus_rt-ac58u_ipq4018_bootlog-log-L6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7"/></text:p>
          </table:table-cell>
          <table:table-cell table:style-name="Table1.A1" office:value-type="string">
            <text:p text:style-name="P17">ol_transfer_bin_file: Downloading firmware file: IPQ4019/hw.1/athwlan.bin<text:bookmark text:name="file-asus_rt-ac58u_ipq4018_bootlog-log-L6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8"/></text:p>
          </table:table-cell>
          <table:table-cell table:style-name="Table1.A1" office:value-type="string">
            <text:p text:style-name="P17">ath9k a000000.wifi: Direct firmware load failed with error 0<text:bookmark text:name="file-asus_rt-ac58u_ipq4018_bootlog-log-L6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49"/></text:p>
          </table:table-cell>
          <table:table-cell table:style-name="Table1.A1" office:value-type="string">
            <text:p text:style-name="P17">ath9k a000000.wifi: Falling back to user helper<text:bookmark text:name="file-asus_rt-ac58u_ipq4018_bootlog-log-L6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0"/></text:p>
          </table:table-cell>
          <table:table-cell table:style-name="Table1.A1" office:value-type="string">
            <text:p text:style-name="P17">ath9k a000000.wifi: Firmware loaded from user helper succesfully<text:bookmark text:name="file-asus_rt-ac58u_ipq4018_bootlog-log-L6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1"/></text:p>
          </table:table-cell>
          <table:table-cell table:style-name="Table1.A1" office:value-type="string">
            <text:p text:style-name="P17">ol_transfer_bin_file 3840: downloading file 1, Download data len 352148<text:bookmark text:name="file-asus_rt-ac58u_ipq4018_bootlog-log-L6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2"/></text:p>
          </table:table-cell>
          <table:table-cell table:style-name="Table1.A1" office:value-type="string">
            <text:p text:style-name="P17">ol_ath_attach() Download FW done. <text:bookmark text:name="file-asus_rt-ac58u_ipq4018_bootlog-log-L6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3"/></text:p>
          </table:table-cell>
          <table:table-cell table:style-name="Table1.A1" office:value-type="string">
            <text:p text:style-name="P17">ol_ath_attach() HT Create .<text:bookmark text:name="file-asus_rt-ac58u_ipq4018_bootlog-log-L6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4"/></text:p>
          </table:table-cell>
          <table:table-cell table:style-name="Table1.A1" office:value-type="string">
            <text:p text:style-name="P17">ol_ath_attach() HIF Claim.<text:bookmark text:name="file-asus_rt-ac58u_ipq4018_bootlog-log-L6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5"/></text:p>
          </table:table-cell>
          <table:table-cell table:style-name="Table1.A1" office:value-type="string">
            <text:p text:style-name="P17">ol_ath_attach() BMI Done. <text:bookmark text:name="file-asus_rt-ac58u_ipq4018_bootlog-log-L6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6"/></text:p>
          </table:table-cell>
          <table:table-cell table:style-name="Table1.A1" office:value-type="string">
            <text:p text:style-name="P17">ol_ath_attach 7160 host_enable 0 nss_nwifi_offload 0<text:bookmark text:name="file-asus_rt-ac58u_ipq4018_bootlog-log-L6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7"/></text:p>
          </table:table-cell>
          <table:table-cell table:style-name="Table1.A1" office:value-type="string">
            <text:p text:style-name="P17">ol_ath_set_default_tgt_config : AC Minfree buffer allocation through module param (umac.ko)<text:bookmark text:name="file-asus_rt-ac58u_ipq4018_bootlog-log-L6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8"/></text:p>
          </table:table-cell>
          <table:table-cell table:style-name="Table1.A1" office:value-type="string">
            <text:p text:style-name="P17">OL_ACBKMinfree : 0<text:bookmark text:name="file-asus_rt-ac58u_ipq4018_bootlog-log-L6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59"/></text:p>
          </table:table-cell>
          <table:table-cell table:style-name="Table1.A1" office:value-type="string">
            <text:p text:style-name="P17">OL_ACBEMinfree : 0<text:bookmark text:name="file-asus_rt-ac58u_ipq4018_bootlog-log-L6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0"/></text:p>
          </table:table-cell>
          <table:table-cell table:style-name="Table1.A1" office:value-type="string">
            <text:p text:style-name="P17">OL_ACVIMinfree : 0<text:bookmark text:name="file-asus_rt-ac58u_ipq4018_bootlog-log-L6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1"/></text:p>
          </table:table-cell>
          <table:table-cell table:style-name="Table1.A1" office:value-type="string">
            <text:p text:style-name="P17">OL_ACVOMinfree : 0<text:bookmark text:name="file-asus_rt-ac58u_ipq4018_bootlog-log-L6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2"/></text:p>
          </table:table-cell>
          <table:table-cell table:style-name="Table1.A1" office:value-type="string">
            <text:p text:style-name="P17">ol_ath_attach() WMI attached. wmi_handle c56e0000 <text:bookmark text:name="file-asus_rt-ac58u_ipq4018_bootlog-log-L6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3"/></text:p>
          </table:table-cell>
          <table:table-cell table:style-name="Table1.A1" office:value-type="string">
            <text:p text:style-name="P17">CE_recv_buf_enqueue 844 Populate last entry 512 for CE 5<text:bookmark text:name="file-asus_rt-ac58u_ipq4018_bootlog-log-L6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4"/></text:p>
          </table:table-cell>
          <table:table-cell table:style-name="Table1.A1" office:value-type="string">
            <text:p text:style-name="P17">CE_recv_buf_enqueue 853 CE 5 wi 511 dest_ptr 0x84e28040 nbytes 0 recv_ctxt 0xc56c7200<text:bookmark text:name="file-asus_rt-ac58u_ipq4018_bootlog-log-L6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5"/></text:p>
          </table:table-cell>
          <table:table-cell table:style-name="Table1.A1" office:value-type="string">
            <text:p text:style-name="P17">Startup Mode-0 set<text:bookmark text:name="file-asus_rt-ac58u_ipq4018_bootlog-log-L6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6"/></text:p>
          </table:table-cell>
          <table:table-cell table:style-name="Table1.A1" office:value-type="string">
            <text:p text:style-name="P19"><text:bookmark text:name="file-asus_rt-ac58u_ipq4018_bootlog-log-L6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7"/></text:p>
          </table:table-cell>
          <table:table-cell table:style-name="Table1.A1" office:value-type="string">
            <text:p text:style-name="P17">&lt;=== cfg max peer id 544 ====&gt;<text:bookmark text:name="file-asus_rt-ac58u_ipq4018_bootlog-log-L6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8"/></text:p>
          </table:table-cell>
          <table:table-cell table:style-name="Table1.A1" office:value-type="string">
            <text:p text:style-name="P17">HTC Service:0x0300 ep:1 TX flow control disabled<text:bookmark text:name="file-asus_rt-ac58u_ipq4018_bootlog-log-L6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69"/></text:p>
          </table:table-cell>
          <table:table-cell table:style-name="Table1.A1" office:value-type="string">
            <text:p text:style-name="P17">htt_peer_map_timer_init Enter pdev c4ea8000 hrtimer c4eac860<text:bookmark text:name="file-asus_rt-ac58u_ipq4018_bootlog-log-L6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0"/></text:p>
          </table:table-cell>
          <table:table-cell table:style-name="Table1.A1" office:value-type="string">
            <text:p text:style-name="P19"><text:bookmark text:name="file-asus_rt-ac58u_ipq4018_bootlog-log-L6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1"/></text:p>
          </table:table-cell>
          <table:table-cell table:style-name="Table1.A1" office:value-type="string">
            <text:p text:style-name="P17">htt_alloc_peer_map_mem : Alloc Success : host q vaddr c79da000 paddr 879da000<text:bookmark text:name="file-asus_rt-ac58u_ipq4018_bootlog-log-L6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2"/></text:p>
          </table:table-cell>
          <table:table-cell table:style-name="Table1.A1" office:value-type="string">
            <text:p text:style-name="P19"><text:bookmark text:name="file-asus_rt-ac58u_ipq4018_bootlog-log-L6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3"/></text:p>
          </table:table-cell>
          <table:table-cell table:style-name="Table1.A1" office:value-type="string">
            <text:p text:style-name="P17">htt_alloc_peer_map_mem : Flush Interval Configured to 256 pkts<text:bookmark text:name="file-asus_rt-ac58u_ipq4018_bootlog-log-L6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4"/></text:p>
          </table:table-cell>
          <table:table-cell table:style-name="Table1.A1" office:value-type="string">
            <text:p text:style-name="P17">CE_pkt_dl_len_set CE 4 Pkt download length 64<text:bookmark text:name="file-asus_rt-ac58u_ipq4018_bootlog-log-L6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5"/></text:p>
          </table:table-cell>
          <table:table-cell table:style-name="Table1.A1" office:value-type="string">
            <text:p text:style-name="P17">ol_txrx_pdev_attach: 2500 tx desc's allocated ; range starts from c4b60000<text:bookmark text:name="file-asus_rt-ac58u_ipq4018_bootlog-log-L676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676"/></text:p>
          </table:table-cell>
          <table:table-cell table:style-name="Table1.A1" office:value-type="string">
            <text:p text:style-name="P17">HTC Service:0x0100 ep:2 TX flow control disabled<text:bookmark text:name="file-asus_rt-ac58u_ipq4018_bootlog-log-L6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7"/></text:p>
          </table:table-cell>
          <table:table-cell table:style-name="Table1.A1" office:value-type="string">
            <text:p text:style-name="P17">wmi_service_ready_event_rx: WMI UNIFIED SERVICE READY event <text:bookmark text:name="file-asus_rt-ac58u_ipq4018_bootlog-log-L6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8"/></text:p>
          </table:table-cell>
          <table:table-cell table:style-name="Table1.A1" office:value-type="string">
            <text:p text:style-name="P17">Firmware_Build_Number:84 <text:bookmark text:name="file-asus_rt-ac58u_ipq4018_bootlog-log-L6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79"/></text:p>
          </table:table-cell>
          <table:table-cell table:style-name="Table1.A1" office:value-type="string">
            <text:p text:style-name="P17">num_rf_chain:0x00000002 ht_cap_info:0x0000085b vht_cap_info:0x339959b2 vht_supp_mcs:0x0000fffa<text:bookmark text:name="file-asus_rt-ac58u_ipq4018_bootlog-log-L6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0"/></text:p>
          </table:table-cell>
          <table:table-cell table:style-name="Table1.A1" office:value-type="string">
            <text:p text:style-name="P19"><text:bookmark text:name="file-asus_rt-ac58u_ipq4018_bootlog-log-L6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1"/></text:p>
          </table:table-cell>
          <table:table-cell table:style-name="Table1.A1" office:value-type="string">
            <text:p text:style-name="P17">RES CFG Support wmi_service_bitmap 9778 <text:bookmark text:name="file-asus_rt-ac58u_ipq4018_bootlog-log-L6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2"/></text:p>
          </table:table-cell>
          <table:table-cell table:style-name="Table1.A1" office:value-type="string">
            <text:p text:style-name="P19"><text:bookmark text:name="file-asus_rt-ac58u_ipq4018_bootlog-log-L6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3"/></text:p>
          </table:table-cell>
          <table:table-cell table:style-name="Table1.A1" office:value-type="string">
            <text:p text:style-name="P17">Sending Ext resource cfg: HOST PLATFORM as 1 and fw_feature_bitmap as 10 to TGT <text:bookmark text:name="file-asus_rt-ac58u_ipq4018_bootlog-log-L6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4"/></text:p>
          </table:table-cell>
          <table:table-cell table:style-name="Table1.A1" office:value-type="string">
            <text:p text:style-name="P17">ol_ath_service_ready_event: tt_support: 1<text:bookmark text:name="file-asus_rt-ac58u_ipq4018_bootlog-log-L6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5"/></text:p>
          </table:table-cell>
          <table:table-cell table:style-name="Table1.A1" office:value-type="string">
            <text:p text:style-name="P17">Peer Caching Enabled ; num_peers = 146, num_active_peers = 52 num_tids = 104, num_vdevs = 17<text:bookmark text:name="file-asus_rt-ac58u_ipq4018_bootlog-log-L6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6"/></text:p>
          </table:table-cell>
          <table:table-cell table:style-name="Table1.A1" office:value-type="string">
            <text:p text:style-name="P17">idx 1 req 2 num_units 1 num_unit_info 12 unit size 256 actual units 53 <text:bookmark text:name="file-asus_rt-ac58u_ipq4018_bootlog-log-L6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7"/></text:p>
          </table:table-cell>
          <table:table-cell table:style-name="Table1.A1" office:value-type="string">
            <text:p text:style-name="P17">ol_ath_alloc_host_mem_chunk req_id 2 idx 0 num_units 53 unit_len 256,<text:bookmark text:name="file-asus_rt-ac58u_ipq4018_bootlog-log-L6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8"/></text:p>
          </table:table-cell>
          <table:table-cell table:style-name="Table1.A1" office:value-type="string">
            <text:p text:style-name="P17">idx 2 req 3 num_units 1 num_unit_info 12 unit size 1024 actual units 53 <text:bookmark text:name="file-asus_rt-ac58u_ipq4018_bootlog-log-L6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89"/></text:p>
          </table:table-cell>
          <table:table-cell table:style-name="Table1.A1" office:value-type="string">
            <text:p text:style-name="P17">ol_ath_alloc_host_mem_chunk req_id 3 idx 1 num_units 53 unit_len 1024,<text:bookmark text:name="file-asus_rt-ac58u_ipq4018_bootlog-log-L6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0"/></text:p>
          </table:table-cell>
          <table:table-cell table:style-name="Table1.A1" office:value-type="string">
            <text:p text:style-name="P17">idx 3 req 4 num_units 1 num_unit_info 12 unit size 4096 actual units 53 <text:bookmark text:name="file-asus_rt-ac58u_ipq4018_bootlog-log-L6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1"/></text:p>
          </table:table-cell>
          <table:table-cell table:style-name="Table1.A1" office:value-type="string">
            <text:p text:style-name="P17">ol_ath_alloc_host_mem_chunk req_id 4 idx 2 num_units 53 unit_len 4096,<text:bookmark text:name="file-asus_rt-ac58u_ipq4018_bootlog-log-L6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2"/></text:p>
          </table:table-cell>
          <table:table-cell table:style-name="Table1.A1" office:value-type="string">
            <text:p text:style-name="P17">idx 0 req 1 num_units 0 num_unit_info 2 unit size 720 actual units 147 <text:bookmark text:name="file-asus_rt-ac58u_ipq4018_bootlog-log-L6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3"/></text:p>
          </table:table-cell>
          <table:table-cell table:style-name="Table1.A1" office:value-type="string">
            <text:p text:style-name="P17">ol_ath_alloc_host_mem_chunk req_id 1 idx 3 num_units 147 unit_len 720,<text:bookmark text:name="file-asus_rt-ac58u_ipq4018_bootlog-log-L6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4"/></text:p>
          </table:table-cell>
          <table:table-cell table:style-name="Table1.A1" office:value-type="string">
            <text:p text:style-name="P17">idx 4 req 6 num_units 35 num_unit_info 0 unit size 3072 actual units 35 <text:bookmark text:name="file-asus_rt-ac58u_ipq4018_bootlog-log-L6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5"/></text:p>
          </table:table-cell>
          <table:table-cell table:style-name="Table1.A1" office:value-type="string">
            <text:p text:style-name="P17">ol_ath_alloc_host_mem_chunk req_id 6 idx 4 num_units 35 unit_len 3072,<text:bookmark text:name="file-asus_rt-ac58u_ipq4018_bootlog-log-L6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6"/></text:p>
          </table:table-cell>
          <table:table-cell table:style-name="Table1.A1" office:value-type="string">
            <text:p text:style-name="P17">idx 5 req 7 num_units 1 num_unit_info 0 unit size 6144 actual units 1 <text:bookmark text:name="file-asus_rt-ac58u_ipq4018_bootlog-log-L6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7"/></text:p>
          </table:table-cell>
          <table:table-cell table:style-name="Table1.A1" office:value-type="string">
            <text:p text:style-name="P17">ol_ath_alloc_host_mem_chunk req_id 7 idx 5 num_units 1 unit_len 6144,<text:bookmark text:name="file-asus_rt-ac58u_ipq4018_bootlog-log-L6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8"/></text:p>
          </table:table-cell>
          <table:table-cell table:style-name="Table1.A1" office:value-type="string">
            <text:p text:style-name="P17">idx 6 req 5 num_units 0 num_unit_info 2 unit size 1868 actual units 147 <text:bookmark text:name="file-asus_rt-ac58u_ipq4018_bootlog-log-L6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699"/></text:p>
          </table:table-cell>
          <table:table-cell table:style-name="Table1.A1" office:value-type="string">
            <text:p text:style-name="P17">ol_ath_alloc_host_mem_chunk req_id 5 idx 6 num_units 73 unit_len 1868,<text:bookmark text:name="file-asus_rt-ac58u_ipq4018_bootlog-log-L7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0"/></text:p>
          </table:table-cell>
          <table:table-cell table:style-name="Table1.A1" office:value-type="string">
            <text:p text:style-name="P17">ol_ath_alloc_host_mem_chunk req_id 5 idx 7 num_units 74 unit_len 1868,<text:bookmark text:name="file-asus_rt-ac58u_ipq4018_bootlog-log-L7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1"/></text:p>
          </table:table-cell>
          <table:table-cell table:style-name="Table1.A1" office:value-type="string">
            <text:p text:style-name="P17">chunk 0 len 13568 requested ,ptr 0x84b48000 <text:bookmark text:name="file-asus_rt-ac58u_ipq4018_bootlog-log-L7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2"/></text:p>
          </table:table-cell>
          <table:table-cell table:style-name="Table1.A1" office:value-type="string">
            <text:p text:style-name="P17">chunk 1 len 54272 requested ,ptr 0x84b50000 <text:bookmark text:name="file-asus_rt-ac58u_ipq4018_bootlog-log-L7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3"/></text:p>
          </table:table-cell>
          <table:table-cell table:style-name="Table1.A1" office:value-type="string">
            <text:p text:style-name="P17">chunk 2 len 217088 requested ,ptr 0x84bc0000 <text:bookmark text:name="file-asus_rt-ac58u_ipq4018_bootlog-log-L7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4"/></text:p>
          </table:table-cell>
          <table:table-cell table:style-name="Table1.A1" office:value-type="string">
            <text:p text:style-name="P17">chunk 3 len 105840 requested ,ptr 0x84400000 <text:bookmark text:name="file-asus_rt-ac58u_ipq4018_bootlog-log-L7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5"/></text:p>
          </table:table-cell>
          <table:table-cell table:style-name="Table1.A1" office:value-type="string">
            <text:p text:style-name="P17">chunk 4 len 107520 requested ,ptr 0x84420000 <text:bookmark text:name="file-asus_rt-ac58u_ipq4018_bootlog-log-L7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6"/></text:p>
          </table:table-cell>
          <table:table-cell table:style-name="Table1.A1" office:value-type="string">
            <text:p text:style-name="P17">chunk 5 len 6144 requested ,ptr 0x84b4c000 <text:bookmark text:name="file-asus_rt-ac58u_ipq4018_bootlog-log-L7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7"/></text:p>
          </table:table-cell>
          <table:table-cell table:style-name="Table1.A1" office:value-type="string">
            <text:p text:style-name="P17">chunk 6 len 136364 requested ,ptr 0x84440000 <text:bookmark text:name="file-asus_rt-ac58u_ipq4018_bootlog-log-L7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8"/></text:p>
          </table:table-cell>
          <table:table-cell table:style-name="Table1.A1" office:value-type="string">
            <text:p text:style-name="P17">chunk 7 len 138232 requested ,ptr 0x84480000 <text:bookmark text:name="file-asus_rt-ac58u_ipq4018_bootlog-log-L7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09"/></text:p>
          </table:table-cell>
          <table:table-cell table:style-name="Table1.A1" office:value-type="string">
            <text:p text:style-name="P17">ol_ath_service_ready_event[3817] WAPI MBSSID 2 <text:bookmark text:name="file-asus_rt-ac58u_ipq4018_bootlog-log-L7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0"/></text:p>
          </table:table-cell>
          <table:table-cell table:style-name="Table1.A1" office:value-type="string">
            <text:p text:style-name="P17">wmi_ready_event_rx: WMI UNIFIED READY event <text:bookmark text:name="file-asus_rt-ac58u_ipq4018_bootlog-log-L7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1"/></text:p>
          </table:table-cell>
          <table:table-cell table:style-name="Table1.A1" office:value-type="string">
            <text:p text:style-name="P17">ol_ath_connect_htc() WMI is ready<text:bookmark text:name="file-asus_rt-ac58u_ipq4018_bootlog-log-L7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2"/></text:p>
          </table:table-cell>
          <table:table-cell table:style-name="Table1.A1" office:value-type="string">
            <text:p text:style-name="P17">target uses HTT version 2.2; host uses 2.2<text:bookmark text:name="file-asus_rt-ac58u_ipq4018_bootlog-log-L7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3"/></text:p>
          </table:table-cell>
          <table:table-cell table:style-name="Table1.A1" office:value-type="string">
            <text:p text:style-name="P17">ol_ath_attach() connect HTC. <text:bookmark text:name="file-asus_rt-ac58u_ipq4018_bootlog-log-L7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4"/></text:p>
          </table:table-cell>
          <table:table-cell table:style-name="Table1.A1" office:value-type="string">
            <text:p text:style-name="P17">bypasswmi : 0<text:bookmark text:name="file-asus_rt-ac58u_ipq4018_bootlog-log-L7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5"/></text:p>
          </table:table-cell>
          <table:table-cell table:style-name="Table1.A1" office:value-type="string">
            <text:p text:style-name="P17">ol_regdmn_start: reg-domain param: regdmn=0, countryName=, wModeSelect=FFFFFFFF, netBand=FFFFFFFF, extendedChanMode=0.<text:bookmark text:name="file-asus_rt-ac58u_ipq4018_bootlog-log-L7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6"/></text:p>
          </table:table-cell>
          <table:table-cell table:style-name="Table1.A1" office:value-type="string">
            <text:p text:style-name="P17">ol_regdmn_init_channels: !avail mode 0x680c (0x2) flags 0x2150<text:bookmark text:name="file-asus_rt-ac58u_ipq4018_bootlog-log-L7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7"/></text:p>
          </table:table-cell>
          <table:table-cell table:style-name="Table1.A1" office:value-type="string">
            <text:p text:style-name="P17">ol_regdmn_init_channels: !avail mode 0x680c (0x1) flags 0x140<text:bookmark text:name="file-asus_rt-ac58u_ipq4018_bootlog-log-L718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718"/></text:p>
          </table:table-cell>
          <table:table-cell table:style-name="Table1.A1" office:value-type="string">
            <text:p text:style-name="P17">ol_regdmn_init_channels: !avail mode 0x680c (0x20) flags 0xd0<text:bookmark text:name="file-asus_rt-ac58u_ipq4018_bootlog-log-L7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19"/></text:p>
          </table:table-cell>
          <table:table-cell table:style-name="Table1.A1" office:value-type="string">
            <text:p text:style-name="P17">ol_regdmn_init_channels: !avail mode 0x680c (0x40) flags 0x150<text:bookmark text:name="file-asus_rt-ac58u_ipq4018_bootlog-log-L7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0"/></text:p>
          </table:table-cell>
          <table:table-cell table:style-name="Table1.A1" office:value-type="string">
            <text:p text:style-name="P17">ol_regdmn_init_channels: !avail mode 0x680c (0x1000) flags 0x10100<text:bookmark text:name="file-asus_rt-ac58u_ipq4018_bootlog-log-L7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1"/></text:p>
          </table:table-cell>
          <table:table-cell table:style-name="Table1.A1" office:value-type="string">
            <text:p text:style-name="P17">ol_regdmn_init_channels: !avail mode 0x680c (0x8000) flags 0x20100<text:bookmark text:name="file-asus_rt-ac58u_ipq4018_bootlog-log-L7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2"/></text:p>
          </table:table-cell>
          <table:table-cell table:style-name="Table1.A1" office:value-type="string">
            <text:p text:style-name="P17">ol_regdmn_init_channels: !avail mode 0x680c (0x10000) flags 0x40100<text:bookmark text:name="file-asus_rt-ac58u_ipq4018_bootlog-log-L7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3"/></text:p>
          </table:table-cell>
          <table:table-cell table:style-name="Table1.A1" office:value-type="string">
            <text:p text:style-name="P17">ol_regdmn_init_channels: !avail mode 0x680c (0x20000) flags 0x100100<text:bookmark text:name="file-asus_rt-ac58u_ipq4018_bootlog-log-L7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4"/></text:p>
          </table:table-cell>
          <table:table-cell table:style-name="Table1.A1" office:value-type="string">
            <text:p text:style-name="P17">ol_regdmn_init_channels: !avail mode 0x680c (0x40000) flags 0x200100<text:bookmark text:name="file-asus_rt-ac58u_ipq4018_bootlog-log-L7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5"/></text:p>
          </table:table-cell>
          <table:table-cell table:style-name="Table1.A1" office:value-type="string">
            <text:p text:style-name="P17">ol_regdmn_init_channels: !avail mode 0x680c (0x80000) flags 0x400100<text:bookmark text:name="file-asus_rt-ac58u_ipq4018_bootlog-log-L7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6"/></text:p>
          </table:table-cell>
          <table:table-cell table:style-name="Table1.A1" office:value-type="string">
            <text:p text:style-name="P17">ol_regdmn_init_channels: !avail mode 0x680c (0x100000) flags 0x800100<text:bookmark text:name="file-asus_rt-ac58u_ipq4018_bootlog-log-L7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7"/></text:p>
          </table:table-cell>
          <table:table-cell table:style-name="Table1.A1" office:value-type="string">
            <text:p text:style-name="P17">ol_regdmn_init_channels: !avail mode 0x680c (0x200000) flags 0x4000100<text:bookmark text:name="file-asus_rt-ac58u_ipq4018_bootlog-log-L7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8"/></text:p>
          </table:table-cell>
          <table:table-cell table:style-name="Table1.A1" office:value-type="string">
            <text:p text:style-name="P17">ol_regdmn_init_channels: !avail mode 0x680c (0x400000) flags 0x8000100<text:bookmark text:name="file-asus_rt-ac58u_ipq4018_bootlog-log-L7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29"/></text:p>
          </table:table-cell>
          <table:table-cell table:style-name="Table1.A1" office:value-type="string">
            <text:p text:style-name="P17">OL Resmgr Init-ed<text:bookmark text:name="file-asus_rt-ac58u_ipq4018_bootlog-log-L7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0"/></text:p>
          </table:table-cell>
          <table:table-cell table:style-name="Table1.A1" office:value-type="string">
            <text:p text:style-name="P17">ieee80211_bsteering_attach: Band steering initialized<text:bookmark text:name="file-asus_rt-ac58u_ipq4018_bootlog-log-L7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1"/></text:p>
          </table:table-cell>
          <table:table-cell table:style-name="Table1.A1" office:value-type="string">
            <text:p text:style-name="P17">acfg_attach: 6026: Netlink socket created:c443c000<text:bookmark text:name="file-asus_rt-ac58u_ipq4018_bootlog-log-L7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2"/></text:p>
          </table:table-cell>
          <table:table-cell table:style-name="Table1.A1" office:value-type="string">
            <text:p text:style-name="P17">SPECTRAL : get_capability not registered<text:bookmark text:name="file-asus_rt-ac58u_ipq4018_bootlog-log-L7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3"/></text:p>
          </table:table-cell>
          <table:table-cell table:style-name="Table1.A1" office:value-type="string">
            <text:p text:style-name="P17">HAL_CAP_PHYDIAG : Capable<text:bookmark text:name="file-asus_rt-ac58u_ipq4018_bootlog-log-L7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4"/></text:p>
          </table:table-cell>
          <table:table-cell table:style-name="Table1.A1" office:value-type="string">
            <text:p text:style-name="P17">SPECTRAL : Need to fix the capablity check for RADAR (spectral_attach : 237)<text:bookmark text:name="file-asus_rt-ac58u_ipq4018_bootlog-log-L7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5"/></text:p>
          </table:table-cell>
          <table:table-cell table:style-name="Table1.A1" office:value-type="string">
            <text:p text:style-name="P17">SPECTRAL : get_capability not registered<text:bookmark text:name="file-asus_rt-ac58u_ipq4018_bootlog-log-L7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6"/></text:p>
          </table:table-cell>
          <table:table-cell table:style-name="Table1.A1" office:value-type="string">
            <text:p text:style-name="P17">HAL_CAP_RADAR : Capable<text:bookmark text:name="file-asus_rt-ac58u_ipq4018_bootlog-log-L7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7"/></text:p>
          </table:table-cell>
          <table:table-cell table:style-name="Table1.A1" office:value-type="string">
            <text:p text:style-name="P17">SPECTRAL : Need to fix the capablity check for SPECTRAL<text:bookmark text:name="file-asus_rt-ac58u_ipq4018_bootlog-log-L7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8"/></text:p>
          </table:table-cell>
          <table:table-cell table:style-name="Table1.A1" office:value-type="string">
            <text:p text:style-name="P17">(spectral_attach : 242)<text:bookmark text:name="file-asus_rt-ac58u_ipq4018_bootlog-log-L7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39"/></text:p>
          </table:table-cell>
          <table:table-cell table:style-name="Table1.A1" office:value-type="string">
            <text:p text:style-name="P17">SPECTRAL : get_capability not registered<text:bookmark text:name="file-asus_rt-ac58u_ipq4018_bootlog-log-L7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0"/></text:p>
          </table:table-cell>
          <table:table-cell table:style-name="Table1.A1" office:value-type="string">
            <text:p text:style-name="P17">HAL_CAP_SPECTRAL_SCAN : Capable<text:bookmark text:name="file-asus_rt-ac58u_ipq4018_bootlog-log-L7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1"/></text:p>
          </table:table-cell>
          <table:table-cell table:style-name="Table1.A1" office:value-type="string">
            <text:p text:style-name="P17">SPECTRAL : get_tsf64 not registered<text:bookmark text:name="file-asus_rt-ac58u_ipq4018_bootlog-log-L7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2"/></text:p>
          </table:table-cell>
          <table:table-cell table:style-name="Table1.A1" office:value-type="string">
            <text:p text:style-name="P17">spectral_init_netlink 78 NULL SKB<text:bookmark text:name="file-asus_rt-ac58u_ipq4018_bootlog-log-L7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3"/></text:p>
          </table:table-cell>
          <table:table-cell table:style-name="Table1.A1" office:value-type="string">
            <text:p text:style-name="P17">Green-AP : Green-AP : Attached<text:bookmark text:name="file-asus_rt-ac58u_ipq4018_bootlog-log-L7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4"/></text:p>
          </table:table-cell>
          <table:table-cell table:style-name="Table1.A1" office:value-type="string">
            <text:p text:style-name="P19"><text:bookmark text:name="file-asus_rt-ac58u_ipq4018_bootlog-log-L7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5"/></text:p>
          </table:table-cell>
          <table:table-cell table:style-name="Table1.A1" office:value-type="string">
            <text:p text:style-name="P17">Green-AP : Attached<text:bookmark text:name="file-asus_rt-ac58u_ipq4018_bootlog-log-L7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6"/></text:p>
          </table:table-cell>
          <table:table-cell table:style-name="Table1.A1" office:value-type="string">
            <text:p text:style-name="P17">rate power table override is only supported for AR98XX<text:bookmark text:name="file-asus_rt-ac58u_ipq4018_bootlog-log-L7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7"/></text:p>
          </table:table-cell>
          <table:table-cell table:style-name="Table1.A1" office:value-type="string">
            <text:p text:style-name="P17">ol_ath_smart_ant_attach: Firmware doest not support Smart Antenna.<text:bookmark text:name="file-asus_rt-ac58u_ipq4018_bootlog-log-L7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8"/></text:p>
          </table:table-cell>
          <table:table-cell table:style-name="Table1.A1" office:value-type="string">
            <text:p text:style-name="P17">ol_ath_smart_ant_attach: Hardware doest not support Smart Antenna.<text:bookmark text:name="file-asus_rt-ac58u_ipq4018_bootlog-log-L7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49"/></text:p>
          </table:table-cell>
          <table:table-cell table:style-name="Table1.A1" office:value-type="string">
            <text:p text:style-name="P17">ol_ath_attach:7319:Low memory system - netlink socket for wifipos not created<text:bookmark text:name="file-asus_rt-ac58u_ipq4018_bootlog-log-L7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0"/></text:p>
          </table:table-cell>
          <table:table-cell table:style-name="Table1.A1" office:value-type="string">
            <text:p text:style-name="P17">ol_if_dfs_attach: called; ptr=c4469984, radar_info=c5eadc40<text:bookmark text:name="file-asus_rt-ac58u_ipq4018_bootlog-log-L7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1"/></text:p>
          </table:table-cell>
          <table:table-cell table:style-name="Table1.A1" office:value-type="string">
            <text:p text:style-name="P17">dfs_attach: event log enabled by default<text:bookmark text:name="file-asus_rt-ac58u_ipq4018_bootlog-log-L7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2"/></text:p>
          </table:table-cell>
          <table:table-cell table:style-name="Table1.A1" office:value-type="string">
            <text:p text:style-name="P17">ol_ath_attach() UMAC attach . <text:bookmark text:name="file-asus_rt-ac58u_ipq4018_bootlog-log-L7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3"/></text:p>
          </table:table-cell>
          <table:table-cell table:style-name="Table1.A1" office:value-type="string">
            <text:p text:style-name="P19"><text:bookmark text:name="file-asus_rt-ac58u_ipq4018_bootlog-log-L7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4"/></text:p>
          </table:table-cell>
          <table:table-cell table:style-name="Table1.A1" office:value-type="string">
            <text:p text:style-name="P17">BURSTING enabled by default<text:bookmark text:name="file-asus_rt-ac58u_ipq4018_bootlog-log-L7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5"/></text:p>
          </table:table-cell>
          <table:table-cell table:style-name="Table1.A1" office:value-type="string">
            <text:p text:style-name="P17">ol_ath_attach: Set global_ic[1] ..ptr:bf47eb20<text:bookmark text:name="file-asus_rt-ac58u_ipq4018_bootlog-log-L7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6"/></text:p>
          </table:table-cell>
          <table:table-cell table:style-name="Table1.A1" office:value-type="string">
            <text:p text:style-name="P17">osif_wrap_attach:434 osif wrap attached<text:bookmark text:name="file-asus_rt-ac58u_ipq4018_bootlog-log-L7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7"/></text:p>
          </table:table-cell>
          <table:table-cell table:style-name="Table1.A1" office:value-type="string">
            <text:p text:style-name="P17">osif_wrap_devt_init:395 osif wrap dev table init done<text:bookmark text:name="file-asus_rt-ac58u_ipq4018_bootlog-log-L7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8"/></text:p>
          </table:table-cell>
          <table:table-cell table:style-name="Table1.A1" office:value-type="string">
            <text:p text:style-name="P17">Wrap Attached: Wrap_com =c7115e00 ic-&gt;ic_wrap_com=c7115e00 &amp;wrap_com-&gt;wc_devt=c7115e00 <text:bookmark text:name="file-asus_rt-ac58u_ipq4018_bootlog-log-L7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59"/></text:p>
          </table:table-cell>
          <table:table-cell table:style-name="Table1.A1" office:value-type="string">
            <text:p text:style-name="P17">__ol_ath_attach: needed_headroom reservation 60<text:bookmark text:name="file-asus_rt-ac58u_ipq4018_bootlog-log-L7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0"/></text:p>
          </table:table-cell>
          <table:table-cell table:style-name="Table1.A1" office:value-type="string">
            <text:p text:style-name="P17">ol_ath_thermal_mitigation_attach: --<text:bookmark text:name="file-asus_rt-ac58u_ipq4018_bootlog-log-L761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761"/></text:p>
          </table:table-cell>
          <table:table-cell table:style-name="Table1.A1" office:value-type="string">
            <text:p text:style-name="P17">ol_ath_ahb_probe<text:bookmark text:name="file-asus_rt-ac58u_ipq4018_bootlog-log-L7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2"/></text:p>
          </table:table-cell>
          <table:table-cell table:style-name="Table1.A1" office:value-type="string">
            <text:p text:style-name="P17">ol_ath_ahb_probe: io resource start: 0xa800000, mem=0xc9c00000<text:bookmark text:name="file-asus_rt-ac58u_ipq4018_bootlog-log-L7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3"/></text:p>
          </table:table-cell>
          <table:table-cell table:style-name="Table1.A1" office:value-type="string">
            <text:p text:style-name="P17">*********** Dakota *************<text:bookmark text:name="file-asus_rt-ac58u_ipq4018_bootlog-log-L7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4"/></text:p>
          </table:table-cell>
          <table:table-cell table:style-name="Table1.A1" office:value-type="string">
            <text:p text:style-name="P19"><text:bookmark text:name="file-asus_rt-ac58u_ipq4018_bootlog-log-L7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5"/></text:p>
          </table:table-cell>
          <table:table-cell table:style-name="Table1.A1" office:value-type="string">
            <text:p text:style-name="P17">__ol_ath_attach() Allocated scn c45804c0<text:bookmark text:name="file-asus_rt-ac58u_ipq4018_bootlog-log-L7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6"/></text:p>
          </table:table-cell>
          <table:table-cell table:style-name="Table1.A1" office:value-type="string">
            <text:p text:style-name="P17">ol_ath_ahb_configure: MSI addr: 0b006040, MSI base: 00000050<text:bookmark text:name="file-asus_rt-ac58u_ipq4018_bootlog-log-L7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7"/></text:p>
          </table:table-cell>
          <table:table-cell table:style-name="Table1.A1" office:value-type="string">
            <text:p text:style-name="P17">Wifi1 CPU frequency 250000000 <text:bookmark text:name="file-asus_rt-ac58u_ipq4018_bootlog-log-L7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8"/></text:p>
          </table:table-cell>
          <table:table-cell table:style-name="Table1.A1" office:value-type="string">
            <text:p text:style-name="P17">hotplug net INTERFACE=wifi0 ACTION=add<text:bookmark text:name="file-asus_rt-ac58u_ipq4018_bootlog-log-L7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69"/></text:p>
          </table:table-cell>
          <table:table-cell table:style-name="Table1.A1" office:value-type="string">
            <text:p text:style-name="P17">ath9k a800000.wifi: ath DEBUG: sc=0xc443e400<text:bookmark text:name="file-asus_rt-ac58u_ipq4018_bootlog-log-L7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0"/></text:p>
          </table:table-cell>
          <table:table-cell table:style-name="Table1.A1" office:value-type="string">
            <text:p text:style-name="P19"><text:bookmark text:name="file-asus_rt-ac58u_ipq4018_bootlog-log-L7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1"/></text:p>
          </table:table-cell>
          <table:table-cell table:style-name="Table1.A1" office:value-type="string">
            <text:p text:style-name="P17">ol_ath_ahb_configure : num_desired MSI set to 0<text:bookmark text:name="file-asus_rt-ac58u_ipq4018_bootlog-log-L7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2"/></text:p>
          </table:table-cell>
          <table:table-cell table:style-name="Table1.A1" office:value-type="string">
            <text:p text:style-name="P19"><text:bookmark text:name="file-asus_rt-ac58u_ipq4018_bootlog-log-L7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3"/></text:p>
          </table:table-cell>
          <table:table-cell table:style-name="Table1.A1" office:value-type="string">
            <text:p text:style-name="P17">Using Legacy Interrupt<text:bookmark text:name="file-asus_rt-ac58u_ipq4018_bootlog-log-L7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4"/></text:p>
          </table:table-cell>
          <table:table-cell table:style-name="Table1.A1" office:value-type="string">
            <text:p text:style-name="P19"><text:bookmark text:name="file-asus_rt-ac58u_ipq4018_bootlog-log-L7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5"/></text:p>
          </table:table-cell>
          <table:table-cell table:style-name="Table1.A1" office:value-type="string">
            <text:p text:style-name="P17">Waiting for target init<text:bookmark text:name="file-asus_rt-ac58u_ipq4018_bootlog-log-L7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6"/></text:p>
          </table:table-cell>
          <table:table-cell table:style-name="Table1.A1" office:value-type="string">
            <text:p text:style-name="P19"><text:bookmark text:name="file-asus_rt-ac58u_ipq4018_bootlog-log-L7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7"/></text:p>
          </table:table-cell>
          <table:table-cell table:style-name="Table1.A1" office:value-type="string">
            <text:p text:style-name="P17">Done waiting<text:bookmark text:name="file-asus_rt-ac58u_ipq4018_bootlog-log-L7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8"/></text:p>
          </table:table-cell>
          <table:table-cell table:style-name="Table1.A1" office:value-type="string">
            <text:p text:style-name="P19"><text:bookmark text:name="file-asus_rt-ac58u_ipq4018_bootlog-log-L7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79"/></text:p>
          </table:table-cell>
          <table:table-cell table:style-name="Table1.A1" office:value-type="string">
            <text:p text:style-name="P17">CLOCK PLL skipped <text:bookmark text:name="file-asus_rt-ac58u_ipq4018_bootlog-log-L7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0"/></text:p>
          </table:table-cell>
          <table:table-cell table:style-name="Table1.A1" office:value-type="string">
            <text:p text:style-name="P17">__ol_ath_attach: dev name wifi1<text:bookmark text:name="file-asus_rt-ac58u_ipq4018_bootlog-log-L7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1"/></text:p>
          </table:table-cell>
          <table:table-cell table:style-name="Table1.A1" office:value-type="string">
            <text:p text:style-name="P17">ol_ath_attach() BMI inited.<text:bookmark text:name="file-asus_rt-ac58u_ipq4018_bootlog-log-L7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2"/></text:p>
          </table:table-cell>
          <table:table-cell table:style-name="Table1.A1" office:value-type="string">
            <text:p text:style-name="P17">ol_ath_attach() BMI Get Target Info.<text:bookmark text:name="file-asus_rt-ac58u_ipq4018_bootlog-log-L7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3"/></text:p>
          </table:table-cell>
          <table:table-cell table:style-name="Table1.A1" office:value-type="string">
            <text:p text:style-name="P17">Chip id: 0xb, chip version: 0x1000000<text:bookmark text:name="file-asus_rt-ac58u_ipq4018_bootlog-log-L7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4"/></text:p>
          </table:table-cell>
          <table:table-cell table:style-name="Table1.A1" office:value-type="string">
            <text:p text:style-name="P19"><text:bookmark text:name="file-asus_rt-ac58u_ipq4018_bootlog-log-L7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5"/></text:p>
          </table:table-cell>
          <table:table-cell table:style-name="Table1.A1" office:value-type="string">
            <text:p text:style-name="P17">CE WAR Disabled<text:bookmark text:name="file-asus_rt-ac58u_ipq4018_bootlog-log-L7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6"/></text:p>
          </table:table-cell>
          <table:table-cell table:style-name="Table1.A1" office:value-type="string">
            <text:p text:style-name="P17">NUM_DEV=1 FWMODE=0x2 FWSUBMODE=0x0 FWBR_BUF 0<text:bookmark text:name="file-asus_rt-ac58u_ipq4018_bootlog-log-L7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7"/></text:p>
          </table:table-cell>
          <table:table-cell table:style-name="Table1.A1" office:value-type="string">
            <text:p text:style-name="P17">ol_ath_attach() configure Target .<text:bookmark text:name="file-asus_rt-ac58u_ipq4018_bootlog-log-L7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8"/></text:p>
          </table:table-cell>
          <table:table-cell table:style-name="Table1.A1" office:value-type="string">
            <text:p text:style-name="P19"><text:bookmark text:name="file-asus_rt-ac58u_ipq4018_bootlog-log-L7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89"/></text:p>
          </table:table-cell>
          <table:table-cell table:style-name="Table1.A1" office:value-type="string">
            <text:p text:style-name="P17">Target Version is 1000000<text:bookmark text:name="file-asus_rt-ac58u_ipq4018_bootlog-log-L7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0"/></text:p>
          </table:table-cell>
          <table:table-cell table:style-name="Table1.A1" office:value-type="string">
            <text:p text:style-name="P19"><text:bookmark text:name="file-asus_rt-ac58u_ipq4018_bootlog-log-L7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1"/></text:p>
          </table:table-cell>
          <table:table-cell table:style-name="Table1.A1" office:value-type="string">
            <text:p text:style-name="P17">Flash Download Address c0000 <text:bookmark text:name="file-asus_rt-ac58u_ipq4018_bootlog-log-L7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2"/></text:p>
          </table:table-cell>
          <table:table-cell table:style-name="Table1.A1" office:value-type="string">
            <text:p text:style-name="P17">ol_transfer_bin_file: flash data file defined<text:bookmark text:name="file-asus_rt-ac58u_ipq4018_bootlog-log-L7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3"/></text:p>
          </table:table-cell>
          <table:table-cell table:style-name="Table1.A1" office:value-type="string">
            <text:p text:style-name="P17">ol_transfer_bin_file[3962] Get Caldata for wifi1.<text:bookmark text:name="file-asus_rt-ac58u_ipq4018_bootlog-log-L7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4"/></text:p>
          </table:table-cell>
          <table:table-cell table:style-name="Table1.A1" office:value-type="string">
            <text:p text:style-name="P17">qc98xx_verify_checksum: flash checksum passed: 0x9067<text:bookmark text:name="file-asus_rt-ac58u_ipq4018_bootlog-log-L7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5"/></text:p>
          </table:table-cell>
          <table:table-cell table:style-name="Table1.A1" office:value-type="string">
            <text:p text:style-name="P17">ol_transfer_bin_file 4028: Download Flash data len 12064<text:bookmark text:name="file-asus_rt-ac58u_ipq4018_bootlog-log-L7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6"/></text:p>
          </table:table-cell>
          <table:table-cell table:style-name="Table1.A1" office:value-type="string">
            <text:p text:style-name="P17">Board extended Data download address: 0x0<text:bookmark text:name="file-asus_rt-ac58u_ipq4018_bootlog-log-L7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7"/></text:p>
          </table:table-cell>
          <table:table-cell table:style-name="Table1.A1" office:value-type="string">
            <text:p text:style-name="P19"><text:bookmark text:name="file-asus_rt-ac58u_ipq4018_bootlog-log-L7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8"/></text:p>
          </table:table-cell>
          <table:table-cell table:style-name="Table1.A1" office:value-type="string">
            <text:p text:style-name="P17">Board data initialized<text:bookmark text:name="file-asus_rt-ac58u_ipq4018_bootlog-log-L7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799"/></text:p>
          </table:table-cell>
          <table:table-cell table:style-name="Table1.A1" office:value-type="string">
            <text:p text:style-name="P17">ol_ath_download_firmware: Download OTP, flash download ADDRESS 0xc0000<text:bookmark text:name="file-asus_rt-ac58u_ipq4018_bootlog-log-L8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0"/></text:p>
          </table:table-cell>
          <table:table-cell table:style-name="Table1.A1" office:value-type="string">
            <text:p text:style-name="P19"><text:bookmark text:name="file-asus_rt-ac58u_ipq4018_bootlog-log-L8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1"/></text:p>
          </table:table-cell>
          <table:table-cell table:style-name="Table1.A1" office:value-type="string">
            <text:p text:style-name="P17">Selecting OTP binary for CHIP Version 0<text:bookmark text:name="file-asus_rt-ac58u_ipq4018_bootlog-log-L8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2"/></text:p>
          </table:table-cell>
          <table:table-cell table:style-name="Table1.A1" office:value-type="string">
            <text:p text:style-name="P17">ath9k a800000.wifi: Direct firmware load failed with error 0<text:bookmark text:name="file-asus_rt-ac58u_ipq4018_bootlog-log-L8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3"/></text:p>
          </table:table-cell>
          <table:table-cell table:style-name="Table1.A1" office:value-type="string">
            <text:p text:style-name="P17">ath9k a800000.wifi: Falling back to user helper<text:bookmark text:name="file-asus_rt-ac58u_ipq4018_bootlog-log-L8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4"/></text:p>
          </table:table-cell>
          <table:table-cell table:style-name="Table1.A1" office:value-type="string">
            <text:p text:style-name="P17">ath9k a800000.wifi: Firmware loaded from user helper succesfully<text:bookmark text:name="file-asus_rt-ac58u_ipq4018_bootlog-log-L8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5"/></text:p>
          </table:table-cell>
          <table:table-cell table:style-name="Table1.A1" office:value-type="string">
            <text:p text:style-name="P17">ol_transfer_bin_file 3840: downloading file 0, Download data len 4352<text:bookmark text:name="file-asus_rt-ac58u_ipq4018_bootlog-log-L8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6"/></text:p>
          </table:table-cell>
          <table:table-cell table:style-name="Table1.A1" office:value-type="string">
            <text:p text:style-name="P19"><text:bookmark text:name="file-asus_rt-ac58u_ipq4018_bootlog-log-L8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7"/></text:p>
          </table:table-cell>
          <table:table-cell table:style-name="Table1.A1" office:value-type="string">
            <text:p text:style-name="P17">First OTP send param 8000<text:bookmark text:name="file-asus_rt-ac58u_ipq4018_bootlog-log-L8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8"/></text:p>
          </table:table-cell>
          <table:table-cell table:style-name="Table1.A1" office:value-type="string">
            <text:p text:style-name="P17">ol_ath_download_firmware :First OTP download and Execute is good address:0x4400 return param 4660<text:bookmark text:name="file-asus_rt-ac58u_ipq4018_bootlog-log-L8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09"/></text:p>
          </table:table-cell>
          <table:table-cell table:style-name="Table1.A1" office:value-type="string">
            <text:p text:style-name="P17">ol_ath_download_firmware:##Board Id 17 , CHIP Id 0<text:bookmark text:name="file-asus_rt-ac58u_ipq4018_bootlog-log-L8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0"/></text:p>
          </table:table-cell>
          <table:table-cell table:style-name="Table1.A1" office:value-type="string">
            <text:p text:style-name="P17">ol_ath_download_firmware: BOARDDATA DOWNLOAD TO address 0xc0000<text:bookmark text:name="file-asus_rt-ac58u_ipq4018_bootlog-log-L8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1"/></text:p>
          </table:table-cell>
          <table:table-cell table:style-name="Table1.A1" office:value-type="string">
            <text:p text:style-name="P19"><text:bookmark text:name="file-asus_rt-ac58u_ipq4018_bootlog-log-L8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2"/></text:p>
          </table:table-cell>
          <table:table-cell table:style-name="Table1.A1" office:value-type="string">
            <text:p text:style-name="P17">wifi1: Selecting board data file name boardData_1_0_IPQ4019_Y9803_wifi1.bin<text:bookmark text:name="file-asus_rt-ac58u_ipq4018_bootlog-log-L8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3"/></text:p>
          </table:table-cell>
          <table:table-cell table:style-name="Table1.A1" office:value-type="string">
            <text:p text:style-name="P17">ol_transfer_bin_file: Board Data File download to address=0xc0000 file name=IPQ4019/hw.1/boardData_1_0_IPQ4019_Y9803_wifi1.bin<text:bookmark text:name="file-asus_rt-ac58u_ipq4018_bootlog-log-L814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814"/></text:p>
          </table:table-cell>
          <table:table-cell table:style-name="Table1.A1" office:value-type="string">
            <text:p text:style-name="P17">ath9k a800000.wifi: Direct firmware load failed with error 0<text:bookmark text:name="file-asus_rt-ac58u_ipq4018_bootlog-log-L8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5"/></text:p>
          </table:table-cell>
          <table:table-cell table:style-name="Table1.A1" office:value-type="string">
            <text:p text:style-name="P17">ath9k a800000.wifi: Falling back to user helper<text:bookmark text:name="file-asus_rt-ac58u_ipq4018_bootlog-log-L8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6"/></text:p>
          </table:table-cell>
          <table:table-cell table:style-name="Table1.A1" office:value-type="string">
            <text:p text:style-name="P17">ath9k a800000.wifi: Firmware loaded from user helper succesfully<text:bookmark text:name="file-asus_rt-ac58u_ipq4018_bootlog-log-L8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7"/></text:p>
          </table:table-cell>
          <table:table-cell table:style-name="Table1.A1" office:value-type="string">
            <text:p text:style-name="P17">ol_transfer_bin_file 3840: downloading file 3, Download data len 12064<text:bookmark text:name="file-asus_rt-ac58u_ipq4018_bootlog-log-L8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8"/></text:p>
          </table:table-cell>
          <table:table-cell table:style-name="Table1.A1" office:value-type="string">
            <text:p text:style-name="P17">Board extended Data download address: 0x0<text:bookmark text:name="file-asus_rt-ac58u_ipq4018_bootlog-log-L8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19"/></text:p>
          </table:table-cell>
          <table:table-cell table:style-name="Table1.A1" office:value-type="string">
            <text:p text:style-name="P17">ol_ath_download_firmware: Using 0x1234 for the remainder of init<text:bookmark text:name="file-asus_rt-ac58u_ipq4018_bootlog-log-L8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0"/></text:p>
          </table:table-cell>
          <table:table-cell table:style-name="Table1.A1" office:value-type="string">
            <text:p text:style-name="P19"><text:bookmark text:name="file-asus_rt-ac58u_ipq4018_bootlog-log-L8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1"/></text:p>
          </table:table-cell>
          <table:table-cell table:style-name="Table1.A1" office:value-type="string">
            <text:p text:style-name="P17">Selecting OTP binary for CHIP Version 0<text:bookmark text:name="file-asus_rt-ac58u_ipq4018_bootlog-log-L8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2"/></text:p>
          </table:table-cell>
          <table:table-cell table:style-name="Table1.A1" office:value-type="string">
            <text:p text:style-name="P17">ath9k a800000.wifi: Direct firmware load failed with error 0<text:bookmark text:name="file-asus_rt-ac58u_ipq4018_bootlog-log-L8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3"/></text:p>
          </table:table-cell>
          <table:table-cell table:style-name="Table1.A1" office:value-type="string">
            <text:p text:style-name="P17">ath9k a800000.wifi: Falling back to user helper<text:bookmark text:name="file-asus_rt-ac58u_ipq4018_bootlog-log-L8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4"/></text:p>
          </table:table-cell>
          <table:table-cell table:style-name="Table1.A1" office:value-type="string">
            <text:p text:style-name="P17">ath9k a800000.wifi: Firmware loaded from user helper succesfully<text:bookmark text:name="file-asus_rt-ac58u_ipq4018_bootlog-log-L8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5"/></text:p>
          </table:table-cell>
          <table:table-cell table:style-name="Table1.A1" office:value-type="string">
            <text:p text:style-name="P17">ol_transfer_bin_file 3840: downloading file 0, Download data len 4352<text:bookmark text:name="file-asus_rt-ac58u_ipq4018_bootlog-log-L8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6"/></text:p>
          </table:table-cell>
          <table:table-cell table:style-name="Table1.A1" office:value-type="string">
            <text:p text:style-name="P19"><text:bookmark text:name="file-asus_rt-ac58u_ipq4018_bootlog-log-L8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7"/></text:p>
          </table:table-cell>
          <table:table-cell table:style-name="Table1.A1" office:value-type="string">
            <text:p text:style-name="P17">[Flash] : Ignore Module param<text:bookmark text:name="file-asus_rt-ac58u_ipq4018_bootlog-log-L8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8"/></text:p>
          </table:table-cell>
          <table:table-cell table:style-name="Table1.A1" office:value-type="string">
            <text:p text:style-name="P19"><text:bookmark text:name="file-asus_rt-ac58u_ipq4018_bootlog-log-L8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29"/></text:p>
          </table:table-cell>
          <table:table-cell table:style-name="Table1.A1" office:value-type="string">
            <text:p text:style-name="P17">Second otp download Param 10000 <text:bookmark text:name="file-asus_rt-ac58u_ipq4018_bootlog-log-L8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0"/></text:p>
          </table:table-cell>
          <table:table-cell table:style-name="Table1.A1" office:value-type="string">
            <text:p text:style-name="P17">ol_ath_download_firmware : Second OTP download and Execute is good, param=0x0 <text:bookmark text:name="file-asus_rt-ac58u_ipq4018_bootlog-log-L8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1"/></text:p>
          </table:table-cell>
          <table:table-cell table:style-name="Table1.A1" office:value-type="string">
            <text:p text:style-name="P19"><text:bookmark text:name="file-asus_rt-ac58u_ipq4018_bootlog-log-L8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2"/></text:p>
          </table:table-cell>
          <table:table-cell table:style-name="Table1.A1" office:value-type="string">
            <text:p text:style-name="P17">Mission mode: Firmware CHIP Version 0<text:bookmark text:name="file-asus_rt-ac58u_ipq4018_bootlog-log-L8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3"/></text:p>
          </table:table-cell>
          <table:table-cell table:style-name="Table1.A1" office:value-type="string">
            <text:p text:style-name="P17">ath9k a800000.wifi: Direct firmware load failed with error 0<text:bookmark text:name="file-asus_rt-ac58u_ipq4018_bootlog-log-L8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4"/></text:p>
          </table:table-cell>
          <table:table-cell table:style-name="Table1.A1" office:value-type="string">
            <text:p text:style-name="P17">ath9k a800000.wifi: Falling back to user helper<text:bookmark text:name="file-asus_rt-ac58u_ipq4018_bootlog-log-L8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5"/></text:p>
          </table:table-cell>
          <table:table-cell table:style-name="Table1.A1" office:value-type="string">
            <text:p text:style-name="P17">ath9k a800000.wifi: Firmware loaded from user helper succesfully<text:bookmark text:name="file-asus_rt-ac58u_ipq4018_bootlog-log-L8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6"/></text:p>
          </table:table-cell>
          <table:table-cell table:style-name="Table1.A1" office:value-type="string">
            <text:p text:style-name="P17">ol_swap_seg_alloc: Successfully allocated memory for SWAP size=262144 <text:bookmark text:name="file-asus_rt-ac58u_ipq4018_bootlog-log-L8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7"/></text:p>
          </table:table-cell>
          <table:table-cell table:style-name="Table1.A1" office:value-type="string">
            <text:p text:style-name="P17">ath9k a800000.wifi: Direct firmware load failed with error 0<text:bookmark text:name="file-asus_rt-ac58u_ipq4018_bootlog-log-L8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8"/></text:p>
          </table:table-cell>
          <table:table-cell table:style-name="Table1.A1" office:value-type="string">
            <text:p text:style-name="P17">ath9k a800000.wifi: Falling back to user helper<text:bookmark text:name="file-asus_rt-ac58u_ipq4018_bootlog-log-L8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39"/></text:p>
          </table:table-cell>
          <table:table-cell table:style-name="Table1.A1" office:value-type="string">
            <text:p text:style-name="P17">ath9k a800000.wifi: Firmware loaded from user helper succesfully<text:bookmark text:name="file-asus_rt-ac58u_ipq4018_bootlog-log-L8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0"/></text:p>
          </table:table-cell>
          <table:table-cell table:style-name="Table1.A1" office:value-type="string">
            <text:p text:style-name="P17">Swap: bytes_left to copy: fw:16; dma_page:123317<text:bookmark text:name="file-asus_rt-ac58u_ipq4018_bootlog-log-L8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1"/></text:p>
          </table:table-cell>
          <table:table-cell table:style-name="Table1.A1" office:value-type="string">
            <text:p text:style-name="P17">Swap: wrong length read:0<text:bookmark text:name="file-asus_rt-ac58u_ipq4018_bootlog-log-L8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2"/></text:p>
          </table:table-cell>
          <table:table-cell table:style-name="Table1.A1" office:value-type="string">
            <text:p text:style-name="P17">ol_swap_wlan_memory_expansion: Swap total_bytes copied: 138827 Target address 416d20 <text:bookmark text:name="file-asus_rt-ac58u_ipq4018_bootlog-log-L8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3"/></text:p>
          </table:table-cell>
          <table:table-cell table:style-name="Table1.A1" office:value-type="string">
            <text:p text:style-name="P17">scn=c45804c0 target_write_addr=416d20 seg_info=c44b1610 <text:bookmark text:name="file-asus_rt-ac58u_ipq4018_bootlog-log-L8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4"/></text:p>
          </table:table-cell>
          <table:table-cell table:style-name="Table1.A1" office:value-type="string">
            <text:p text:style-name="P17">ol_transfer_swap_struct:Code swap structure successfully downloaded for bin type =2 <text:bookmark text:name="file-asus_rt-ac58u_ipq4018_bootlog-log-L8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5"/></text:p>
          </table:table-cell>
          <table:table-cell table:style-name="Table1.A1" office:value-type="string">
            <text:p text:style-name="P17">bin_filename=IPQ4019/hw.1/athwlan.bin swap_filename=/lib/firmware/IPQ4019/hw.1/athwlan.codeswap.bin <text:bookmark text:name="file-asus_rt-ac58u_ipq4018_bootlog-log-L8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6"/></text:p>
          </table:table-cell>
          <table:table-cell table:style-name="Table1.A1" office:value-type="string">
            <text:p text:style-name="P17">ol_transfer_bin_file: Downloading firmware file: IPQ4019/hw.1/athwlan.bin<text:bookmark text:name="file-asus_rt-ac58u_ipq4018_bootlog-log-L8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7"/></text:p>
          </table:table-cell>
          <table:table-cell table:style-name="Table1.A1" office:value-type="string">
            <text:p text:style-name="P17">ath9k a800000.wifi: Direct firmware load failed with error 0<text:bookmark text:name="file-asus_rt-ac58u_ipq4018_bootlog-log-L8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8"/></text:p>
          </table:table-cell>
          <table:table-cell table:style-name="Table1.A1" office:value-type="string">
            <text:p text:style-name="P17">ath9k a800000.wifi: Falling back to user helper<text:bookmark text:name="file-asus_rt-ac58u_ipq4018_bootlog-log-L8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49"/></text:p>
          </table:table-cell>
          <table:table-cell table:style-name="Table1.A1" office:value-type="string">
            <text:p text:style-name="P17">ath9k a800000.wifi: Firmware loaded from user helper succesfully<text:bookmark text:name="file-asus_rt-ac58u_ipq4018_bootlog-log-L8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0"/></text:p>
          </table:table-cell>
          <table:table-cell table:style-name="Table1.A1" office:value-type="string">
            <text:p text:style-name="P17">ol_transfer_bin_file 3840: downloading file 1, Download data len 352148<text:bookmark text:name="file-asus_rt-ac58u_ipq4018_bootlog-log-L8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1"/></text:p>
          </table:table-cell>
          <table:table-cell table:style-name="Table1.A1" office:value-type="string">
            <text:p text:style-name="P17">[wifi0] FWLOG: [67130] WAL_DBGID_TX_AC_BUFFER_SET ( 0x3, 0x1e, 0x94c, 0x94c, 0x0 )<text:bookmark text:name="file-asus_rt-ac58u_ipq4018_bootlog-log-L8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2"/></text:p>
          </table:table-cell>
          <table:table-cell table:style-name="Table1.A1" office:value-type="string">
            <text:p text:style-name="P17">[wifi0] FWLOG: [67130] WAL_DBGID_TX_AC_BUFFER_SET ( 0x12, 0x1e, 0x94c, 0x94c, 0x0 )<text:bookmark text:name="file-asus_rt-ac58u_ipq4018_bootlog-log-L8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3"/></text:p>
          </table:table-cell>
          <table:table-cell table:style-name="Table1.A1" office:value-type="string">
            <text:p text:style-name="P17">[wifi0] FWLOG: [67130] WAL_DBGID_TX_AC_BUFFER_SET ( 0x45, 0x1e, 0x94c, 0x94c, 0x0 )<text:bookmark text:name="file-asus_rt-ac58u_ipq4018_bootlog-log-L8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4"/></text:p>
          </table:table-cell>
          <table:table-cell table:style-name="Table1.A1" office:value-type="string">
            <text:p text:style-name="P17">[wifi0] FWLOG: [67130] WAL_DBGID_TX_AC_BUFFER_SET ( 0x67, 0x1e, 0x94c, <text:soft-page-break/>0x94c, 0x0 )<text:bookmark text:name="file-asus_rt-ac58u_ipq4018_bootlog-log-L8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5"/></text:p>
          </table:table-cell>
          <table:table-cell table:style-name="Table1.A1" office:value-type="string">
            <text:p text:style-name="P17">ol_ath_attach() Download FW done. <text:bookmark text:name="file-asus_rt-ac58u_ipq4018_bootlog-log-L8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6"/></text:p>
          </table:table-cell>
          <table:table-cell table:style-name="Table1.A1" office:value-type="string">
            <text:p text:style-name="P17">ol_ath_attach() HT Create .<text:bookmark text:name="file-asus_rt-ac58u_ipq4018_bootlog-log-L8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7"/></text:p>
          </table:table-cell>
          <table:table-cell table:style-name="Table1.A1" office:value-type="string">
            <text:p text:style-name="P17">ol_ath_attach() HIF Claim.<text:bookmark text:name="file-asus_rt-ac58u_ipq4018_bootlog-log-L8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8"/></text:p>
          </table:table-cell>
          <table:table-cell table:style-name="Table1.A1" office:value-type="string">
            <text:p text:style-name="P17">ol_ath_attach() BMI Done. <text:bookmark text:name="file-asus_rt-ac58u_ipq4018_bootlog-log-L8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59"/></text:p>
          </table:table-cell>
          <table:table-cell table:style-name="Table1.A1" office:value-type="string">
            <text:p text:style-name="P17">ol_ath_attach 7160 host_enable 0 nss_nwifi_offload 0<text:bookmark text:name="file-asus_rt-ac58u_ipq4018_bootlog-log-L8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0"/></text:p>
          </table:table-cell>
          <table:table-cell table:style-name="Table1.A1" office:value-type="string">
            <text:p text:style-name="P17">ol_ath_set_default_tgt_config : AC Minfree buffer allocation through module param (umac.ko)<text:bookmark text:name="file-asus_rt-ac58u_ipq4018_bootlog-log-L8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1"/></text:p>
          </table:table-cell>
          <table:table-cell table:style-name="Table1.A1" office:value-type="string">
            <text:p text:style-name="P17">OL_ACBKMinfree : 0<text:bookmark text:name="file-asus_rt-ac58u_ipq4018_bootlog-log-L8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2"/></text:p>
          </table:table-cell>
          <table:table-cell table:style-name="Table1.A1" office:value-type="string">
            <text:p text:style-name="P17">OL_ACBEMinfree : 0<text:bookmark text:name="file-asus_rt-ac58u_ipq4018_bootlog-log-L8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3"/></text:p>
          </table:table-cell>
          <table:table-cell table:style-name="Table1.A1" office:value-type="string">
            <text:p text:style-name="P17">OL_ACVIMinfree : 0<text:bookmark text:name="file-asus_rt-ac58u_ipq4018_bootlog-log-L8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4"/></text:p>
          </table:table-cell>
          <table:table-cell table:style-name="Table1.A1" office:value-type="string">
            <text:p text:style-name="P17">OL_ACVOMinfree : 0<text:bookmark text:name="file-asus_rt-ac58u_ipq4018_bootlog-log-L8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5"/></text:p>
          </table:table-cell>
          <table:table-cell table:style-name="Table1.A1" office:value-type="string">
            <text:p text:style-name="P17">ol_ath_attach() WMI attached. wmi_handle c45f0000 <text:bookmark text:name="file-asus_rt-ac58u_ipq4018_bootlog-log-L8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6"/></text:p>
          </table:table-cell>
          <table:table-cell table:style-name="Table1.A1" office:value-type="string">
            <text:p text:style-name="P17">CE_recv_buf_enqueue 844 Populate last entry 512 for CE 5<text:bookmark text:name="file-asus_rt-ac58u_ipq4018_bootlog-log-L8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7"/></text:p>
          </table:table-cell>
          <table:table-cell table:style-name="Table1.A1" office:value-type="string">
            <text:p text:style-name="P17">CE_recv_buf_enqueue 853 CE 5 wi 511 dest_ptr 0x84301040 nbytes 0 recv_ctxt 0xc4227c00<text:bookmark text:name="file-asus_rt-ac58u_ipq4018_bootlog-log-L8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8"/></text:p>
          </table:table-cell>
          <table:table-cell table:style-name="Table1.A1" office:value-type="string">
            <text:p text:style-name="P17">Startup Mode-0 set<text:bookmark text:name="file-asus_rt-ac58u_ipq4018_bootlog-log-L8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69"/></text:p>
          </table:table-cell>
          <table:table-cell table:style-name="Table1.A1" office:value-type="string">
            <text:p text:style-name="P19"><text:bookmark text:name="file-asus_rt-ac58u_ipq4018_bootlog-log-L8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0"/></text:p>
          </table:table-cell>
          <table:table-cell table:style-name="Table1.A1" office:value-type="string">
            <text:p text:style-name="P17">&lt;=== cfg max peer id 544 ====&gt;<text:bookmark text:name="file-asus_rt-ac58u_ipq4018_bootlog-log-L8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1"/></text:p>
          </table:table-cell>
          <table:table-cell table:style-name="Table1.A1" office:value-type="string">
            <text:p text:style-name="P17">HTC Service:0x0300 ep:1 TX flow control disabled<text:bookmark text:name="file-asus_rt-ac58u_ipq4018_bootlog-log-L8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2"/></text:p>
          </table:table-cell>
          <table:table-cell table:style-name="Table1.A1" office:value-type="string">
            <text:p text:style-name="P17">htt_peer_map_timer_init Enter pdev c4398000 hrtimer c439c860<text:bookmark text:name="file-asus_rt-ac58u_ipq4018_bootlog-log-L8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3"/></text:p>
          </table:table-cell>
          <table:table-cell table:style-name="Table1.A1" office:value-type="string">
            <text:p text:style-name="P19"><text:bookmark text:name="file-asus_rt-ac58u_ipq4018_bootlog-log-L8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4"/></text:p>
          </table:table-cell>
          <table:table-cell table:style-name="Table1.A1" office:value-type="string">
            <text:p text:style-name="P17">htt_alloc_peer_map_mem : Alloc Success : host q vaddr c79de000 paddr 879de000<text:bookmark text:name="file-asus_rt-ac58u_ipq4018_bootlog-log-L8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5"/></text:p>
          </table:table-cell>
          <table:table-cell table:style-name="Table1.A1" office:value-type="string">
            <text:p text:style-name="P19"><text:bookmark text:name="file-asus_rt-ac58u_ipq4018_bootlog-log-L8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6"/></text:p>
          </table:table-cell>
          <table:table-cell table:style-name="Table1.A1" office:value-type="string">
            <text:p text:style-name="P17">htt_alloc_peer_map_mem : Flush Interval Configured to 256 pkts<text:bookmark text:name="file-asus_rt-ac58u_ipq4018_bootlog-log-L8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7"/></text:p>
          </table:table-cell>
          <table:table-cell table:style-name="Table1.A1" office:value-type="string">
            <text:p text:style-name="P17">CE_pkt_dl_len_set CE 4 Pkt download length 64<text:bookmark text:name="file-asus_rt-ac58u_ipq4018_bootlog-log-L8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8"/></text:p>
          </table:table-cell>
          <table:table-cell table:style-name="Table1.A1" office:value-type="string">
            <text:p text:style-name="P17">ol_txrx_pdev_attach: 2500 tx desc's allocated ; range starts from c3840000<text:bookmark text:name="file-asus_rt-ac58u_ipq4018_bootlog-log-L8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79"/></text:p>
          </table:table-cell>
          <table:table-cell table:style-name="Table1.A1" office:value-type="string">
            <text:p text:style-name="P17">HTC Service:0x0100 ep:2 TX flow control disabled<text:bookmark text:name="file-asus_rt-ac58u_ipq4018_bootlog-log-L8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0"/></text:p>
          </table:table-cell>
          <table:table-cell table:style-name="Table1.A1" office:value-type="string">
            <text:p text:style-name="P17">wmi_service_ready_event_rx: WMI UNIFIED SERVICE READY event <text:bookmark text:name="file-asus_rt-ac58u_ipq4018_bootlog-log-L8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1"/></text:p>
          </table:table-cell>
          <table:table-cell table:style-name="Table1.A1" office:value-type="string">
            <text:p text:style-name="P17">Firmware_Build_Number:84 <text:bookmark text:name="file-asus_rt-ac58u_ipq4018_bootlog-log-L8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2"/></text:p>
          </table:table-cell>
          <table:table-cell table:style-name="Table1.A1" office:value-type="string">
            <text:p text:style-name="P17">num_rf_chain:0x00000002 ht_cap_info:0x0000085b vht_cap_info:0x339959b2 vht_supp_mcs:0x0000fffa<text:bookmark text:name="file-asus_rt-ac58u_ipq4018_bootlog-log-L8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3"/></text:p>
          </table:table-cell>
          <table:table-cell table:style-name="Table1.A1" office:value-type="string">
            <text:p text:style-name="P19"><text:bookmark text:name="file-asus_rt-ac58u_ipq4018_bootlog-log-L8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4"/></text:p>
          </table:table-cell>
          <table:table-cell table:style-name="Table1.A1" office:value-type="string">
            <text:p text:style-name="P17">RES CFG Support wmi_service_bitmap 9778 <text:bookmark text:name="file-asus_rt-ac58u_ipq4018_bootlog-log-L8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5"/></text:p>
          </table:table-cell>
          <table:table-cell table:style-name="Table1.A1" office:value-type="string">
            <text:p text:style-name="P19"><text:bookmark text:name="file-asus_rt-ac58u_ipq4018_bootlog-log-L8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6"/></text:p>
          </table:table-cell>
          <table:table-cell table:style-name="Table1.A1" office:value-type="string">
            <text:p text:style-name="P17">Sending Ext resource cfg: HOST PLATFORM as 1 and fw_feature_bitmap as 10 to TGT <text:bookmark text:name="file-asus_rt-ac58u_ipq4018_bootlog-log-L8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7"/></text:p>
          </table:table-cell>
          <table:table-cell table:style-name="Table1.A1" office:value-type="string">
            <text:p text:style-name="P17">ol_ath_service_ready_event: tt_support: 1<text:bookmark text:name="file-asus_rt-ac58u_ipq4018_bootlog-log-L8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8"/></text:p>
          </table:table-cell>
          <table:table-cell table:style-name="Table1.A1" office:value-type="string">
            <text:p text:style-name="P17">Peer Caching Enabled ; num_peers = 146, num_active_peers = 52 num_tids = 104, num_vdevs = 17<text:bookmark text:name="file-asus_rt-ac58u_ipq4018_bootlog-log-L8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89"/></text:p>
          </table:table-cell>
          <table:table-cell table:style-name="Table1.A1" office:value-type="string">
            <text:p text:style-name="P17">idx 1 req 2 num_units 1 num_unit_info 12 unit size 256 actual units 53 <text:bookmark text:name="file-asus_rt-ac58u_ipq4018_bootlog-log-L8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0"/></text:p>
          </table:table-cell>
          <table:table-cell table:style-name="Table1.A1" office:value-type="string">
            <text:p text:style-name="P17">ol_ath_alloc_host_mem_chunk req_id 2 idx 0 num_units 53 unit_len 256,<text:bookmark text:name="file-asus_rt-ac58u_ipq4018_bootlog-log-L8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1"/></text:p>
          </table:table-cell>
          <table:table-cell table:style-name="Table1.A1" office:value-type="string">
            <text:p text:style-name="P17">idx 2 req 3 num_units 1 num_unit_info 12 unit size 1024 actual units 53 <text:bookmark text:name="file-asus_rt-ac58u_ipq4018_bootlog-log-L8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2"/></text:p>
          </table:table-cell>
          <table:table-cell table:style-name="Table1.A1" office:value-type="string">
            <text:p text:style-name="P17">ol_ath_alloc_host_mem_chunk req_id 3 idx 1 num_units 53 unit_len 1024,<text:bookmark text:name="file-asus_rt-ac58u_ipq4018_bootlog-log-L8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3"/></text:p>
          </table:table-cell>
          <table:table-cell table:style-name="Table1.A1" office:value-type="string">
            <text:p text:style-name="P17">idx 3 req 4 num_units 1 num_unit_info 12 unit size 4096 actual units 53 <text:bookmark text:name="file-asus_rt-ac58u_ipq4018_bootlog-log-L8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4"/></text:p>
          </table:table-cell>
          <table:table-cell table:style-name="Table1.A1" office:value-type="string">
            <text:p text:style-name="P17">ol_ath_alloc_host_mem_chunk req_id 4 idx 2 num_units 53 unit_len 4096,<text:bookmark text:name="file-asus_rt-ac58u_ipq4018_bootlog-log-L8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5"/></text:p>
          </table:table-cell>
          <table:table-cell table:style-name="Table1.A1" office:value-type="string">
            <text:p text:style-name="P17">idx 0 req 1 num_units 0 num_unit_info 2 unit size 720 actual units 147 <text:bookmark text:name="file-asus_rt-ac58u_ipq4018_bootlog-log-L896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896"/></text:p>
          </table:table-cell>
          <table:table-cell table:style-name="Table1.A1" office:value-type="string">
            <text:p text:style-name="P17">ol_ath_alloc_host_mem_chunk req_id 1 idx 3 num_units 147 unit_len 720,<text:bookmark text:name="file-asus_rt-ac58u_ipq4018_bootlog-log-L8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7"/></text:p>
          </table:table-cell>
          <table:table-cell table:style-name="Table1.A1" office:value-type="string">
            <text:p text:style-name="P17">idx 4 req 6 num_units 35 num_unit_info 0 unit size 3072 actual units 35 <text:bookmark text:name="file-asus_rt-ac58u_ipq4018_bootlog-log-L8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8"/></text:p>
          </table:table-cell>
          <table:table-cell table:style-name="Table1.A1" office:value-type="string">
            <text:p text:style-name="P17">ol_ath_alloc_host_mem_chunk req_id 6 idx 4 num_units 35 unit_len 3072,<text:bookmark text:name="file-asus_rt-ac58u_ipq4018_bootlog-log-L8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899"/></text:p>
          </table:table-cell>
          <table:table-cell table:style-name="Table1.A1" office:value-type="string">
            <text:p text:style-name="P17">idx 5 req 7 num_units 1 num_unit_info 0 unit size 6144 actual units 1 <text:bookmark text:name="file-asus_rt-ac58u_ipq4018_bootlog-log-L9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0"/></text:p>
          </table:table-cell>
          <table:table-cell table:style-name="Table1.A1" office:value-type="string">
            <text:p text:style-name="P17">ol_ath_alloc_host_mem_chunk req_id 7 idx 5 num_units 1 unit_len 6144,<text:bookmark text:name="file-asus_rt-ac58u_ipq4018_bootlog-log-L9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1"/></text:p>
          </table:table-cell>
          <table:table-cell table:style-name="Table1.A1" office:value-type="string">
            <text:p text:style-name="P17">idx 6 req 5 num_units 0 num_unit_info 2 unit size 1868 actual units 147 <text:bookmark text:name="file-asus_rt-ac58u_ipq4018_bootlog-log-L9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2"/></text:p>
          </table:table-cell>
          <table:table-cell table:style-name="Table1.A1" office:value-type="string">
            <text:p text:style-name="P17">ol_ath_alloc_host_mem_chunk req_id 5 idx 6 num_units 73 unit_len 1868,<text:bookmark text:name="file-asus_rt-ac58u_ipq4018_bootlog-log-L9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3"/></text:p>
          </table:table-cell>
          <table:table-cell table:style-name="Table1.A1" office:value-type="string">
            <text:p text:style-name="P17">ol_ath_alloc_host_mem_chunk req_id 5 idx 7 num_units 74 unit_len 1868,<text:bookmark text:name="file-asus_rt-ac58u_ipq4018_bootlog-log-L9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4"/></text:p>
          </table:table-cell>
          <table:table-cell table:style-name="Table1.A1" office:value-type="string">
            <text:p text:style-name="P17">chunk 0 len 13568 requested ,ptr 0x83830000 <text:bookmark text:name="file-asus_rt-ac58u_ipq4018_bootlog-log-L9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5"/></text:p>
          </table:table-cell>
          <table:table-cell table:style-name="Table1.A1" office:value-type="string">
            <text:p text:style-name="P17">chunk 1 len 54272 requested ,ptr 0x838a0000 <text:bookmark text:name="file-asus_rt-ac58u_ipq4018_bootlog-log-L9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6"/></text:p>
          </table:table-cell>
          <table:table-cell table:style-name="Table1.A1" office:value-type="string">
            <text:p text:style-name="P17">chunk 2 len 217088 requested ,ptr 0x838c0000 <text:bookmark text:name="file-asus_rt-ac58u_ipq4018_bootlog-log-L9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7"/></text:p>
          </table:table-cell>
          <table:table-cell table:style-name="Table1.A1" office:value-type="string">
            <text:p text:style-name="P17">chunk 3 len 105840 requested ,ptr 0x83900000 <text:bookmark text:name="file-asus_rt-ac58u_ipq4018_bootlog-log-L9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8"/></text:p>
          </table:table-cell>
          <table:table-cell table:style-name="Table1.A1" office:value-type="string">
            <text:p text:style-name="P17">chunk 4 len 107520 requested ,ptr 0x83920000 <text:bookmark text:name="file-asus_rt-ac58u_ipq4018_bootlog-log-L9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09"/></text:p>
          </table:table-cell>
          <table:table-cell table:style-name="Table1.A1" office:value-type="string">
            <text:p text:style-name="P17">chunk 5 len 6144 requested ,ptr 0x83826000 <text:bookmark text:name="file-asus_rt-ac58u_ipq4018_bootlog-log-L9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0"/></text:p>
          </table:table-cell>
          <table:table-cell table:style-name="Table1.A1" office:value-type="string">
            <text:p text:style-name="P17">chunk 6 len 136364 requested ,ptr 0x83940000 <text:bookmark text:name="file-asus_rt-ac58u_ipq4018_bootlog-log-L9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1"/></text:p>
          </table:table-cell>
          <table:table-cell table:style-name="Table1.A1" office:value-type="string">
            <text:p text:style-name="P17">chunk 7 len 138232 requested ,ptr 0x83980000 <text:bookmark text:name="file-asus_rt-ac58u_ipq4018_bootlog-log-L9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2"/></text:p>
          </table:table-cell>
          <table:table-cell table:style-name="Table1.A1" office:value-type="string">
            <text:p text:style-name="P17">ol_ath_service_ready_event[3817] WAPI MBSSID 2 <text:bookmark text:name="file-asus_rt-ac58u_ipq4018_bootlog-log-L9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3"/></text:p>
          </table:table-cell>
          <table:table-cell table:style-name="Table1.A1" office:value-type="string">
            <text:p text:style-name="P17">wmi_ready_event_rx: WMI UNIFIED READY event <text:bookmark text:name="file-asus_rt-ac58u_ipq4018_bootlog-log-L9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4"/></text:p>
          </table:table-cell>
          <table:table-cell table:style-name="Table1.A1" office:value-type="string">
            <text:p text:style-name="P17">ol_ath_connect_htc() WMI is ready<text:bookmark text:name="file-asus_rt-ac58u_ipq4018_bootlog-log-L9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5"/></text:p>
          </table:table-cell>
          <table:table-cell table:style-name="Table1.A1" office:value-type="string">
            <text:p text:style-name="P17">target uses HTT version 2.2; host uses 2.2<text:bookmark text:name="file-asus_rt-ac58u_ipq4018_bootlog-log-L9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6"/></text:p>
          </table:table-cell>
          <table:table-cell table:style-name="Table1.A1" office:value-type="string">
            <text:p text:style-name="P17">ol_ath_attach() connect HTC. <text:bookmark text:name="file-asus_rt-ac58u_ipq4018_bootlog-log-L9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7"/></text:p>
          </table:table-cell>
          <table:table-cell table:style-name="Table1.A1" office:value-type="string">
            <text:p text:style-name="P17">bypasswmi : 0<text:bookmark text:name="file-asus_rt-ac58u_ipq4018_bootlog-log-L9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8"/></text:p>
          </table:table-cell>
          <table:table-cell table:style-name="Table1.A1" office:value-type="string">
            <text:p text:style-name="P17">ol_regdmn_start: reg-domain param: regdmn=0, countryName=, wModeSelect=FFFFFFFF, netBand=FFFFFFFF, extendedChanMode=0.<text:bookmark text:name="file-asus_rt-ac58u_ipq4018_bootlog-log-L9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19"/></text:p>
          </table:table-cell>
          <table:table-cell table:style-name="Table1.A1" office:value-type="string">
            <text:p text:style-name="P17">ol_regdmn_init_channels: !avail mode 0x1f9001 (0x2) flags 0x2150<text:bookmark text:name="file-asus_rt-ac58u_ipq4018_bootlog-log-L9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0"/></text:p>
          </table:table-cell>
          <table:table-cell table:style-name="Table1.A1" office:value-type="string">
            <text:p text:style-name="P17">ol_regdmn_init_channels: !avail mode 0x1f9001 (0x4) flags 0xa0<text:bookmark text:name="file-asus_rt-ac58u_ipq4018_bootlog-log-L9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1"/></text:p>
          </table:table-cell>
          <table:table-cell table:style-name="Table1.A1" office:value-type="string">
            <text:p text:style-name="P17">ol_regdmn_init_channels: !avail mode 0x1f9001 (0x8) flags 0xc0<text:bookmark text:name="file-asus_rt-ac58u_ipq4018_bootlog-log-L9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2"/></text:p>
          </table:table-cell>
          <table:table-cell table:style-name="Table1.A1" office:value-type="string">
            <text:p text:style-name="P17">ol_regdmn_init_channels: !avail mode 0x1f9001 (0x20) flags 0xd0<text:bookmark text:name="file-asus_rt-ac58u_ipq4018_bootlog-log-L9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3"/></text:p>
          </table:table-cell>
          <table:table-cell table:style-name="Table1.A1" office:value-type="string">
            <text:p text:style-name="P17">ol_regdmn_init_channels: !avail mode 0x1f9001 (0x40) flags 0x150<text:bookmark text:name="file-asus_rt-ac58u_ipq4018_bootlog-log-L9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4"/></text:p>
          </table:table-cell>
          <table:table-cell table:style-name="Table1.A1" office:value-type="string">
            <text:p text:style-name="P17">ol_regdmn_init_channels: !avail mode 0x1f9001 (0x800) flags 0x10080<text:bookmark text:name="file-asus_rt-ac58u_ipq4018_bootlog-log-L9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5"/></text:p>
          </table:table-cell>
          <table:table-cell table:style-name="Table1.A1" office:value-type="string">
            <text:p text:style-name="P17">ol_regdmn_init_channels: !avail mode 0x1f9001 (0x2000) flags 0x20080<text:bookmark text:name="file-asus_rt-ac58u_ipq4018_bootlog-log-L9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6"/></text:p>
          </table:table-cell>
          <table:table-cell table:style-name="Table1.A1" office:value-type="string">
            <text:p text:style-name="P17">ol_regdmn_init_channels: !avail mode 0x1f9001 (0x4000) flags 0x40080<text:bookmark text:name="file-asus_rt-ac58u_ipq4018_bootlog-log-L9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7"/></text:p>
          </table:table-cell>
          <table:table-cell table:style-name="Table1.A1" office:value-type="string">
            <text:p text:style-name="P17">Add VHT80 channel: 5210<text:bookmark text:name="file-asus_rt-ac58u_ipq4018_bootlog-log-L9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8"/></text:p>
          </table:table-cell>
          <table:table-cell table:style-name="Table1.A1" office:value-type="string">
            <text:p text:style-name="P17">Add VHT80 channel: 5775<text:bookmark text:name="file-asus_rt-ac58u_ipq4018_bootlog-log-L9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29"/></text:p>
          </table:table-cell>
          <table:table-cell table:style-name="Table1.A1" office:value-type="string">
            <text:p text:style-name="P17">Skipping VHT80 channel 5825<text:bookmark text:name="file-asus_rt-ac58u_ipq4018_bootlog-log-L9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0"/></text:p>
          </table:table-cell>
          <table:table-cell table:style-name="Table1.A1" office:value-type="string">
            <text:p text:style-name="P17">ol_regdmn_init_channels: !avail mode 0x1f9001 (0x200000) flags 0x4000100<text:bookmark text:name="file-asus_rt-ac58u_ipq4018_bootlog-log-L9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1"/></text:p>
          </table:table-cell>
          <table:table-cell table:style-name="Table1.A1" office:value-type="string">
            <text:p text:style-name="P17">ol_regdmn_init_channels: !avail mode 0x1f9001 (0x400000) flags 0x8000100<text:bookmark text:name="file-asus_rt-ac58u_ipq4018_bootlog-log-L9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2"/></text:p>
          </table:table-cell>
          <table:table-cell table:style-name="Table1.A1" office:value-type="string">
            <text:p text:style-name="P17">OL Resmgr Init-ed<text:bookmark text:name="file-asus_rt-ac58u_ipq4018_bootlog-log-L9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3"/></text:p>
          </table:table-cell>
          <table:table-cell table:style-name="Table1.A1" office:value-type="string">
            <text:p text:style-name="P17">ieee80211_bsteering_attach: Band steering initialized<text:bookmark text:name="file-asus_rt-ac58u_ipq4018_bootlog-log-L9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4"/></text:p>
          </table:table-cell>
          <table:table-cell table:style-name="Table1.A1" office:value-type="string">
            <text:p text:style-name="P17">acfg_attach: Offload using existing sock c443c000<text:bookmark text:name="file-asus_rt-ac58u_ipq4018_bootlog-log-L9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5"/></text:p>
          </table:table-cell>
          <table:table-cell table:style-name="Table1.A1" office:value-type="string">
            <text:p text:style-name="P17">SPECTRAL : get_capability not registered<text:bookmark text:name="file-asus_rt-ac58u_ipq4018_bootlog-log-L9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6"/></text:p>
          </table:table-cell>
          <table:table-cell table:style-name="Table1.A1" office:value-type="string">
            <text:p text:style-name="P17">HAL_CAP_PHYDIAG : Capable<text:bookmark text:name="file-asus_rt-ac58u_ipq4018_bootlog-log-L9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7"/></text:p>
          </table:table-cell>
          <table:table-cell table:style-name="Table1.A1" office:value-type="string">
            <text:p text:style-name="P17">SPECTRAL : Need to fix the capablity check for RADAR (spectral_attach : 237)<text:bookmark text:name="file-asus_rt-ac58u_ipq4018_bootlog-log-L9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38"/></text:p>
          </table:table-cell>
          <table:table-cell table:style-name="Table1.A1" office:value-type="string">
            <text:p text:style-name="P17">SPECTRAL : get_capability not registered<text:bookmark text:name="file-asus_rt-ac58u_ipq4018_bootlog-log-L939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939"/></text:p>
          </table:table-cell>
          <table:table-cell table:style-name="Table1.A1" office:value-type="string">
            <text:p text:style-name="P17">HAL_CAP_RADAR : Capable<text:bookmark text:name="file-asus_rt-ac58u_ipq4018_bootlog-log-L9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0"/></text:p>
          </table:table-cell>
          <table:table-cell table:style-name="Table1.A1" office:value-type="string">
            <text:p text:style-name="P17">SPECTRAL : Need to fix the capablity check for SPECTRAL<text:bookmark text:name="file-asus_rt-ac58u_ipq4018_bootlog-log-L9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1"/></text:p>
          </table:table-cell>
          <table:table-cell table:style-name="Table1.A1" office:value-type="string">
            <text:p text:style-name="P17">(spectral_attach : 242)<text:bookmark text:name="file-asus_rt-ac58u_ipq4018_bootlog-log-L9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2"/></text:p>
          </table:table-cell>
          <table:table-cell table:style-name="Table1.A1" office:value-type="string">
            <text:p text:style-name="P17">SPECTRAL : get_capability not registered<text:bookmark text:name="file-asus_rt-ac58u_ipq4018_bootlog-log-L9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3"/></text:p>
          </table:table-cell>
          <table:table-cell table:style-name="Table1.A1" office:value-type="string">
            <text:p text:style-name="P17">HAL_CAP_SPECTRAL_SCAN : Capable<text:bookmark text:name="file-asus_rt-ac58u_ipq4018_bootlog-log-L9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4"/></text:p>
          </table:table-cell>
          <table:table-cell table:style-name="Table1.A1" office:value-type="string">
            <text:p text:style-name="P17">SPECTRAL : get_tsf64 not registered<text:bookmark text:name="file-asus_rt-ac58u_ipq4018_bootlog-log-L9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5"/></text:p>
          </table:table-cell>
          <table:table-cell table:style-name="Table1.A1" office:value-type="string">
            <text:p text:style-name="P17">spectral_init_netlink 78 NULL SKB<text:bookmark text:name="file-asus_rt-ac58u_ipq4018_bootlog-log-L9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6"/></text:p>
          </table:table-cell>
          <table:table-cell table:style-name="Table1.A1" office:value-type="string">
            <text:p text:style-name="P17">Green-AP : Green-AP : Attached<text:bookmark text:name="file-asus_rt-ac58u_ipq4018_bootlog-log-L9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7"/></text:p>
          </table:table-cell>
          <table:table-cell table:style-name="Table1.A1" office:value-type="string">
            <text:p text:style-name="P19"><text:bookmark text:name="file-asus_rt-ac58u_ipq4018_bootlog-log-L9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8"/></text:p>
          </table:table-cell>
          <table:table-cell table:style-name="Table1.A1" office:value-type="string">
            <text:p text:style-name="P17">Green-AP : Attached<text:bookmark text:name="file-asus_rt-ac58u_ipq4018_bootlog-log-L9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49"/></text:p>
          </table:table-cell>
          <table:table-cell table:style-name="Table1.A1" office:value-type="string">
            <text:p text:style-name="P17">rate power table override is only supported for AR98XX<text:bookmark text:name="file-asus_rt-ac58u_ipq4018_bootlog-log-L9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0"/></text:p>
          </table:table-cell>
          <table:table-cell table:style-name="Table1.A1" office:value-type="string">
            <text:p text:style-name="P17">ol_ath_smart_ant_attach: Firmware doest not support Smart Antenna.<text:bookmark text:name="file-asus_rt-ac58u_ipq4018_bootlog-log-L9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1"/></text:p>
          </table:table-cell>
          <table:table-cell table:style-name="Table1.A1" office:value-type="string">
            <text:p text:style-name="P17">ol_ath_smart_ant_attach: Hardware doest not support Smart Antenna.<text:bookmark text:name="file-asus_rt-ac58u_ipq4018_bootlog-log-L9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2"/></text:p>
          </table:table-cell>
          <table:table-cell table:style-name="Table1.A1" office:value-type="string">
            <text:p text:style-name="P17">ol_ath_attach:7319:Low memory system - netlink socket for wifipos not created<text:bookmark text:name="file-asus_rt-ac58u_ipq4018_bootlog-log-L9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3"/></text:p>
          </table:table-cell>
          <table:table-cell table:style-name="Table1.A1" office:value-type="string">
            <text:p text:style-name="P17">ol_if_dfs_attach: called; ptr=c3971984, radar_info=c5eadc40<text:bookmark text:name="file-asus_rt-ac58u_ipq4018_bootlog-log-L9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4"/></text:p>
          </table:table-cell>
          <table:table-cell table:style-name="Table1.A1" office:value-type="string">
            <text:p text:style-name="P17">dfs_attach: event log enabled by default<text:bookmark text:name="file-asus_rt-ac58u_ipq4018_bootlog-log-L9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5"/></text:p>
          </table:table-cell>
          <table:table-cell table:style-name="Table1.A1" office:value-type="string">
            <text:p text:style-name="P17">ol_ath_attach() UMAC attach . <text:bookmark text:name="file-asus_rt-ac58u_ipq4018_bootlog-log-L9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6"/></text:p>
          </table:table-cell>
          <table:table-cell table:style-name="Table1.A1" office:value-type="string">
            <text:p text:style-name="P19"><text:bookmark text:name="file-asus_rt-ac58u_ipq4018_bootlog-log-L9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7"/></text:p>
          </table:table-cell>
          <table:table-cell table:style-name="Table1.A1" office:value-type="string">
            <text:p text:style-name="P17">BURSTING enabled by default<text:bookmark text:name="file-asus_rt-ac58u_ipq4018_bootlog-log-L9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8"/></text:p>
          </table:table-cell>
          <table:table-cell table:style-name="Table1.A1" office:value-type="string">
            <text:p text:style-name="P17">ol_ath_attach: Set global_ic[2] ..ptr:bf47eb20<text:bookmark text:name="file-asus_rt-ac58u_ipq4018_bootlog-log-L9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59"/></text:p>
          </table:table-cell>
          <table:table-cell table:style-name="Table1.A1" office:value-type="string">
            <text:p text:style-name="P17">osif_wrap_attach:434 osif wrap attached<text:bookmark text:name="file-asus_rt-ac58u_ipq4018_bootlog-log-L9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0"/></text:p>
          </table:table-cell>
          <table:table-cell table:style-name="Table1.A1" office:value-type="string">
            <text:p text:style-name="P17">osif_wrap_devt_init:395 osif wrap dev table init done<text:bookmark text:name="file-asus_rt-ac58u_ipq4018_bootlog-log-L9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1"/></text:p>
          </table:table-cell>
          <table:table-cell table:style-name="Table1.A1" office:value-type="string">
            <text:p text:style-name="P17">Wrap Attached: Wrap_com =c4463400 ic-&gt;ic_wrap_com=c4463400 &amp;wrap_com-&gt;wc_devt=c4463400 <text:bookmark text:name="file-asus_rt-ac58u_ipq4018_bootlog-log-L9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2"/></text:p>
          </table:table-cell>
          <table:table-cell table:style-name="Table1.A1" office:value-type="string">
            <text:p text:style-name="P17">__ol_ath_attach: needed_headroom reservation 60<text:bookmark text:name="file-asus_rt-ac58u_ipq4018_bootlog-log-L9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3"/></text:p>
          </table:table-cell>
          <table:table-cell table:style-name="Table1.A1" office:value-type="string">
            <text:p text:style-name="P17">ol_ath_thermal_mitigation_attach: --<text:bookmark text:name="file-asus_rt-ac58u_ipq4018_bootlog-log-L9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4"/></text:p>
          </table:table-cell>
          <table:table-cell table:style-name="Table1.A1" office:value-type="string">
            <text:p text:style-name="P17">ath_pci: (Atheros/multi-bss)<text:bookmark text:name="file-asus_rt-ac58u_ipq4018_bootlog-log-L9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5"/></text:p>
          </table:table-cell>
          <table:table-cell table:style-name="Table1.A1" office:value-type="string">
            <text:p text:style-name="P17">hotplug net INTERFACE=wifi1 ACTION=add<text:bookmark text:name="file-asus_rt-ac58u_ipq4018_bootlog-log-L9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6"/></text:p>
          </table:table-cell>
          <table:table-cell table:style-name="Table1.A1" office:value-type="string">
            <text:p text:style-name="P17">isCountryCodeValid: EEPROM regdomain 0x0<text:bookmark text:name="file-asus_rt-ac58u_ipq4018_bootlog-log-L9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7"/></text:p>
          </table:table-cell>
          <table:table-cell table:style-name="Table1.A1" office:value-type="string">
            <text:p text:style-name="P17">ol_regdmn_init_channels: !avail mode 0x680c (0x2) flags 0x2150<text:bookmark text:name="file-asus_rt-ac58u_ipq4018_bootlog-log-L9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8"/></text:p>
          </table:table-cell>
          <table:table-cell table:style-name="Table1.A1" office:value-type="string">
            <text:p text:style-name="P17">ol_regdmn_init_channels: !avail mode 0x680c (0x1) flags 0x140<text:bookmark text:name="file-asus_rt-ac58u_ipq4018_bootlog-log-L9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69"/></text:p>
          </table:table-cell>
          <table:table-cell table:style-name="Table1.A1" office:value-type="string">
            <text:p text:style-name="P17">ol_regdmn_init_channels: !avail mode 0x680c (0x20) flags 0xd0<text:bookmark text:name="file-asus_rt-ac58u_ipq4018_bootlog-log-L9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0"/></text:p>
          </table:table-cell>
          <table:table-cell table:style-name="Table1.A1" office:value-type="string">
            <text:p text:style-name="P17">ol_regdmn_init_channels: !avail mode 0x680c (0x40) flags 0x150<text:bookmark text:name="file-asus_rt-ac58u_ipq4018_bootlog-log-L9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1"/></text:p>
          </table:table-cell>
          <table:table-cell table:style-name="Table1.A1" office:value-type="string">
            <text:p text:style-name="P17">ol_regdmn_init_channels: !avail mode 0x680c (0x1000) flags 0x10100<text:bookmark text:name="file-asus_rt-ac58u_ipq4018_bootlog-log-L9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2"/></text:p>
          </table:table-cell>
          <table:table-cell table:style-name="Table1.A1" office:value-type="string">
            <text:p text:style-name="P17">ol_regdmn_init_channels: !avail mode 0x680c (0x8000) flags 0x20100<text:bookmark text:name="file-asus_rt-ac58u_ipq4018_bootlog-log-L9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3"/></text:p>
          </table:table-cell>
          <table:table-cell table:style-name="Table1.A1" office:value-type="string">
            <text:p text:style-name="P17">ol_regdmn_init_channels: !avail mode 0x680c (0x10000) flags 0x40100<text:bookmark text:name="file-asus_rt-ac58u_ipq4018_bootlog-log-L9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4"/></text:p>
          </table:table-cell>
          <table:table-cell table:style-name="Table1.A1" office:value-type="string">
            <text:p text:style-name="P17">ol_regdmn_init_channels: !avail mode 0x680c (0x20000) flags 0x100100<text:bookmark text:name="file-asus_rt-ac58u_ipq4018_bootlog-log-L9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5"/></text:p>
          </table:table-cell>
          <table:table-cell table:style-name="Table1.A1" office:value-type="string">
            <text:p text:style-name="P17">ol_regdmn_init_channels: !avail mode 0x680c (0x40000) flags 0x200100<text:bookmark text:name="file-asus_rt-ac58u_ipq4018_bootlog-log-L9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6"/></text:p>
          </table:table-cell>
          <table:table-cell table:style-name="Table1.A1" office:value-type="string">
            <text:p text:style-name="P17">ol_regdmn_init_channels: !avail mode 0x680c (0x80000) flags 0x400100<text:bookmark text:name="file-asus_rt-ac58u_ipq4018_bootlog-log-L9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7"/></text:p>
          </table:table-cell>
          <table:table-cell table:style-name="Table1.A1" office:value-type="string">
            <text:p text:style-name="P17">ol_regdmn_init_channels: !avail mode 0x680c (0x100000) flags 0x800100<text:bookmark text:name="file-asus_rt-ac58u_ipq4018_bootlog-log-L9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8"/></text:p>
          </table:table-cell>
          <table:table-cell table:style-name="Table1.A1" office:value-type="string">
            <text:p text:style-name="P17">ol_regdmn_init_channels: !avail mode 0x680c (0x200000) flags 0x4000100<text:bookmark text:name="file-asus_rt-ac58u_ipq4018_bootlog-log-L9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79"/></text:p>
          </table:table-cell>
          <table:table-cell table:style-name="Table1.A1" office:value-type="string">
            <text:p text:style-name="P17">ol_regdmn_init_channels: !avail mode 0x680c (0x400000) flags 0x8000100<text:bookmark text:name="file-asus_rt-ac58u_ipq4018_bootlog-log-L9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0"/></text:p>
          </table:table-cell>
          <table:table-cell table:style-name="Table1.A1" office:value-type="string">
            <text:p text:style-name="P17">isCountryCodeValid: EEPROM regdomain 0x0<text:bookmark text:name="file-asus_rt-ac58u_ipq4018_bootlog-log-L9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1"/></text:p>
          </table:table-cell>
          <table:table-cell table:style-name="Table1.A1" office:value-type="string">
            <text:p text:style-name="P17">ol_regdmn_init_channels: !avail mode 0x1f9001 (0x2) flags 0x2150<text:bookmark text:name="file-asus_rt-ac58u_ipq4018_bootlog-log-L9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2"/></text:p>
          </table:table-cell>
          <table:table-cell table:style-name="Table1.A1" office:value-type="string">
            <text:p text:style-name="P17">ol_regdmn_init_channels: !avail mode 0x1f9001 (0x4) flags 0xa0<text:bookmark text:name="file-asus_rt-ac58u_ipq4018_bootlog-log-L983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983"/></text:p>
          </table:table-cell>
          <table:table-cell table:style-name="Table1.A1" office:value-type="string">
            <text:p text:style-name="P17">ol_regdmn_init_channels: !avail mode 0x1f9001 (0x8) flags 0xc0<text:bookmark text:name="file-asus_rt-ac58u_ipq4018_bootlog-log-L9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4"/></text:p>
          </table:table-cell>
          <table:table-cell table:style-name="Table1.A1" office:value-type="string">
            <text:p text:style-name="P17">ol_regdmn_init_channels: !avail mode 0x1f9001 (0x20) flags 0xd0<text:bookmark text:name="file-asus_rt-ac58u_ipq4018_bootlog-log-L9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5"/></text:p>
          </table:table-cell>
          <table:table-cell table:style-name="Table1.A1" office:value-type="string">
            <text:p text:style-name="P17">ol_regdmn_init_channels: !avail mode 0x1f9001 (0x40) flags 0x150<text:bookmark text:name="file-asus_rt-ac58u_ipq4018_bootlog-log-L9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6"/></text:p>
          </table:table-cell>
          <table:table-cell table:style-name="Table1.A1" office:value-type="string">
            <text:p text:style-name="P17">ol_regdmn_init_channels: !avail mode 0x1f9001 (0x800) flags 0x10080<text:bookmark text:name="file-asus_rt-ac58u_ipq4018_bootlog-log-L9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7"/></text:p>
          </table:table-cell>
          <table:table-cell table:style-name="Table1.A1" office:value-type="string">
            <text:p text:style-name="P17">ol_regdmn_init_channels: !avail mode 0x1f9001 (0x2000) flags 0x20080<text:bookmark text:name="file-asus_rt-ac58u_ipq4018_bootlog-log-L9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8"/></text:p>
          </table:table-cell>
          <table:table-cell table:style-name="Table1.A1" office:value-type="string">
            <text:p text:style-name="P17">ol_regdmn_init_channels: !avail mode 0x1f9001 (0x4000) flags 0x40080<text:bookmark text:name="file-asus_rt-ac58u_ipq4018_bootlog-log-L9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89"/></text:p>
          </table:table-cell>
          <table:table-cell table:style-name="Table1.A1" office:value-type="string">
            <text:p text:style-name="P17">Add VHT80 channel: 5210<text:bookmark text:name="file-asus_rt-ac58u_ipq4018_bootlog-log-L9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0"/></text:p>
          </table:table-cell>
          <table:table-cell table:style-name="Table1.A1" office:value-type="string">
            <text:p text:style-name="P17">Add VHT80 channel: 5290<text:bookmark text:name="file-asus_rt-ac58u_ipq4018_bootlog-log-L9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1"/></text:p>
          </table:table-cell>
          <table:table-cell table:style-name="Table1.A1" office:value-type="string">
            <text:p text:style-name="P17">Add VHT80 channel: 5530<text:bookmark text:name="file-asus_rt-ac58u_ipq4018_bootlog-log-L9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2"/></text:p>
          </table:table-cell>
          <table:table-cell table:style-name="Table1.A1" office:value-type="string">
            <text:p text:style-name="P17">Skipping VHT80 channel 5580<text:bookmark text:name="file-asus_rt-ac58u_ipq4018_bootlog-log-L9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3"/></text:p>
          </table:table-cell>
          <table:table-cell table:style-name="Table1.A1" office:value-type="string">
            <text:p text:style-name="P17">Skipping VHT80 channel 5660<text:bookmark text:name="file-asus_rt-ac58u_ipq4018_bootlog-log-L9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4"/></text:p>
          </table:table-cell>
          <table:table-cell table:style-name="Table1.A1" office:value-type="string">
            <text:p text:style-name="P17">Skipping VHT80 channel 5680<text:bookmark text:name="file-asus_rt-ac58u_ipq4018_bootlog-log-L9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5"/></text:p>
          </table:table-cell>
          <table:table-cell table:style-name="Table1.A1" office:value-type="string">
            <text:p text:style-name="P17">Skipping VHT80 channel 5700<text:bookmark text:name="file-asus_rt-ac58u_ipq4018_bootlog-log-L9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6"/></text:p>
          </table:table-cell>
          <table:table-cell table:style-name="Table1.A1" office:value-type="string">
            <text:p text:style-name="P17">ol_regdmn_init_channels: !avail mode 0x1f9001 (0x200000) flags 0x4000100<text:bookmark text:name="file-asus_rt-ac58u_ipq4018_bootlog-log-L9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7"/></text:p>
          </table:table-cell>
          <table:table-cell table:style-name="Table1.A1" office:value-type="string">
            <text:p text:style-name="P17">ol_regdmn_init_channels: !avail mode 0x1f9001 (0x400000) flags 0x8000100<text:bookmark text:name="file-asus_rt-ac58u_ipq4018_bootlog-log-L9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8"/></text:p>
          </table:table-cell>
          <table:table-cell table:style-name="Table1.A1" office:value-type="string">
            <text:p text:style-name="P17">[wifi1] FWLOG: [69361] WAL_DBGID_TX_AC_BUFFER_SET ( 0x3, 0x1e, 0x94c, 0x94c, 0x0 )<text:bookmark text:name="file-asus_rt-ac58u_ipq4018_bootlog-log-L9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999"/></text:p>
          </table:table-cell>
          <table:table-cell table:style-name="Table1.A1" office:value-type="string">
            <text:p text:style-name="P17">[wifi1] FWLOG: [69361] WAL_DBGID_TX_AC_BUFFER_SET ( 0x12, 0x1e, 0x94c, 0x94c, 0x0 )<text:bookmark text:name="file-asus_rt-ac58u_ipq4018_bootlog-log-L10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0"/></text:p>
          </table:table-cell>
          <table:table-cell table:style-name="Table1.A1" office:value-type="string">
            <text:p text:style-name="P17">[wifi1] FWLOG: [69361] WAL_DBGID_TX_AC_BUFFER_SET ( 0x45, 0x1e, 0x94c, 0x94c, 0x0 )<text:bookmark text:name="file-asus_rt-ac58u_ipq4018_bootlog-log-L10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1"/></text:p>
          </table:table-cell>
          <table:table-cell table:style-name="Table1.A1" office:value-type="string">
            <text:p text:style-name="P17">[wifi1] FWLOG: [69361] WAL_DBGID_TX_AC_BUFFER_SET ( 0x67, 0x1e, 0x94c, 0x94c, 0x0 )<text:bookmark text:name="file-asus_rt-ac58u_ipq4018_bootlog-log-L10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2"/></text:p>
          </table:table-cell>
          <table:table-cell table:style-name="Table1.A1" office:value-type="string">
            <text:p text:style-name="P17">Switching to Tx Mode-0<text:bookmark text:name="file-asus_rt-ac58u_ipq4018_bootlog-log-L10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3"/></text:p>
          </table:table-cell>
          <table:table-cell table:style-name="Table1.A1" office:value-type="string">
            <text:p text:style-name="P17">init_wl(0x041f): init_wl:create wi node<text:bookmark text:name="file-asus_rt-ac58u_ipq4018_bootlog-log-L10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4"/></text:p>
          </table:table-cell>
          <table:table-cell table:style-name="Table1.A1" office:value-type="string">
            <text:p text:style-name="P17">init_wl(0x0430): <text:bookmark text:name="file-asus_rt-ac58u_ipq4018_bootlog-log-L10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5"/></text:p>
          </table:table-cell>
          <table:table-cell table:style-name="Table1.A1" office:value-type="string">
            <text:p text:style-name="P17">create a wifi node ath0 from wifi0<text:bookmark text:name="file-asus_rt-ac58u_ipq4018_bootlog-log-L10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6"/></text:p>
          </table:table-cell>
          <table:table-cell table:style-name="Table1.A1" office:value-type="string">
            <text:p text:style-name="P17">wmi_unified_vdev_create_send: ID = 0 Type = 1, Subtype = 0 VAP Addr = 70:4d:7b:XX:YY:ZZ:<text:bookmark text:name="file-asus_rt-ac58u_ipq4018_bootlog-log-L10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7"/></text:p>
          </table:table-cell>
          <table:table-cell table:style-name="Table1.A1" office:value-type="string">
            <text:p text:style-name="P17">ieee80211_vap_setup:387:Low memory system - wifipos disabled<text:bookmark text:name="file-asus_rt-ac58u_ipq4018_bootlog-log-L10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8"/></text:p>
          </table:table-cell>
          <table:table-cell table:style-name="Table1.A1" office:value-type="string">
            <text:p text:style-name="P17">__ieee80211_smart_ant_init: Smart Antenna functions are not registered !!! <text:bookmark text:name="file-asus_rt-ac58u_ipq4018_bootlog-log-L10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09"/></text:p>
          </table:table-cell>
          <table:table-cell table:style-name="Table1.A1" office:value-type="string">
            <text:p text:style-name="P17">Enabling TX checksum bit for the vap ath0 features 4000 <text:bookmark text:name="file-asus_rt-ac58u_ipq4018_bootlog-log-L10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0"/></text:p>
          </table:table-cell>
          <table:table-cell table:style-name="Table1.A1" office:value-type="string">
            <text:p text:style-name="P17">Enabling SG bit for the vap ath0 features 4000 <text:bookmark text:name="file-asus_rt-ac58u_ipq4018_bootlog-log-L10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1"/></text:p>
          </table:table-cell>
          <table:table-cell table:style-name="Table1.A1" office:value-type="string">
            <text:p text:style-name="P17">Enabling SG bit for the vap ath0 features 4000 <text:bookmark text:name="file-asus_rt-ac58u_ipq4018_bootlog-log-L10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2"/></text:p>
          </table:table-cell>
          <table:table-cell table:style-name="Table1.A1" office:value-type="string">
            <text:p text:style-name="P17">Enabling TSO bit for the vap ath0 features 4000 <text:bookmark text:name="file-asus_rt-ac58u_ipq4018_bootlog-log-L10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3"/></text:p>
          </table:table-cell>
          <table:table-cell table:style-name="Table1.A1" office:value-type="string">
            <text:p text:style-name="P17">Enabling LRO bit for the vap ath0 features 4000 <text:bookmark text:name="file-asus_rt-ac58u_ipq4018_bootlog-log-L10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4"/></text:p>
          </table:table-cell>
          <table:table-cell table:style-name="Table1.A1" office:value-type="string">
            <text:p text:style-name="P17">VAP device ath0 created osifp: (c64704c0) os_if: (c56b8000)<text:bookmark text:name="file-asus_rt-ac58u_ipq4018_bootlog-log-L10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5"/></text:p>
          </table:table-cell>
          <table:table-cell table:style-name="Table1.A1" office:value-type="string">
            <text:p text:style-name="P17">ath0<text:bookmark text:name="file-asus_rt-ac58u_ipq4018_bootlog-log-L10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6"/></text:p>
          </table:table-cell>
          <table:table-cell table:style-name="Table1.A1" office:value-type="string">
            <text:p text:style-name="P17">hotplug net INTERFACE=ath0 ACTION=add<text:bookmark text:name="file-asus_rt-ac58u_ipq4018_bootlog-log-L10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7"/></text:p>
          </table:table-cell>
          <table:table-cell table:style-name="Table1.A1" office:value-type="string">
            <text:p text:style-name="P17">Switching to Tx Mode-0<text:bookmark text:name="file-asus_rt-ac58u_ipq4018_bootlog-log-L10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8"/></text:p>
          </table:table-cell>
          <table:table-cell table:style-name="Table1.A1" office:value-type="string">
            <text:p text:style-name="P17">init_wl(0x0430): <text:bookmark text:name="file-asus_rt-ac58u_ipq4018_bootlog-log-L10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19"/></text:p>
          </table:table-cell>
          <table:table-cell table:style-name="Table1.A1" office:value-type="string">
            <text:p text:style-name="P17">create a wifi node ath1 from wifi1<text:bookmark text:name="file-asus_rt-ac58u_ipq4018_bootlog-log-L10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0"/></text:p>
          </table:table-cell>
          <table:table-cell table:style-name="Table1.A1" office:value-type="string">
            <text:p text:style-name="P17">wmi_unified_vdev_create_send: ID = 0 Type = 1, Subtype = 0 VAP Addr = 70:4d:7b:XX:YY:ZZ:<text:bookmark text:name="file-asus_rt-ac58u_ipq4018_bootlog-log-L1021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1021"/></text:p>
          </table:table-cell>
          <table:table-cell table:style-name="Table1.A1" office:value-type="string">
            <text:p text:style-name="P17">ieee80211_vap_setup:387:Low memory system - wifipos disabled<text:bookmark text:name="file-asus_rt-ac58u_ipq4018_bootlog-log-L10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2"/></text:p>
          </table:table-cell>
          <table:table-cell table:style-name="Table1.A1" office:value-type="string">
            <text:p text:style-name="P17">__ieee80211_smart_ant_init: Smart Antenna functions are not registered !!! <text:bookmark text:name="file-asus_rt-ac58u_ipq4018_bootlog-log-L10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3"/></text:p>
          </table:table-cell>
          <table:table-cell table:style-name="Table1.A1" office:value-type="string">
            <text:p text:style-name="P17">Enabling TX checksum bit for the vap ath1 features 4000 <text:bookmark text:name="file-asus_rt-ac58u_ipq4018_bootlog-log-L10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4"/></text:p>
          </table:table-cell>
          <table:table-cell table:style-name="Table1.A1" office:value-type="string">
            <text:p text:style-name="P17">Enabling SG bit for the vap ath1 features 4000 <text:bookmark text:name="file-asus_rt-ac58u_ipq4018_bootlog-log-L10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5"/></text:p>
          </table:table-cell>
          <table:table-cell table:style-name="Table1.A1" office:value-type="string">
            <text:p text:style-name="P17">Enabling SG bit for the vap ath1 features 4000 <text:bookmark text:name="file-asus_rt-ac58u_ipq4018_bootlog-log-L10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6"/></text:p>
          </table:table-cell>
          <table:table-cell table:style-name="Table1.A1" office:value-type="string">
            <text:p text:style-name="P17">Enabling TSO bit for the vap ath1 features 4000 <text:bookmark text:name="file-asus_rt-ac58u_ipq4018_bootlog-log-L10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7"/></text:p>
          </table:table-cell>
          <table:table-cell table:style-name="Table1.A1" office:value-type="string">
            <text:p text:style-name="P17">Enabling LRO bit for the vap ath1 features 4000 <text:bookmark text:name="file-asus_rt-ac58u_ipq4018_bootlog-log-L10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8"/></text:p>
          </table:table-cell>
          <table:table-cell table:style-name="Table1.A1" office:value-type="string">
            <text:p text:style-name="P17">VAP device ath1 created osifp: (c71864c0) os_if: (c45e8000)<text:bookmark text:name="file-asus_rt-ac58u_ipq4018_bootlog-log-L10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29"/></text:p>
          </table:table-cell>
          <table:table-cell table:style-name="Table1.A1" office:value-type="string">
            <text:p text:style-name="P17">ath1<text:bookmark text:name="file-asus_rt-ac58u_ipq4018_bootlog-log-L10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0"/></text:p>
          </table:table-cell>
          <table:table-cell table:style-name="Table1.A1" office:value-type="string">
            <text:p text:style-name="P17">hotplug net INTERFACE=ath1 ACTION=add<text:bookmark text:name="file-asus_rt-ac58u_ipq4018_bootlog-log-L10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1"/></text:p>
          </table:table-cell>
          <table:table-cell table:style-name="Table1.A1" office:value-type="string">
            <text:p text:style-name="P17">1: check_action 0<text:bookmark text:name="file-asus_rt-ac58u_ipq4018_bootlog-log-L10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2"/></text:p>
          </table:table-cell>
          <table:table-cell table:style-name="Table1.A1" office:value-type="string">
            <text:p text:style-name="P17">*** ubifs: 0, 5, 22982656<text:bookmark text:name="file-asus_rt-ac58u_ipq4018_bootlog-log-L10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3"/></text:p>
          </table:table-cell>
          <table:table-cell table:style-name="Table1.A1" office:value-type="string">
            <text:p text:style-name="P17">/ # gluebi (pid 334): gluebi_updated: got update notification for unknown UBI device 0 volume 5<text:bookmark text:name="file-asus_rt-ac58u_ipq4018_bootlog-log-L10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4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5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6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7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8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39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0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1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2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3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4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5"/></text:p>
          </table:table-cell>
          <table:table-cell table:style-name="Table1.A1" office:value-type="string">
            <text:p text:style-name="P17">gluebi (pid 334): gluebi_updated: got update notification for unknown UBI device 0 volume 5<text:bookmark text:name="file-asus_rt-ac58u_ipq4018_bootlog-log-L10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6"/></text:p>
          </table:table-cell>
          <table:table-cell table:style-name="Table1.A1" office:value-type="string">
            <text:p text:style-name="P17">Clean /jffs/*<text:bookmark text:name="file-asus_rt-ac58u_ipq4018_bootlog-log-L10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7"/></text:p>
          </table:table-cell>
          <table:table-cell table:style-name="Table1.A1" office:value-type="string">
            <text:p text:style-name="P17">1: check_action 0<text:bookmark text:name="file-asus_rt-ac58u_ipq4018_bootlog-log-L10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8"/></text:p>
          </table:table-cell>
          <table:table-cell table:style-name="Table1.A1" office:value-type="string">
            <text:p text:style-name="P17">1: set_action 7<text:bookmark text:name="file-asus_rt-ac58u_ipq4018_bootlog-log-L10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49"/></text:p>
          </table:table-cell>
          <table:table-cell table:style-name="Table1.A1" office:value-type="string">
            <text:p text:style-name="P17">1: set_action 0<text:bookmark text:name="file-asus_rt-ac58u_ipq4018_bootlog-log-L10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0"/></text:p>
          </table:table-cell>
          <table:table-cell table:style-name="Table1.A1" office:value-type="string">
            <text:p text:style-name="P17">start_logger:<text:bookmark text:name="file-asus_rt-ac58u_ipq4018_bootlog-log-L10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1"/></text:p>
          </table:table-cell>
          <table:table-cell table:style-name="Table1.A1" office:value-type="string">
            <text:p text:style-name="P17">update_lan_state(lan_, 0, 0)<text:bookmark text:name="file-asus_rt-ac58u_ipq4018_bootlog-log-L1052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1052"/></text:p>
          </table:table-cell>
          <table:table-cell table:style-name="Table1.A1" office:value-type="string">
            <text:p text:style-name="P17">start_lan: setting up the bridge br0<text:bookmark text:name="file-asus_rt-ac58u_ipq4018_bootlog-log-L10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3"/></text:p>
          </table:table-cell>
          <table:table-cell table:style-name="Table1.A1" office:value-type="string">
            <text:p text:style-name="P17">hotplug net INTERFACE=br0 ACTION=add<text:bookmark text:name="file-asus_rt-ac58u_ipq4018_bootlog-log-L10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4"/></text:p>
          </table:table-cell>
          <table:table-cell table:style-name="Table1.A1" office:value-type="string">
            <text:p text:style-name="P17">_ifconfig: name=eth1 flags=1243 IFUP addr=(null) netmask=(null)<text:bookmark text:name="file-asus_rt-ac58u_ipq4018_bootlog-log-L10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5"/></text:p>
          </table:table-cell>
          <table:table-cell table:style-name="Table1.A1" office:value-type="string">
            <text:p text:style-name="P17">start_lan: setting MAC of br0 bridge to 70:4D:7B:XX:YY:ZZ<text:bookmark text:name="file-asus_rt-ac58u_ipq4018_bootlog-log-L10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6"/></text:p>
          </table:table-cell>
          <table:table-cell table:style-name="Table1.A1" office:value-type="string">
            <text:p text:style-name="P17">_ifconfig: name=br0 flags=1243 IFUP addr=192.168.1.1 netmask=255.255.255.0<text:bookmark text:name="file-asus_rt-ac58u_ipq4018_bootlog-log-L10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7"/></text:p>
          </table:table-cell>
          <table:table-cell table:style-name="Table1.A1" office:value-type="string">
            <text:p text:style-name="P17">gen qca config<text:bookmark text:name="file-asus_rt-ac58u_ipq4018_bootlog-log-L10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8"/></text:p>
          </table:table-cell>
          <table:table-cell table:style-name="Table1.A1" office:value-type="string">
            <text:p text:style-name="P17">mac_filter[0] = 0<text:bookmark text:name="file-asus_rt-ac58u_ipq4018_bootlog-log-L10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59"/></text:p>
          </table:table-cell>
          <table:table-cell table:style-name="Table1.A1" office:value-type="string">
            <text:p text:style-name="P17">gen qca config<text:bookmark text:name="file-asus_rt-ac58u_ipq4018_bootlog-log-L10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0"/></text:p>
          </table:table-cell>
          <table:table-cell table:style-name="Table1.A1" office:value-type="string">
            <text:p text:style-name="P17">mac_filter[0] = 0<text:bookmark text:name="file-asus_rt-ac58u_ipq4018_bootlog-log-L10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1"/></text:p>
          </table:table-cell>
          <table:table-cell table:style-name="Table1.A1" office:value-type="string">
            <text:p text:style-name="P17">_ifconfig: name=ath0 flags=0000 addr=(null) netmask=(null)<text:bookmark text:name="file-asus_rt-ac58u_ipq4018_bootlog-log-L10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2"/></text:p>
          </table:table-cell>
          <table:table-cell table:style-name="Table1.A1" office:value-type="string">
            <text:p text:style-name="P17">_ifconfig: name=ath1 flags=0000 addr=(null) netmask=(null)<text:bookmark text:name="file-asus_rt-ac58u_ipq4018_bootlog-log-L10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3"/></text:p>
          </table:table-cell>
          <table:table-cell table:style-name="Table1.A1" office:value-type="string">
            <text:p text:style-name="P17">siwfreq<text:bookmark text:name="file-asus_rt-ac58u_ipq4018_bootlog-log-L10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4"/></text:p>
          </table:table-cell>
          <table:table-cell table:style-name="Table1.A1" office:value-type="string">
            <text:p text:style-name="P17">Set freq vap 0 stop send + c56b8000<text:bookmark text:name="file-asus_rt-ac58u_ipq4018_bootlog-log-L10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5"/></text:p>
          </table:table-cell>
          <table:table-cell table:style-name="Table1.A1" office:value-type="string">
            <text:p text:style-name="P17">Set freq vap 0 stop send -c56b8000<text:bookmark text:name="file-asus_rt-ac58u_ipq4018_bootlog-log-L10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6"/></text:p>
          </table:table-cell>
          <table:table-cell table:style-name="Table1.A1" office:value-type="string">
            <text:p text:style-name="P17">Set wait done --c56b8000<text:bookmark text:name="file-asus_rt-ac58u_ipq4018_bootlog-log-L10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7"/></text:p>
          </table:table-cell>
          <table:table-cell table:style-name="Table1.A1" office:value-type="string">
            <text:p text:style-name="P17">List Flushed <text:bookmark text:name="file-asus_rt-ac58u_ipq4018_bootlog-log-L10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8"/></text:p>
          </table:table-cell>
          <table:table-cell table:style-name="Table1.A1" office:value-type="string">
            <text:p text:style-name="P17">siwfreq<text:bookmark text:name="file-asus_rt-ac58u_ipq4018_bootlog-log-L10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69"/></text:p>
          </table:table-cell>
          <table:table-cell table:style-name="Table1.A1" office:value-type="string">
            <text:p text:style-name="P17">Set freq vap 0 stop send + c45e8000<text:bookmark text:name="file-asus_rt-ac58u_ipq4018_bootlog-log-L10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0"/></text:p>
          </table:table-cell>
          <table:table-cell table:style-name="Table1.A1" office:value-type="string">
            <text:p text:style-name="P17">Set freq vap 0 stop send -c45e8000<text:bookmark text:name="file-asus_rt-ac58u_ipq4018_bootlog-log-L10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1"/></text:p>
          </table:table-cell>
          <table:table-cell table:style-name="Table1.A1" office:value-type="string">
            <text:p text:style-name="P17">Set wait done --c45e8000<text:bookmark text:name="file-asus_rt-ac58u_ipq4018_bootlog-log-L10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2"/></text:p>
          </table:table-cell>
          <table:table-cell table:style-name="Table1.A1" office:value-type="string">
            <text:p text:style-name="P17">_ifconfig: name=lo flags=1043 IFUP addr=127.0.0.1 netmask=255.0.0.0<text:bookmark text:name="file-asus_rt-ac58u_ipq4018_bootlog-log-L107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3"/></text:p>
          </table:table-cell>
          <table:table-cell table:style-name="Table1.A1" office:value-type="string">
            <text:p text:style-name="P17">route_manip: cmd=ADD name=lo addr=127.0.0.0 netmask=255.0.0.0 gateway=0.0.0.0 metric=0<text:bookmark text:name="file-asus_rt-ac58u_ipq4018_bootlog-log-L10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4"/></text:p>
          </table:table-cell>
          <table:table-cell table:style-name="Table1.A1" office:value-type="string">
            <text:p text:style-name="P17">update_lan_state(lan_, 2, 0)<text:bookmark text:name="file-asus_rt-ac58u_ipq4018_bootlog-log-L10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5"/></text:p>
          </table:table-cell>
          <table:table-cell table:style-name="Table1.A1" office:value-type="string">
            <text:p text:style-name="P17">nat_rule: stop_nat_rules 1.<text:bookmark text:name="file-asus_rt-ac58u_ipq4018_bootlog-log-L10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6"/></text:p>
          </table:table-cell>
          <table:table-cell table:style-name="Table1.A1" office:value-type="string">
            <text:p text:style-name="P17">stop_nat_rules: apply the redirect_rules!<text:bookmark text:name="file-asus_rt-ac58u_ipq4018_bootlog-log-L10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7"/></text:p>
          </table:table-cell>
          <table:table-cell table:style-name="Table1.A1" office:value-type="string">
            <text:p text:style-name="P17">start_lan 2306<text:bookmark text:name="file-asus_rt-ac58u_ipq4018_bootlog-log-L10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8"/></text:p>
          </table:table-cell>
          <table:table-cell table:style-name="Table1.A1" office:value-type="string">
            <text:p text:style-name="P17">[1 init:start_dnsmasq +44] begin<text:bookmark text:name="file-asus_rt-ac58u_ipq4018_bootlog-log-L10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79"/></text:p>
          </table:table-cell>
          <table:table-cell table:style-name="Table1.A1" office:value-type="string">
            <text:p text:style-name="P17">[1 init:stop_dnsmasq +44] begin<text:bookmark text:name="file-asus_rt-ac58u_ipq4018_bootlog-log-L10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0"/></text:p>
          </table:table-cell>
          <table:table-cell table:style-name="Table1.A1" office:value-type="string">
            <text:p text:style-name="P17"># wanduck: Got LAN(-1) information:<text:bookmark text:name="file-asus_rt-ac58u_ipq4018_bootlog-log-L10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1"/></text:p>
          </table:table-cell>
          <table:table-cell table:style-name="Table1.A1" office:value-type="string">
            <text:p text:style-name="P17">[1 init:stop_dnsmasq +44] end<text:bookmark text:name="file-asus_rt-ac58u_ipq4018_bootlog-log-L10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2"/></text:p>
          </table:table-cell>
          <table:table-cell table:style-name="Table1.A1" office:value-type="string">
            <text:p text:style-name="P19"><text:bookmark text:name="file-asus_rt-ac58u_ipq4018_bootlog-log-L10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3"/></text:p>
          </table:table-cell>
          <table:table-cell table:style-name="Table1.A1" office:value-type="string">
            <text:p text:style-name="P17"># Enable direct rule<text:bookmark text:name="file-asus_rt-ac58u_ipq4018_bootlog-log-L10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4"/></text:p>
          </table:table-cell>
          <table:table-cell table:style-name="Table1.A1" office:value-type="string">
            <text:p text:style-name="P17">[1 init:start_dnsmasq +44] end<text:bookmark text:name="file-asus_rt-ac58u_ipq4018_bootlog-log-L10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5"/></text:p>
          </table:table-cell>
          <table:table-cell table:style-name="Table1.A1" office:value-type="string">
            <text:p text:style-name="P17">get_lan_mac_name: Define LAN MAC address for model 21<text:bookmark text:name="file-asus_rt-ac58u_ipq4018_bootlog-log-L10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6"/></text:p>
          </table:table-cell>
          <table:table-cell table:style-name="Table1.A1" office:value-type="string">
            <text:p text:style-name="P17">start_lan_port(0) 1<text:bookmark text:name="file-asus_rt-ac58u_ipq4018_bootlog-log-L10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7"/></text:p>
          </table:table-cell>
          <table:table-cell table:style-name="Table1.A1" office:value-type="string">
            <text:p text:style-name="P17">TZ watchdog<text:bookmark text:name="file-asus_rt-ac58u_ipq4018_bootlog-log-L10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8"/></text:p>
          </table:table-cell>
          <table:table-cell table:style-name="Table1.A1" office:value-type="string">
            <text:p text:style-name="P17">decomp: fname=/var/lib/misc/rstats-speed.gz<text:bookmark text:name="file-asus_rt-ac58u_ipq4018_bootlog-log-L10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89"/></text:p>
          </table:table-cell>
          <table:table-cell table:style-name="Table1.A1" office:value-type="string">
            <text:p text:style-name="P17">decomp: gzip -dc /var/lib/misc/rstats-speed.gz &gt; /var/tmp/rstats-uncomp != 0<text:bookmark text:name="file-asus_rt-ac58u_ipq4018_bootlog-log-L10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0"/></text:p>
          </table:table-cell>
          <table:table-cell table:style-name="Table1.A1" office:value-type="string">
            <text:p text:style-name="P17">load: speed_count = 0<text:bookmark text:name="file-asus_rt-ac58u_ipq4018_bootlog-log-L10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1"/></text:p>
          </table:table-cell>
          <table:table-cell table:style-name="Table1.A1" office:value-type="string">
            <text:p text:style-name="P17">load: read source= save_path=<text:bookmark text:name="file-asus_rt-ac58u_ipq4018_bootlog-log-L10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2"/></text:p>
          </table:table-cell>
          <table:table-cell table:style-name="Table1.A1" office:value-type="string">
            <text:p text:style-name="P17">load_history: fname=/var/lib/misc/rstats-history.gz<text:bookmark text:name="file-asus_rt-ac58u_ipq4018_bootlog-log-L10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3"/></text:p>
          </table:table-cell>
          <table:table-cell table:style-name="Table1.A1" office:value-type="string">
            <text:p text:style-name="P17">decomp: fname=/var/lib/misc/rstats-history.gz<text:bookmark text:name="file-asus_rt-ac58u_ipq4018_bootlog-log-L10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4"/></text:p>
          </table:table-cell>
          <table:table-cell table:style-name="Table1.A1" office:value-type="string">
            <text:p text:style-name="P17">decomp: gzip -dc /var/lib/misc/rstats-history.gz &gt; /var/tmp/rstats-uncomp <text:soft-page-break/>!= 0<text:bookmark text:name="file-asus_rt-ac58u_ipq4018_bootlog-log-L10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5"/></text:p>
          </table:table-cell>
          <table:table-cell table:style-name="Table1.A1" office:value-type="string">
            <text:p text:style-name="P17">decomp: fname=/var/lib/misc/rstats-history.gz<text:bookmark text:name="file-asus_rt-ac58u_ipq4018_bootlog-log-L10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6"/></text:p>
          </table:table-cell>
          <table:table-cell table:style-name="Table1.A1" office:value-type="string">
            <text:p text:style-name="P17">decomp: gzip -dc /var/lib/misc/rstats-history.gz &gt; /var/tmp/rstats-uncomp != 0<text:bookmark text:name="file-asus_rt-ac58u_ipq4018_bootlog-log-L10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7"/></text:p>
          </table:table-cell>
          <table:table-cell table:style-name="Table1.A1" office:value-type="string">
            <text:p text:style-name="P17">load_history: load failed<text:bookmark text:name="file-asus_rt-ac58u_ipq4018_bootlog-log-L10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8"/></text:p>
          </table:table-cell>
          <table:table-cell table:style-name="Table1.A1" office:value-type="string">
            <text:p text:style-name="P17">disk_monitor: starting...<text:bookmark text:name="file-asus_rt-ac58u_ipq4018_bootlog-log-L10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099"/></text:p>
          </table:table-cell>
          <table:table-cell table:style-name="Table1.A1" office:value-type="string">
            <text:p text:style-name="P17">disk_monitor: day=1, week=6, time=0:0.<text:bookmark text:name="file-asus_rt-ac58u_ipq4018_bootlog-log-L11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0"/></text:p>
          </table:table-cell>
          <table:table-cell table:style-name="Table1.A1" office:value-type="string">
            <text:p text:style-name="P17">disk_monitor: decide if scan the target...<text:bookmark text:name="file-asus_rt-ac58u_ipq4018_bootlog-log-L11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1"/></text:p>
          </table:table-cell>
          <table:table-cell table:style-name="Table1.A1" office:value-type="string">
            <text:p text:style-name="P17">disk_monitor: 0: wait_second=86400...<text:bookmark text:name="file-asus_rt-ac58u_ipq4018_bootlog-log-L11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2"/></text:p>
          </table:table-cell>
          <table:table-cell table:style-name="Table1.A1" office:value-type="string">
            <text:p text:style-name="P17">disk_monitor: 1: wait_second=86400...<text:bookmark text:name="file-asus_rt-ac58u_ipq4018_bootlog-log-L11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3"/></text:p>
          </table:table-cell>
          <table:table-cell table:style-name="Table1.A1" office:value-type="string">
            <text:p text:style-name="P17">disk_monitor: wait_second=86400...<text:bookmark text:name="file-asus_rt-ac58u_ipq4018_bootlog-log-L11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4"/></text:p>
          </table:table-cell>
          <table:table-cell table:style-name="Table1.A1" office:value-type="string">
            <text:p text:style-name="P17">disk_monitor: Pause...<text:bookmark text:name="file-asus_rt-ac58u_ipq4018_bootlog-log-L110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5"/></text:p>
          </table:table-cell>
          <table:table-cell table:style-name="Table1.A1" office:value-type="string">
            <text:p text:style-name="P19"><text:bookmark text:name="file-asus_rt-ac58u_ipq4018_bootlog-log-L11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6"/></text:p>
          </table:table-cell>
          <table:table-cell table:style-name="Table1.A1" office:value-type="string">
            <text:p text:style-name="P17">get_lan_mac_name: Define LAN MAC address for model 21<text:bookmark text:name="file-asus_rt-ac58u_ipq4018_bootlog-log-L11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7"/></text:p>
          </table:table-cell>
          <table:table-cell table:style-name="Table1.A1" office:value-type="string">
            <text:p text:style-name="P17">reinit_sfe:WAN: unit -1,0 type 4 nat_x 1 qos 0: action 1.<text:bookmark text:name="file-asus_rt-ac58u_ipq4018_bootlog-log-L11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8"/></text:p>
          </table:table-cell>
          <table:table-cell table:style-name="Table1.A1" office:value-type="string">
            <text:p text:style-name="P17">start_wan: start_wan_if(0)!<text:bookmark text:name="file-asus_rt-ac58u_ipq4018_bootlog-log-L11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09"/></text:p>
          </table:table-cell>
          <table:table-cell table:style-name="Table1.A1" office:value-type="string">
            <text:p text:style-name="P17">[1 init:start_wan_if +45] unit=0.<text:bookmark text:name="file-asus_rt-ac58u_ipq4018_bootlog-log-L11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0"/></text:p>
          </table:table-cell>
          <table:table-cell table:style-name="Table1.A1" office:value-type="string">
            <text:p text:style-name="P17">update_wan_state(wan0_, 0, 0)<text:bookmark text:name="file-asus_rt-ac58u_ipq4018_bootlog-log-L11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1"/></text:p>
          </table:table-cell>
          <table:table-cell table:style-name="Table1.A1" office:value-type="string">
            <text:p text:style-name="P17">convert_wan_nvram(wan0_)<text:bookmark text:name="file-asus_rt-ac58u_ipq4018_bootlog-log-L11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2"/></text:p>
          </table:table-cell>
          <table:table-cell table:style-name="Table1.A1" office:value-type="string">
            <text:p text:style-name="P17">get_wan_mac_name: Define WAN MAC address for model 21<text:bookmark text:name="file-asus_rt-ac58u_ipq4018_bootlog-log-L11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3"/></text:p>
          </table:table-cell>
          <table:table-cell table:style-name="Table1.A1" office:value-type="string">
            <text:p text:style-name="P17">** wan_ifname: eth0 is NOT UP<text:bookmark text:name="file-asus_rt-ac58u_ipq4018_bootlog-log-L11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4"/></text:p>
          </table:table-cell>
          <table:table-cell table:style-name="Table1.A1" office:value-type="string">
            <text:p text:style-name="P17">_ifconfig: name=eth0 flags=1043 IFUP addr=(null) netmask=(null)<text:bookmark text:name="file-asus_rt-ac58u_ipq4018_bootlog-log-L11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5"/></text:p>
          </table:table-cell>
          <table:table-cell table:style-name="Table1.A1" office:value-type="string">
            <text:p text:style-name="P17">update_wan_state(wan0_, 1, 0)<text:bookmark text:name="file-asus_rt-ac58u_ipq4018_bootlog-log-L11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6"/></text:p>
          </table:table-cell>
          <table:table-cell table:style-name="Table1.A1" office:value-type="string">
            <text:p text:style-name="P17">start_wan_if(0x0758): ifup:eth0<text:bookmark text:name="file-asus_rt-ac58u_ipq4018_bootlog-log-L11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7"/></text:p>
          </table:table-cell>
          <table:table-cell table:style-name="Table1.A1" office:value-type="string">
            <text:p text:style-name="P17">_ifconfig: name=eth0 flags=1043 IFUP addr=(null) netmask=(null)<text:bookmark text:name="file-asus_rt-ac58u_ipq4018_bootlog-log-L11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8"/></text:p>
          </table:table-cell>
          <table:table-cell table:style-name="Table1.A1" office:value-type="string">
            <text:p text:style-name="P17">start_wan_if(0x075c): start auth:0<text:bookmark text:name="file-asus_rt-ac58u_ipq4018_bootlog-log-L11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19"/></text:p>
          </table:table-cell>
          <table:table-cell table:style-name="Table1.A1" office:value-type="string">
            <text:p text:style-name="P17">start_auth:: done<text:bookmark text:name="file-asus_rt-ac58u_ipq4018_bootlog-log-L11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0"/></text:p>
          </table:table-cell>
          <table:table-cell table:style-name="Table1.A1" office:value-type="string">
            <text:p text:style-name="P17">start_wan_if(0x0765): start udhcpc:eth0, 0<text:bookmark text:name="file-asus_rt-ac58u_ipq4018_bootlog-log-L11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1"/></text:p>
          </table:table-cell>
          <table:table-cell table:style-name="Table1.A1" office:value-type="string">
            <text:p text:style-name="P17">start_wan_if(): End.<text:bookmark text:name="file-asus_rt-ac58u_ipq4018_bootlog-log-L11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2"/></text:p>
          </table:table-cell>
          <table:table-cell table:style-name="Table1.A1" office:value-type="string">
            <text:p text:style-name="P17">start_usb<text:bookmark text:name="file-asus_rt-ac58u_ipq4018_bootlog-log-L11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3"/></text:p>
          </table:table-cell>
          <table:table-cell table:style-name="Table1.A1" office:value-type="string">
            <text:p text:style-name="P17">insmod dakota usb module....<text:bookmark text:name="file-asus_rt-ac58u_ipq4018_bootlog-log-L11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4"/></text:p>
          </table:table-cell>
          <table:table-cell table:style-name="Table1.A1" office:value-type="string">
            <text:p text:style-name="P17">udhcpc_wan:: deconfig<text:bookmark text:name="file-asus_rt-ac58u_ipq4018_bootlog-log-L11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5"/></text:p>
          </table:table-cell>
          <table:table-cell table:style-name="Table1.A1" office:value-type="string">
            <text:p text:style-name="P17">_ifconfig: name=eth0 flags=1043 IFUP addr=0.0.0.0 netmask=(null)<text:bookmark text:name="file-asus_rt-ac58u_ipq4018_bootlog-log-L11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6"/></text:p>
          </table:table-cell>
          <table:table-cell table:style-name="Table1.A1" office:value-type="string">
            <text:p text:style-name="P17">wan_down(eth0)<text:bookmark text:name="file-asus_rt-ac58u_ipq4018_bootlog-log-L11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7"/></text:p>
          </table:table-cell>
          <table:table-cell table:style-name="Table1.A1" office:value-type="string">
            <text:p text:style-name="P17">wan_down(eth0): .<text:bookmark text:name="file-asus_rt-ac58u_ipq4018_bootlog-log-L11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8"/></text:p>
          </table:table-cell>
          <table:table-cell table:style-name="Table1.A1" office:value-type="string">
            <text:p text:style-name="P17">stop_auth:: done<text:bookmark text:name="file-asus_rt-ac58u_ipq4018_bootlog-log-L11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29"/></text:p>
          </table:table-cell>
          <table:table-cell table:style-name="Table1.A1" office:value-type="string">
            <text:p text:style-name="P17">route_manip: cmd=DEL name=eth0 addr=0.0.0.0 netmask=0.0.0.0 gateway=(null) metric=0<text:bookmark text:name="file-asus_rt-ac58u_ipq4018_bootlog-log-L11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0"/></text:p>
          </table:table-cell>
          <table:table-cell table:style-name="Table1.A1" office:value-type="string">
            <text:p text:style-name="P17">update_wan_state(wan0_, 3, 0)<text:bookmark text:name="file-asus_rt-ac58u_ipq4018_bootlog-log-L11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1"/></text:p>
          </table:table-cell>
          <table:table-cell table:style-name="Table1.A1" office:value-type="string">
            <text:p text:style-name="P17">update_wan_state(wan0_, 4, 3)<text:bookmark text:name="file-asus_rt-ac58u_ipq4018_bootlog-log-L11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2"/></text:p>
          </table:table-cell>
          <table:table-cell table:style-name="Table1.A1" office:value-type="string">
            <text:p text:style-name="P17">udhcpc:: deconfig done<text:bookmark text:name="file-asus_rt-ac58u_ipq4018_bootlog-log-L113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3"/></text:p>
          </table:table-cell>
          <table:table-cell table:style-name="Table1.A1" office:value-type="string">
            <text:p text:style-name="P17">get_lan_mac_name: Define LAN MAC address for model 21<text:bookmark text:name="file-asus_rt-ac58u_ipq4018_bootlog-log-L11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4"/></text:p>
          </table:table-cell>
          <table:table-cell table:style-name="Table1.A1" office:value-type="string">
            <text:p text:style-name="P17">su bfee 1 mu bfee 0 su bfer 1 mu bfer 1 impl bf 0 sounding dim 1<text:bookmark text:name="file-asus_rt-ac58u_ipq4018_bootlog-log-L11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5"/></text:p>
          </table:table-cell>
          <table:table-cell table:style-name="Table1.A1" office:value-type="string">
            <text:p text:style-name="P17">su bfee 1 mu bfee 0 su bfer 1 mu bfer 1 impl bf 0 sounding dim 1<text:bookmark text:name="file-asus_rt-ac58u_ipq4018_bootlog-log-L11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6"/></text:p>
          </table:table-cell>
          <table:table-cell table:style-name="Table1.A1" office:value-type="string">
            <text:p text:style-name="P17">su bfee 1 mu bfee 0 su bfer 1 mu bfer 1 impl bf 0 sounding dim 1<text:bookmark text:name="file-asus_rt-ac58u_ipq4018_bootlog-log-L11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7"/></text:p>
          </table:table-cell>
          <table:table-cell table:style-name="Table1.A1" office:value-type="string">
            <text:p text:style-name="P17">su bfee 1 mu bfee 0 su bfer 1 mu bfer 0 impl bf 0 sounding dim 1<text:bookmark text:name="file-asus_rt-ac58u_ipq4018_bootlog-log-L1138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1138"/></text:p>
          </table:table-cell>
          <table:table-cell table:style-name="Table1.A1" office:value-type="string">
            <text:p text:style-name="P17">su bfee 1 mu bfee 0 su bfer 1 mu bfer 0 impl bf 0 sounding dim 1<text:bookmark text:name="file-asus_rt-ac58u_ipq4018_bootlog-log-L11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39"/></text:p>
          </table:table-cell>
          <table:table-cell table:style-name="Table1.A1" office:value-type="string">
            <text:p text:style-name="P19"><text:bookmark text:name="file-asus_rt-ac58u_ipq4018_bootlog-log-L11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0"/></text:p>
          </table:table-cell>
          <table:table-cell table:style-name="Table1.A1" office:value-type="string">
            <text:p text:style-name="P17">DES SSID SET=ASUS_20_2G <text:bookmark text:name="file-asus_rt-ac58u_ipq4018_bootlog-log-L11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1"/></text:p>
          </table:table-cell>
          <table:table-cell table:style-name="Table1.A1" office:value-type="string">
            <text:p text:style-name="P17">[wifi0] FWLOG: [82843] WAL_DBGID_DEV_RESET ( 0xc01d, 0x3c1 )<text:bookmark text:name="file-asus_rt-ac58u_ipq4018_bootlog-log-L11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2"/></text:p>
          </table:table-cell>
          <table:table-cell table:style-name="Table1.A1" office:value-type="string">
            <text:p text:style-name="P17">[wifi0] FWLOG: [82900] WAL channel change freq=2412, mode=1 flags=0 rx_ok=1 tx_ok=1<text:bookmark text:name="file-asus_rt-ac58u_ipq4018_bootlog-log-L11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3"/></text:p>
          </table:table-cell>
          <table:table-cell table:style-name="Table1.A1" office:value-type="string">
            <text:p text:style-name="P17">[wifi0] FWLOG: [83214] WAL channel change freq=2417, mode=1 flags=0 rx_ok=1 tx_ok=1<text:bookmark text:name="file-asus_rt-ac58u_ipq4018_bootlog-log-L11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4"/></text:p>
          </table:table-cell>
          <table:table-cell table:style-name="Table1.A1" office:value-type="string">
            <text:p text:style-name="P17">[wifi0] FWLOG: [83529] WAL channel change freq=2422, mode=1 flags=0 rx_ok=1 tx_ok=1<text:bookmark text:name="file-asus_rt-ac58u_ipq4018_bootlog-log-L11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5"/></text:p>
          </table:table-cell>
          <table:table-cell table:style-name="Table1.A1" office:value-type="string">
            <text:p text:style-name="P17">[wifi0] FWLOG: [83843] WAL channel change freq=2427, mode=1 flags=0 rx_ok=1 tx_ok=1<text:bookmark text:name="file-asus_rt-ac58u_ipq4018_bootlog-log-L11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6"/></text:p>
          </table:table-cell>
          <table:table-cell table:style-name="Table1.A1" office:value-type="string">
            <text:p text:style-name="P17">[wifi0] FWLOG: [84157] WAL channel change freq=2432, mode=1 flags=0 rx_ok=1 tx_ok=1<text:bookmark text:name="file-asus_rt-ac58u_ipq4018_bootlog-log-L11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7"/></text:p>
          </table:table-cell>
          <table:table-cell table:style-name="Table1.A1" office:value-type="string">
            <text:p text:style-name="P17">WARNING: Running kernel does not match configured kernel headers the driver was built with! The driver needs to be rebuilt with the correct kernel headers!<text:bookmark text:name="file-asus_rt-ac58u_ipq4018_bootlog-log-L11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8"/></text:p>
          </table:table-cell>
          <table:table-cell table:style-name="Table1.A1" office:value-type="string">
            <text:p text:style-name="P17">ieee80211_ioctl_siwmode: imr.ifm_active=131712, new mode=3, valid=1 <text:bookmark text:name="file-asus_rt-ac58u_ipq4018_bootlog-log-L11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49"/></text:p>
          </table:table-cell>
          <table:table-cell table:style-name="Table1.A1" office:value-type="string">
            <text:p text:style-name="P17">osif_vap_stop: Scan in progress.. Cancelling it. vap: 0xc56b8000 <text:bookmark text:name="file-asus_rt-ac58u_ipq4018_bootlog-log-L11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0"/></text:p>
          </table:table-cell>
          <table:table-cell table:style-name="Table1.A1" office:value-type="string">
            <text:p text:style-name="P17">wmi_unified_vdev_down_send for vap 0 (c56e0000)<text:bookmark text:name="file-asus_rt-ac58u_ipq4018_bootlog-log-L11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1"/></text:p>
          </table:table-cell>
          <table:table-cell table:style-name="Table1.A1" office:value-type="string">
            <text:p text:style-name="P17">DEVICE IS DOWN ifname=ath0<text:bookmark text:name="file-asus_rt-ac58u_ipq4018_bootlog-log-L11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2"/></text:p>
          </table:table-cell>
          <table:table-cell table:style-name="Table1.A1" office:value-type="string">
            <text:p text:style-name="P17">DEVICE IS DOWN ifname=ath0<text:bookmark text:name="file-asus_rt-ac58u_ipq4018_bootlog-log-L11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3"/></text:p>
          </table:table-cell>
          <table:table-cell table:style-name="Table1.A1" office:value-type="string">
            <text:p text:style-name="P17">su bfee 1 mu bfee 0 su bfer 1 mu bfer 1 impl bf 0 sounding dim 1<text:bookmark text:name="file-asus_rt-ac58u_ipq4018_bootlog-log-L11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4"/></text:p>
          </table:table-cell>
          <table:table-cell table:style-name="Table1.A1" office:value-type="string">
            <text:p text:style-name="P17">su bfee 1 mu bfee 0 su bfer 1 mu bfer 1 impl bf 0 sounding dim 1<text:bookmark text:name="file-asus_rt-ac58u_ipq4018_bootlog-log-L11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5"/></text:p>
          </table:table-cell>
          <table:table-cell table:style-name="Table1.A1" office:value-type="string">
            <text:p text:style-name="P17">su bfee 1 mu bfee 0 su bfer 1 mu bfer 1 impl bf 0 sounding dim 1<text:bookmark text:name="file-asus_rt-ac58u_ipq4018_bootlog-log-L11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6"/></text:p>
          </table:table-cell>
          <table:table-cell table:style-name="Table1.A1" office:value-type="string">
            <text:p text:style-name="P17">su bfee 1 mu bfee 0 su bfer 1 mu bfer 1 impl bf 0 sounding dim 1<text:bookmark text:name="file-asus_rt-ac58u_ipq4018_bootlog-log-L11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7"/></text:p>
          </table:table-cell>
          <table:table-cell table:style-name="Table1.A1" office:value-type="string">
            <text:p text:style-name="P17">su bfee 1 mu bfee 0 su bfer 1 mu bfer 1 impl bf 0 sounding dim 1<text:bookmark text:name="file-asus_rt-ac58u_ipq4018_bootlog-log-L11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8"/></text:p>
          </table:table-cell>
          <table:table-cell table:style-name="Table1.A1" office:value-type="string">
            <text:p text:style-name="P19"><text:bookmark text:name="file-asus_rt-ac58u_ipq4018_bootlog-log-L11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59"/></text:p>
          </table:table-cell>
          <table:table-cell table:style-name="Table1.A1" office:value-type="string">
            <text:p text:style-name="P17">DES SSID SET=ASUS_20_5G <text:bookmark text:name="file-asus_rt-ac58u_ipq4018_bootlog-log-L11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0"/></text:p>
          </table:table-cell>
          <table:table-cell table:style-name="Table1.A1" office:value-type="string">
            <text:p text:style-name="P17">ieee80211_ioctl_siwmode: imr.ifm_active=66176, new mode=3, valid=1 <text:bookmark text:name="file-asus_rt-ac58u_ipq4018_bootlog-log-L11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1"/></text:p>
          </table:table-cell>
          <table:table-cell table:style-name="Table1.A1" office:value-type="string">
            <text:p text:style-name="P17">osif_vap_stop: Scan in progress.. Cancelling it. vap: 0xc45e8000 <text:bookmark text:name="file-asus_rt-ac58u_ipq4018_bootlog-log-L11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2"/></text:p>
          </table:table-cell>
          <table:table-cell table:style-name="Table1.A1" office:value-type="string">
            <text:p text:style-name="P17">wmi_unified_vdev_down_send for vap 0 (c45f0000)<text:bookmark text:name="file-asus_rt-ac58u_ipq4018_bootlog-log-L116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3"/></text:p>
          </table:table-cell>
          <table:table-cell table:style-name="Table1.A1" office:value-type="string">
            <text:p text:style-name="P17">DEVICE IS DOWN ifname=ath1<text:bookmark text:name="file-asus_rt-ac58u_ipq4018_bootlog-log-L116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4"/></text:p>
          </table:table-cell>
          <table:table-cell table:style-name="Table1.A1" office:value-type="string">
            <text:p text:style-name="P17">DEVICE IS DOWN ifname=ath1<text:bookmark text:name="file-asus_rt-ac58u_ipq4018_bootlog-log-L116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5"/></text:p>
          </table:table-cell>
          <table:table-cell table:style-name="Table1.A1" office:value-type="string">
            <text:p text:style-name="P17">[wifi0] FWLOG: [84471] WAL channel change freq=2437, mode=1 flags=0 rx_ok=1 tx_ok=1<text:bookmark text:name="file-asus_rt-ac58u_ipq4018_bootlog-log-L116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6"/></text:p>
          </table:table-cell>
          <table:table-cell table:style-name="Table1.A1" office:value-type="string">
            <text:p text:style-name="P17">[wifi0] FWLOG: [84499] RESMGR_OCS_GEN_PERIODIC_NOA ( 0x0 )<text:bookmark text:name="file-asus_rt-ac58u_ipq4018_bootlog-log-L116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7"/></text:p>
          </table:table-cell>
          <table:table-cell table:style-name="Table1.A1" office:value-type="string">
            <text:p text:style-name="P17">[wifi0] FWLOG: [84499] RESMGR_OCS_GEN_PERIODIC_NOA ( 0x0 )<text:bookmark text:name="file-asus_rt-ac58u_ipq4018_bootlog-log-L116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8"/></text:p>
          </table:table-cell>
          <table:table-cell table:style-name="Table1.A1" office:value-type="string">
            <text:p text:style-name="P17">[wifi0] FWLOG: [84611] WAL channel change freq=2412, mode=1 flags=0 rx_ok=1 tx_ok=1<text:bookmark text:name="file-asus_rt-ac58u_ipq4018_bootlog-log-L116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69"/></text:p>
          </table:table-cell>
          <table:table-cell table:style-name="Table1.A1" office:value-type="string">
            <text:p text:style-name="P17">[wifi0] FWLOG: [84926] WAL channel change freq=2417, mode=1 flags=0 rx_ok=1 tx_ok=1<text:bookmark text:name="file-asus_rt-ac58u_ipq4018_bootlog-log-L117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0"/></text:p>
          </table:table-cell>
          <table:table-cell table:style-name="Table1.A1" office:value-type="string">
            <text:p text:style-name="P17">[wifi0] FWLOG: [85240] WAL channel change freq=2422, mode=1 flags=0 rx_ok=1 tx_ok=1<text:bookmark text:name="file-asus_rt-ac58u_ipq4018_bootlog-log-L117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1"/></text:p>
          </table:table-cell>
          <table:table-cell table:style-name="Table1.A1" office:value-type="string">
            <text:p text:style-name="P17">siwfreq<text:bookmark text:name="file-asus_rt-ac58u_ipq4018_bootlog-log-L117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2"/></text:p>
          </table:table-cell>
          <table:table-cell table:style-name="Table1.A1" office:value-type="string">
            <text:p text:style-name="P17">Set freq vap 0 stop send + c56b8000<text:bookmark text:name="file-asus_rt-ac58u_ipq4018_bootlog-log-L1173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1173"/></text:p>
          </table:table-cell>
          <table:table-cell table:style-name="Table1.A1" office:value-type="string">
            <text:p text:style-name="P17">osif_vap_acs_cancel: Scan in progress.. Cancelling it vap: 0xc56b8000<text:bookmark text:name="file-asus_rt-ac58u_ipq4018_bootlog-log-L117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4"/></text:p>
          </table:table-cell>
          <table:table-cell table:style-name="Table1.A1" office:value-type="string">
            <text:p text:style-name="P17">wmi_unified_vdev_down_send for vap 0 (c56e0000)<text:bookmark text:name="file-asus_rt-ac58u_ipq4018_bootlog-log-L117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5"/></text:p>
          </table:table-cell>
          <table:table-cell table:style-name="Table1.A1" office:value-type="string">
            <text:p text:style-name="P17">Set freq vap 0 stop send -c56b8000<text:bookmark text:name="file-asus_rt-ac58u_ipq4018_bootlog-log-L117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6"/></text:p>
          </table:table-cell>
          <table:table-cell table:style-name="Table1.A1" office:value-type="string">
            <text:p text:style-name="P17">Set wait done --c56b8000<text:bookmark text:name="file-asus_rt-ac58u_ipq4018_bootlog-log-L117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7"/></text:p>
          </table:table-cell>
          <table:table-cell table:style-name="Table1.A1" office:value-type="string">
            <text:p text:style-name="P17">siwfreq<text:bookmark text:name="file-asus_rt-ac58u_ipq4018_bootlog-log-L117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8"/></text:p>
          </table:table-cell>
          <table:table-cell table:style-name="Table1.A1" office:value-type="string">
            <text:p text:style-name="P17">Set freq vap 0 stop send + c45e8000<text:bookmark text:name="file-asus_rt-ac58u_ipq4018_bootlog-log-L117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79"/></text:p>
          </table:table-cell>
          <table:table-cell table:style-name="Table1.A1" office:value-type="string">
            <text:p text:style-name="P17">osif_vap_acs_cancel: Scan in progress.. Cancelling it vap: 0xc45e8000<text:bookmark text:name="file-asus_rt-ac58u_ipq4018_bootlog-log-L118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0"/></text:p>
          </table:table-cell>
          <table:table-cell table:style-name="Table1.A1" office:value-type="string">
            <text:p text:style-name="P17">wmi_unified_vdev_down_send for vap 0 (c45f0000)<text:bookmark text:name="file-asus_rt-ac58u_ipq4018_bootlog-log-L118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1"/></text:p>
          </table:table-cell>
          <table:table-cell table:style-name="Table1.A1" office:value-type="string">
            <text:p text:style-name="P17">Set freq vap 0 stop send -c45e8000<text:bookmark text:name="file-asus_rt-ac58u_ipq4018_bootlog-log-L118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2"/></text:p>
          </table:table-cell>
          <table:table-cell table:style-name="Table1.A1" office:value-type="string">
            <text:p text:style-name="P17">Set wait done --c45e8000<text:bookmark text:name="file-asus_rt-ac58u_ipq4018_bootlog-log-L118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3"/></text:p>
          </table:table-cell>
          <table:table-cell table:style-name="Table1.A1" office:value-type="string">
            <text:p text:style-name="P17">[wifi1] FWLOG: [84856] WAL_DBGID_DEV_RESET ( 0xc01d, 0x371 )<text:bookmark text:name="file-asus_rt-ac58u_ipq4018_bootlog-log-L118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4"/></text:p>
          </table:table-cell>
          <table:table-cell table:style-name="Table1.A1" office:value-type="string">
            <text:p text:style-name="P17">[wifi1] FWLOG: [84898] WAL channel change freq=5180, mode=0 flags=0 rx_ok=1 tx_ok=1<text:bookmark text:name="file-asus_rt-ac58u_ipq4018_bootlog-log-L118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5"/></text:p>
          </table:table-cell>
          <table:table-cell table:style-name="Table1.A1" office:value-type="string">
            <text:p text:style-name="P17">[wifi1] FWLOG: [85062] RESMGR_OCS_GEN_PERIODIC_NOA ( 0x0 )<text:bookmark text:name="file-asus_rt-ac58u_ipq4018_bootlog-log-L118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6"/></text:p>
          </table:table-cell>
          <table:table-cell table:style-name="Table1.A1" office:value-type="string">
            <text:p text:style-name="P17">[wifi1] FWLOG: [85062] RESMGR_OCS_GEN_PERIODIC_NOA ( 0x0 )<text:bookmark text:name="file-asus_rt-ac58u_ipq4018_bootlog-log-L118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7"/></text:p>
          </table:table-cell>
          <table:table-cell table:style-name="Table1.A1" office:value-type="string">
            <text:p text:style-name="P17">[wifi1] FWLOG: [85423] RESMGR_OCS_GEN_PERIODIC_NOA ( 0x0 )<text:bookmark text:name="file-asus_rt-ac58u_ipq4018_bootlog-log-L118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8"/></text:p>
          </table:table-cell>
          <table:table-cell table:style-name="Table1.A1" office:value-type="string">
            <text:p text:style-name="P17">[wifi1] FWLOG: [85423] RESMGR_OCS_GEN_PERIODIC_NOA ( 0x0 )<text:bookmark text:name="file-asus_rt-ac58u_ipq4018_bootlog-log-L118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89"/></text:p>
          </table:table-cell>
          <table:table-cell table:style-name="Table1.A1" office:value-type="string">
            <text:p text:style-name="P17">xhci-hcd xhci-hcd.0.auto: ## USB3 port 0/1 addr(ca3f0430) s1(000002a0) --&gt; (000002a0)<text:bookmark text:name="file-asus_rt-ac58u_ipq4018_bootlog-log-L119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0"/></text:p>
          </table:table-cell>
          <table:table-cell table:style-name="Table1.A1" office:value-type="string">
            <text:p text:style-name="P17">hub 4-0:1.0: config failed, hub doesn't have any ports! (err -19)<text:bookmark text:name="file-asus_rt-ac58u_ipq4018_bootlog-log-L119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1"/></text:p>
          </table:table-cell>
          <table:table-cell table:style-name="Table1.A1" office:value-type="string">
            <text:p text:style-name="P17">[1 init:init_main +50] recv signal 14 from pid [1:/sbin/init] (from user)<text:bookmark text:name="file-asus_rt-ac58u_ipq4018_bootlog-log-L119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2"/></text:p>
          </table:table-cell>
          <table:table-cell table:style-name="Table1.A1" office:value-type="string">
            <text:p text:style-name="P17">[wifi0] FWLOG: [85349] RESMGR_OCS_GEN_PERIODIC_NOA ( 0x0 )<text:bookmark text:name="file-asus_rt-ac58u_ipq4018_bootlog-log-L119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3"/></text:p>
          </table:table-cell>
          <table:table-cell table:style-name="Table1.A1" office:value-type="string">
            <text:p text:style-name="P17">[wifi0] FWLOG: [85349] RESMGR_OCS_GEN_PERIODIC_NOA ( 0x0 )<text:bookmark text:name="file-asus_rt-ac58u_ipq4018_bootlog-log-L119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4"/></text:p>
          </table:table-cell>
          <table:table-cell table:style-name="Table1.A1" office:value-type="string">
            <text:p text:style-name="P17">[wifi0] FWLOG: [85410] WAL channel change freq=2412, mode=1 flags=0 rx_ok=1 tx_ok=1<text:bookmark text:name="file-asus_rt-ac58u_ipq4018_bootlog-log-L119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5"/></text:p>
          </table:table-cell>
          <table:table-cell table:style-name="Table1.A1" office:value-type="string">
            <text:p text:style-name="P17">[wifi0] FWLOG: [85725] WAL channel change freq=2417, mode=1 flags=0 rx_ok=1 tx_ok=1<text:bookmark text:name="file-asus_rt-ac58u_ipq4018_bootlog-log-L119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6"/></text:p>
          </table:table-cell>
          <table:table-cell table:style-name="Table1.A1" office:value-type="string">
            <text:p text:style-name="P17">[wifi0] FWLOG: [86039] WAL channel change freq=2422, mode=1 flags=0 rx_ok=1 tx_ok=1<text:bookmark text:name="file-asus_rt-ac58u_ipq4018_bootlog-log-L119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7"/></text:p>
          </table:table-cell>
          <table:table-cell table:style-name="Table1.A1" office:value-type="string">
            <text:p text:style-name="P17">[wifi1] FWLOG: [85797] WAL channel change freq=5200, mode=0 flags=0 rx_ok=1 tx_ok=1<text:bookmark text:name="file-asus_rt-ac58u_ipq4018_bootlog-log-L119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8"/></text:p>
          </table:table-cell>
          <table:table-cell table:style-name="Table1.A1" office:value-type="string">
            <text:p text:style-name="P17">[wifi1] FWLOG: [86112] WAL channel change freq=5220, mode=0 flags=0 rx_ok=1 tx_ok=1<text:bookmark text:name="file-asus_rt-ac58u_ipq4018_bootlog-log-L119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199"/></text:p>
          </table:table-cell>
          <table:table-cell table:style-name="Table1.A1" office:value-type="string">
            <text:p text:style-name="P17">[wifi1] FWLOG: [86426] WAL channel change freq=5240, mode=0 flags=0 rx_ok=1 tx_ok=1<text:bookmark text:name="file-asus_rt-ac58u_ipq4018_bootlog-log-L120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0"/></text:p>
          </table:table-cell>
          <table:table-cell table:style-name="Table1.A1" office:value-type="string">
            <text:p text:style-name="P17">[wifi0] FWLOG: [86354] WAL channel change freq=2427, mode=1 flags=0 rx_ok=1 tx_ok=1<text:bookmark text:name="file-asus_rt-ac58u_ipq4018_bootlog-log-L120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1"/></text:p>
          </table:table-cell>
          <table:table-cell table:style-name="Table1.A1" office:value-type="string">
            <text:p text:style-name="P17">[wifi0] FWLOG: [86667] WAL channel change freq=2432, mode=1 flags=0 rx_ok=1 tx_ok=1<text:bookmark text:name="file-asus_rt-ac58u_ipq4018_bootlog-log-L120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2"/></text:p>
          </table:table-cell>
          <table:table-cell table:style-name="Table1.A1" office:value-type="string">
            <text:p text:style-name="P17">[wifi0] FWLOG: [86982] WAL channel change freq=2437, mode=1 flags=0 rx_ok=1 tx_ok=1<text:bookmark text:name="file-asus_rt-ac58u_ipq4018_bootlog-log-L120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3"/></text:p>
          </table:table-cell>
          <table:table-cell table:style-name="Table1.A1" office:value-type="string">
            <text:p text:style-name="P17">[wifi0] FWLOG: [87296] WAL channel change freq=2442, mode=1 flags=0 rx_ok=1 tx_ok=1<text:bookmark text:name="file-asus_rt-ac58u_ipq4018_bootlog-log-L120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4"/></text:p>
          </table:table-cell>
          <table:table-cell table:style-name="Table1.A1" office:value-type="string">
            <text:p text:style-name="P17">[wifi1] FWLOG: [86740] WAL channel change freq=5260, mode=0 flags=0 rx_ok=1 tx_ok=1<text:bookmark text:name="file-asus_rt-ac58u_ipq4018_bootlog-log-L1205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1205"/></text:p>
          </table:table-cell>
          <table:table-cell table:style-name="Table1.A1" office:value-type="string">
            <text:p text:style-name="P17">[wifi1] FWLOG: [87053] WAL channel change freq=5280, mode=0 flags=0 rx_ok=1 tx_ok=1<text:bookmark text:name="file-asus_rt-ac58u_ipq4018_bootlog-log-L120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6"/></text:p>
          </table:table-cell>
          <table:table-cell table:style-name="Table1.A1" office:value-type="string">
            <text:p text:style-name="P17">[wifi1] FWLOG: [87368] WAL channel change freq=5300, mode=0 flags=0 rx_ok=1 tx_ok=1<text:bookmark text:name="file-asus_rt-ac58u_ipq4018_bootlog-log-L120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7"/></text:p>
          </table:table-cell>
          <table:table-cell table:style-name="Table1.A1" office:value-type="string">
            <text:p text:style-name="P17">[wifi0] FWLOG: [87609] WAL channel change freq=2447, mode=1 flags=0 rx_ok=1 tx_ok=1<text:bookmark text:name="file-asus_rt-ac58u_ipq4018_bootlog-log-L120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8"/></text:p>
          </table:table-cell>
          <table:table-cell table:style-name="Table1.A1" office:value-type="string">
            <text:p text:style-name="P17">[wifi0] FWLOG: [87924] WAL channel change freq=2452, mode=1 flags=0 rx_ok=1 tx_ok=1<text:bookmark text:name="file-asus_rt-ac58u_ipq4018_bootlog-log-L120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09"/></text:p>
          </table:table-cell>
          <table:table-cell table:style-name="Table1.A1" office:value-type="string">
            <text:p text:style-name="P17">[wifi0] FWLOG: [88238] WAL channel change freq=2457, mode=1 flags=0 rx_ok=1 tx_ok=1<text:bookmark text:name="file-asus_rt-ac58u_ipq4018_bootlog-log-L121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0"/></text:p>
          </table:table-cell>
          <table:table-cell table:style-name="Table1.A1" office:value-type="string">
            <text:p text:style-name="P17">[wifi1] FWLOG: [87683] WAL channel change freq=5320, mode=0 flags=0 rx_ok=1 tx_ok=1<text:bookmark text:name="file-asus_rt-ac58u_ipq4018_bootlog-log-L121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1"/></text:p>
          </table:table-cell>
          <table:table-cell table:style-name="Table1.A1" office:value-type="string">
            <text:p text:style-name="P17">[wifi1] FWLOG: [87996] WAL channel change freq=5500, mode=0 flags=0 rx_ok=1 tx_ok=1<text:bookmark text:name="file-asus_rt-ac58u_ipq4018_bootlog-log-L121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2"/></text:p>
          </table:table-cell>
          <table:table-cell table:style-name="Table1.A1" office:value-type="string">
            <text:p text:style-name="P17">[wifi1] FWLOG: [88310] WAL channel change freq=5520, mode=0 flags=0 rx_ok=1 tx_ok=1<text:bookmark text:name="file-asus_rt-ac58u_ipq4018_bootlog-log-L121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3"/></text:p>
          </table:table-cell>
          <table:table-cell table:style-name="Table1.A1" office:value-type="string">
            <text:p text:style-name="P17">[wifi0] FWLOG: [88552] WAL channel change freq=2462, mode=1 flags=0 rx_ok=1 tx_ok=1<text:bookmark text:name="file-asus_rt-ac58u_ipq4018_bootlog-log-L121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4"/></text:p>
          </table:table-cell>
          <table:table-cell table:style-name="Table1.A1" office:value-type="string">
            <text:p text:style-name="P17">[wifi0] FWLOG: [88866] WAL channel change freq=2467, mode=1 flags=0 rx_ok=1 tx_ok=1<text:bookmark text:name="file-asus_rt-ac58u_ipq4018_bootlog-log-L121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5"/></text:p>
          </table:table-cell>
          <table:table-cell table:style-name="Table1.A1" office:value-type="string">
            <text:p text:style-name="P17">[wifi0] FWLOG: [89180] WAL channel change freq=2472, mode=1 flags=0 rx_ok=1 tx_ok=1<text:bookmark text:name="file-asus_rt-ac58u_ipq4018_bootlog-log-L121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6"/></text:p>
          </table:table-cell>
          <table:table-cell table:style-name="Table1.A1" office:value-type="string">
            <text:p text:style-name="P17">wmi_unified_vdev_down_send for vap 0 (c56e0000)<text:bookmark text:name="file-asus_rt-ac58u_ipq4018_bootlog-log-L121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7"/></text:p>
          </table:table-cell>
          <table:table-cell table:style-name="Table1.A1" office:value-type="string">
            <text:p text:style-name="P17">mlme_create_infra_bss : Overriding HT40 channel with HT20 channel<text:bookmark text:name="file-asus_rt-ac58u_ipq4018_bootlog-log-L121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8"/></text:p>
          </table:table-cell>
          <table:table-cell table:style-name="Table1.A1" office:value-type="string">
            <text:p text:style-name="P17">OL vap_start +<text:bookmark text:name="file-asus_rt-ac58u_ipq4018_bootlog-log-L121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19"/></text:p>
          </table:table-cell>
          <table:table-cell table:style-name="Table1.A1" office:value-type="string">
            <text:p text:style-name="P17">wmi_unified_vdev_start_send for vap 0 (c56e0000)<text:bookmark text:name="file-asus_rt-ac58u_ipq4018_bootlog-log-L122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0"/></text:p>
          </table:table-cell>
          <table:table-cell table:style-name="Table1.A1" office:value-type="string">
            <text:p text:style-name="P17">OL vap_start -<text:bookmark text:name="file-asus_rt-ac58u_ipq4018_bootlog-log-L122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1"/></text:p>
          </table:table-cell>
          <table:table-cell table:style-name="Table1.A1" office:value-type="string">
            <text:p text:style-name="P17">ol_ath_vap_set_param: Now supported MGMT RATE is 1000(kbps) and rate code: 0x43<text:bookmark text:name="file-asus_rt-ac58u_ipq4018_bootlog-log-L122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2"/></text:p>
          </table:table-cell>
          <table:table-cell table:style-name="Table1.A1" office:value-type="string">
            <text:p text:style-name="P17">[wifi1] FWLOG: [88625] WAL channel change freq=5540, mode=0 flags=0 rx_ok=1 tx_ok=1<text:bookmark text:name="file-asus_rt-ac58u_ipq4018_bootlog-log-L122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3"/></text:p>
          </table:table-cell>
          <table:table-cell table:style-name="Table1.A1" office:value-type="string">
            <text:p text:style-name="P17">[wifi1] FWLOG: [88939] WAL channel change freq=5560, mode=0 flags=0 rx_ok=1 tx_ok=1<text:bookmark text:name="file-asus_rt-ac58u_ipq4018_bootlog-log-L122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4"/></text:p>
          </table:table-cell>
          <table:table-cell table:style-name="Table1.A1" office:value-type="string">
            <text:p text:style-name="P17">[wifi1] FWLOG: [89254] WAL channel change freq=5580, mode=0 flags=0 rx_ok=1 tx_ok=1<text:bookmark text:name="file-asus_rt-ac58u_ipq4018_bootlog-log-L122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5"/></text:p>
          </table:table-cell>
          <table:table-cell table:style-name="Table1.A1" office:value-type="string">
            <text:p text:style-name="P17">[wifi1] FWLOG: [89568] WAL channel change freq=5660, mode=0 flags=0 rx_ok=1 tx_ok=1<text:bookmark text:name="file-asus_rt-ac58u_ipq4018_bootlog-log-L122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6"/></text:p>
          </table:table-cell>
          <table:table-cell table:style-name="Table1.A1" office:value-type="string">
            <text:p text:style-name="P17">ol_vdev_start_resp_ev for vap 0 (c56e0000)<text:bookmark text:name="file-asus_rt-ac58u_ipq4018_bootlog-log-L122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7"/></text:p>
          </table:table-cell>
          <table:table-cell table:style-name="Table1.A1" office:value-type="string">
            <text:p text:style-name="P17">ol_ath_wmm_update:<text:bookmark text:name="file-asus_rt-ac58u_ipq4018_bootlog-log-L122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8"/></text:p>
          </table:table-cell>
          <table:table-cell table:style-name="Table1.A1" office:value-type="string">
            <text:p text:style-name="P17">su bfee 1 mu bfee 0 su bfer 1 mu bfer 0 impl bf 0 sounding dim 1<text:bookmark text:name="file-asus_rt-ac58u_ipq4018_bootlog-log-L122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29"/></text:p>
          </table:table-cell>
          <table:table-cell table:style-name="Table1.A1" office:value-type="string">
            <text:p text:style-name="P17">wmi_unified_vdev_up_send for vap 0 (c56e0000)<text:bookmark text:name="file-asus_rt-ac58u_ipq4018_bootlog-log-L123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0"/></text:p>
          </table:table-cell>
          <table:table-cell table:style-name="Table1.A1" office:value-type="string">
            <text:p text:style-name="P17">__ieee80211_smart_ant_init: Smart Antenna functions are not registered !!! <text:bookmark text:name="file-asus_rt-ac58u_ipq4018_bootlog-log-L123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1"/></text:p>
          </table:table-cell>
          <table:table-cell table:style-name="Table1.A1" office:value-type="string">
            <text:p text:style-name="P17">[wifi0] FWLOG: [89494] RESMGR_OCS_GEN_PERIODIC_NOA ( 0x0 )<text:bookmark text:name="file-asus_rt-ac58u_ipq4018_bootlog-log-L123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2"/></text:p>
          </table:table-cell>
          <table:table-cell table:style-name="Table1.A1" office:value-type="string">
            <text:p text:style-name="P17">[wifi0] FWLOG: [89494] RESMGR_OCS_GEN_PERIODIC_NOA ( 0x0 )<text:bookmark text:name="file-asus_rt-ac58u_ipq4018_bootlog-log-L1233"/></text:p>
          </table:table-cell>
        </table:table-row>
        <text:soft-page-break/>
        <table:table-row>
          <table:table-cell table:style-name="Table1.A1" office:value-type="string">
            <text:p text:style-name="P19"><text:bookmark text:name="file-asus_rt-ac58u_ipq4018_bootlog-log-LC1233"/></text:p>
          </table:table-cell>
          <table:table-cell table:style-name="Table1.A1" office:value-type="string">
            <text:p text:style-name="P17">[wifi0] FWLOG: [89504] vap-0 VDEV_MGR_VDEV_START ( 0x985, 0x2, 0x0, 0x0 )<text:bookmark text:name="file-asus_rt-ac58u_ipq4018_bootlog-log-L123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4"/></text:p>
          </table:table-cell>
          <table:table-cell table:style-name="Table1.A1" office:value-type="string">
            <text:p text:style-name="P17">[wifi0] FWLOG: [89504] WAL channel change freq=2437, mode=5 flags=0 rx_ok=1 tx_ok=1<text:bookmark text:name="file-asus_rt-ac58u_ipq4018_bootlog-log-L123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5"/></text:p>
          </table:table-cell>
          <table:table-cell table:style-name="Table1.A1" office:value-type="string">
            <text:p text:style-name="P17">[wifi0] FWLOG: [89730] VDEV_MGR_HP_START_TIME ( 0x0, 0x985, 0x1518000 )<text:bookmark text:name="file-asus_rt-ac58u_ipq4018_bootlog-log-L123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6"/></text:p>
          </table:table-cell>
          <table:table-cell table:style-name="Table1.A1" office:value-type="string">
            <text:p text:style-name="P17">[wifi0] FWLOG: [89730] RESMGR_OCS_GEN_PERIODIC_NOA ( 0x1 )<text:bookmark text:name="file-asus_rt-ac58u_ipq4018_bootlog-log-L123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7"/></text:p>
          </table:table-cell>
          <table:table-cell table:style-name="Table1.A1" office:value-type="string">
            <text:p text:style-name="P17">[wifi0] FWLOG: [89730] RESMGR_OCS_GEN_PERIODIC_NOA ( 0x0 )<text:bookmark text:name="file-asus_rt-ac58u_ipq4018_bootlog-log-L123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8"/></text:p>
          </table:table-cell>
          <table:table-cell table:style-name="Table1.A1" office:value-type="string">
            <text:p text:style-name="P17">[wifi0] FWLOG: [89730] VDEV_MGR_AP_TBTT_CONFIG ( 0x0, 0x985, 0x0, 0x0 )<text:bookmark text:name="file-asus_rt-ac58u_ipq4018_bootlog-log-L123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39"/></text:p>
          </table:table-cell>
          <table:table-cell table:style-name="Table1.A1" office:value-type="string">
            <text:p text:style-name="P17">wmi_unified_vdev_down_send for vap 0 (c45f0000)<text:bookmark text:name="file-asus_rt-ac58u_ipq4018_bootlog-log-L124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0"/></text:p>
          </table:table-cell>
          <table:table-cell table:style-name="Table1.A1" office:value-type="string">
            <text:p text:style-name="P17">OL vap_start +<text:bookmark text:name="file-asus_rt-ac58u_ipq4018_bootlog-log-L124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1"/></text:p>
          </table:table-cell>
          <table:table-cell table:style-name="Table1.A1" office:value-type="string">
            <text:p text:style-name="P17">wmi_unified_vdev_start_send for vap 0 (c45f0000)<text:bookmark text:name="file-asus_rt-ac58u_ipq4018_bootlog-log-L124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2"/></text:p>
          </table:table-cell>
          <table:table-cell table:style-name="Table1.A1" office:value-type="string">
            <text:p text:style-name="P17">OL vap_start -<text:bookmark text:name="file-asus_rt-ac58u_ipq4018_bootlog-log-L124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3"/></text:p>
          </table:table-cell>
          <table:table-cell table:style-name="Table1.A1" office:value-type="string">
            <text:p text:style-name="P17">ol_ath_vap_set_param: Now supported MGMT RATE is 6000(kbps) and rate code: 0x3<text:bookmark text:name="file-asus_rt-ac58u_ipq4018_bootlog-log-L124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4"/></text:p>
          </table:table-cell>
          <table:table-cell table:style-name="Table1.A1" office:value-type="string">
            <text:p text:style-name="P17">ol_vdev_start_resp_ev for vap 0 (c45f0000)<text:bookmark text:name="file-asus_rt-ac58u_ipq4018_bootlog-log-L124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5"/></text:p>
          </table:table-cell>
          <table:table-cell table:style-name="Table1.A1" office:value-type="string">
            <text:p text:style-name="P17">ol_ath_wmm_update:<text:bookmark text:name="file-asus_rt-ac58u_ipq4018_bootlog-log-L124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6"/></text:p>
          </table:table-cell>
          <table:table-cell table:style-name="Table1.A1" office:value-type="string">
            <text:p text:style-name="P17">su bfee 1 mu bfee 0 su bfer 1 mu bfer 1 impl bf 0 sounding dim 1<text:bookmark text:name="file-asus_rt-ac58u_ipq4018_bootlog-log-L124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7"/></text:p>
          </table:table-cell>
          <table:table-cell table:style-name="Table1.A1" office:value-type="string">
            <text:p text:style-name="P17">wmi_unified_vdev_up_send for vap 0 (c45f0000)<text:bookmark text:name="file-asus_rt-ac58u_ipq4018_bootlog-log-L124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8"/></text:p>
          </table:table-cell>
          <table:table-cell table:style-name="Table1.A1" office:value-type="string">
            <text:p text:style-name="P17">__ieee80211_smart_ant_init: Smart Antenna functions are not registered !!! <text:bookmark text:name="file-asus_rt-ac58u_ipq4018_bootlog-log-L124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49"/></text:p>
          </table:table-cell>
          <table:table-cell table:style-name="Table1.A1" office:value-type="string">
            <text:p text:style-name="P17">[wifi1] FWLOG: [89882] WAL channel change freq=5680, mode=0 flags=0 rx_ok=1 tx_ok=1<text:bookmark text:name="file-asus_rt-ac58u_ipq4018_bootlog-log-L125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0"/></text:p>
          </table:table-cell>
          <table:table-cell table:style-name="Table1.A1" office:value-type="string">
            <text:p text:style-name="P17">[wifi1] FWLOG: [90197] WAL channel change freq=5700, mode=0 flags=0 rx_ok=1 tx_ok=1<text:bookmark text:name="file-asus_rt-ac58u_ipq4018_bootlog-log-L125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1"/></text:p>
          </table:table-cell>
          <table:table-cell table:style-name="Table1.A1" office:value-type="string">
            <text:p text:style-name="P17">[wifi1] FWLOG: [90510] RESMGR_OCS_GEN_PERIODIC_NOA ( 0x0 )<text:bookmark text:name="file-asus_rt-ac58u_ipq4018_bootlog-log-L125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2"/></text:p>
          </table:table-cell>
          <table:table-cell table:style-name="Table1.A1" office:value-type="string">
            <text:p text:style-name="P17">[wifi1] FWLOG: [90510] RESMGR_OCS_GEN_PERIODIC_NOA ( 0x0 )<text:bookmark text:name="file-asus_rt-ac58u_ipq4018_bootlog-log-L1253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3"/></text:p>
          </table:table-cell>
          <table:table-cell table:style-name="Table1.A1" office:value-type="string">
            <text:p text:style-name="P17">[wifi1] FWLOG: [90515] vap-0 VDEV_MGR_VDEV_START ( 0x143c, 0x2, 0x0, 0x0 )<text:bookmark text:name="file-asus_rt-ac58u_ipq4018_bootlog-log-L1254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4"/></text:p>
          </table:table-cell>
          <table:table-cell table:style-name="Table1.A1" office:value-type="string">
            <text:p text:style-name="P17">[wifi1] FWLOG: [90515] WAL channel change freq=5180, mode=10 flags=0 rx_ok=1 tx_ok=1<text:bookmark text:name="file-asus_rt-ac58u_ipq4018_bootlog-log-L1255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5"/></text:p>
          </table:table-cell>
          <table:table-cell table:style-name="Table1.A1" office:value-type="string">
            <text:p text:style-name="P17">udhcpc_wan:: leasefail<text:bookmark text:name="file-asus_rt-ac58u_ipq4018_bootlog-log-L1256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6"/></text:p>
          </table:table-cell>
          <table:table-cell table:style-name="Table1.A1" office:value-type="string">
            <text:p text:style-name="P17">[1 init:init_main +57] recv signal 14 from pid [1:/sbin/init] (from user)<text:bookmark text:name="file-asus_rt-ac58u_ipq4018_bootlog-log-L1257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7"/></text:p>
          </table:table-cell>
          <table:table-cell table:style-name="Table1.A1" office:value-type="string">
            <text:p text:style-name="P17">[wifi1] FWLOG: [92027] VDEV_MGR_HP_START_TIME ( 0x0, 0x143c, 0x1531001 )<text:bookmark text:name="file-asus_rt-ac58u_ipq4018_bootlog-log-L1258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8"/></text:p>
          </table:table-cell>
          <table:table-cell table:style-name="Table1.A1" office:value-type="string">
            <text:p text:style-name="P17">[wifi1] FWLOG: [92027] RESMGR_OCS_GEN_PERIODIC_NOA ( 0x1 )<text:bookmark text:name="file-asus_rt-ac58u_ipq4018_bootlog-log-L1259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59"/></text:p>
          </table:table-cell>
          <table:table-cell table:style-name="Table1.A1" office:value-type="string">
            <text:p text:style-name="P17">[wifi1] FWLOG: [92027] RESMGR_OCS_GEN_PERIODIC_NOA ( 0x0 )<text:bookmark text:name="file-asus_rt-ac58u_ipq4018_bootlog-log-L1260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60"/></text:p>
          </table:table-cell>
          <table:table-cell table:style-name="Table1.A1" office:value-type="string">
            <text:p text:style-name="P17">[wifi1] FWLOG: [92027] VDEV_MGR_AP_TBTT_CONFIG ( 0x0, 0x143c, 0x0, 0x0 )<text:bookmark text:name="file-asus_rt-ac58u_ipq4018_bootlog-log-L1261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61"/></text:p>
          </table:table-cell>
          <table:table-cell table:style-name="Table1.A1" office:value-type="string">
            <text:p text:style-name="P17">udhcpc_wan:: leasefail<text:bookmark text:name="file-asus_rt-ac58u_ipq4018_bootlog-log-L1262"/></text:p>
          </table:table-cell>
        </table:table-row>
        <table:table-row>
          <table:table-cell table:style-name="Table1.A1" office:value-type="string">
            <text:p text:style-name="P19"><text:bookmark text:name="file-asus_rt-ac58u_ipq4018_bootlog-log-LC1262"/></text:p>
          </table:table-cell>
          <table:table-cell table:style-name="Table1.A1" office:value-type="string">
            <text:p text:style-name="P17">[1 init:init_main +95] recv signal 14 from pid [1:/sbin/init] (from user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21:28:29.371000000</meta:creation-date>
    <dc:date>2017-09-06T07:01:55.200000000</dc:date>
    <meta:editing-duration>PT8H53M4S</meta:editing-duration>
    <meta:editing-cycles>3</meta:editing-cycles>
    <meta:generator>LibreOffice/5.3.3.2$Windows_x86 LibreOffice_project/3d9a8b4b4e538a85e0782bd6c2d430bafe583448</meta:generator>
    <meta:document-statistic meta:table-count="1" meta:image-count="0" meta:object-count="0" meta:page-count="31" meta:paragraph-count="1206" meta:word-count="8026" meta:character-count="56881" meta:non-whitespace-character-count="49952"/>
  </office:meta>
</office:document-meta>
</file>